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200000020000031900000265A22098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Num1001"/>
    <style:style style:name="P2" style:family="paragraph" style:parent-style-name="Standard" style:list-style-name="WWNum1001">
      <style:text-properties officeooo:paragraph-rsid="00085c11"/>
    </style:style>
    <style:style style:name="P3" style:family="paragraph" style:parent-style-name="Standard" style:list-style-name="WWNum1003"/>
    <style:style style:name="P4" style:family="paragraph" style:parent-style-name="Standard">
      <style:text-properties style:font-name="Cambria" fo:font-size="12pt"/>
    </style:style>
    <style:style style:name="P5" style:family="paragraph" style:parent-style-name="Standard">
      <style:paragraph-properties fo:margin-left="0in" fo:margin-right="0in" fo:margin-top="0in" fo:margin-bottom="0.0972in" style:contextual-spacing="false" fo:line-height="120%" fo:text-indent="0in" style:auto-text-indent="false"/>
      <style:text-properties style:font-name="Cambria" fo:font-size="12pt"/>
    </style:style>
    <style:style style:name="P6" style:family="paragraph" style:parent-style-name="Standard">
      <style:paragraph-properties fo:margin-top="0in" fo:margin-bottom="0.0972in" style:contextual-spacing="false" fo:line-height="120%"/>
      <style:text-properties style:font-name="Cambria" fo:font-size="12pt"/>
    </style:style>
    <style:style style:name="P7" style:family="paragraph" style:parent-style-name="Text_20_body" style:list-style-name="L3">
      <style:paragraph-properties fo:text-align="start" style:justify-single-word="false"/>
      <style:text-properties officeooo:paragraph-rsid="0012ecd9"/>
    </style:style>
    <style:style style:name="P8" style:family="paragraph" style:parent-style-name="Text_20_body">
      <style:text-properties officeooo:paragraph-rsid="000a3811"/>
    </style:style>
    <style:style style:name="P9"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10" style:family="paragraph" style:parent-style-name="Text_20_body">
      <style:paragraph-properties fo:text-align="start" style:justify-single-word="false"/>
      <style:text-properties officeooo:rsid="000b440b" officeooo:paragraph-rsid="000b440b"/>
    </style:style>
    <style:style style:name="P11"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rsid="000b440b"/>
    </style:style>
    <style:style style:name="P12" style:family="paragraph" style:parent-style-name="Text_20_body">
      <style:paragraph-properties fo:text-align="start" style:justify-single-word="false"/>
      <style:text-properties officeooo:rsid="000b56b1" officeooo:paragraph-rsid="000b56b1"/>
    </style:style>
    <style:style style:name="P13" style:family="paragraph" style:parent-style-name="Text_20_body" style:list-style-name="L1">
      <style:paragraph-properties fo:text-align="start" style:justify-single-word="false"/>
      <style:text-properties officeooo:rsid="000b56b1" officeooo:paragraph-rsid="000b56b1"/>
    </style:style>
    <style:style style:name="P14" style:family="paragraph" style:parent-style-name="Text_20_body">
      <style:paragraph-properties fo:text-align="start" style:justify-single-word="false"/>
      <style:text-properties officeooo:rsid="000c2e9c" officeooo:paragraph-rsid="000c2e9c"/>
    </style:style>
    <style:style style:name="P15" style:family="paragraph" style:parent-style-name="Text_20_body" style:list-style-name="L2">
      <style:paragraph-properties fo:text-align="start" style:justify-single-word="false"/>
      <style:text-properties officeooo:rsid="000c2e9c" officeooo:paragraph-rsid="000c52b5"/>
    </style:style>
    <style:style style:name="P16" style:family="paragraph" style:parent-style-name="Text_20_body" style:list-style-name="L2">
      <style:paragraph-properties fo:text-align="start" style:justify-single-word="false"/>
      <style:text-properties officeooo:rsid="000d1d38" officeooo:paragraph-rsid="000d1d38"/>
    </style:style>
    <style:style style:name="P17" style:family="paragraph" style:parent-style-name="Text_20_body" style:list-style-name="L2">
      <style:paragraph-properties fo:text-align="start" style:justify-single-word="false"/>
      <style:text-properties officeooo:rsid="000d1d38" officeooo:paragraph-rsid="00119583"/>
    </style:style>
    <style:style style:name="P18" style:family="paragraph" style:parent-style-name="Text_20_body">
      <style:paragraph-properties fo:text-align="start" style:justify-single-word="false"/>
      <style:text-properties officeooo:rsid="000d1d38" officeooo:paragraph-rsid="000d1d38"/>
    </style:style>
    <style:style style:name="P19" style:family="paragraph" style:parent-style-name="Text_20_body" style:list-style-name="L3">
      <style:paragraph-properties fo:text-align="start" style:justify-single-word="false"/>
      <style:text-properties officeooo:rsid="000d1d38" officeooo:paragraph-rsid="000d1d38"/>
    </style:style>
    <style:style style:name="P20" style:family="paragraph" style:parent-style-name="Compact" style:list-style-name="WWNum1002"/>
    <style:style style:name="P21" style:family="paragraph" style:parent-style-name="Compact" style:list-style-name="WWNum1004"/>
    <style:style style:name="P22" style:family="paragraph" style:parent-style-name="Compact" style:list-style-name="WWNum1005"/>
    <style:style style:name="P23" style:family="paragraph" style:parent-style-name="Compact" style:list-style-name="WWNum1006"/>
    <style:style style:name="P24" style:family="paragraph" style:parent-style-name="Compact" style:list-style-name="WWNum1007"/>
    <style:style style:name="P25" style:family="paragraph" style:parent-style-name="Title" style:master-page-name="Standard">
      <style:paragraph-properties style:page-number="auto"/>
    </style:style>
    <style:style style:name="P26" style:family="paragraph" style:parent-style-name="First_20_Paragraph">
      <style:text-properties officeooo:paragraph-rsid="00078ff0"/>
    </style:style>
    <style:style style:name="P27" style:family="paragraph" style:parent-style-name="Footnote">
      <style:text-properties officeooo:rsid="00085c11" officeooo:paragraph-rsid="00085c11"/>
    </style:style>
    <style:style style:name="P28" style:family="paragraph" style:parent-style-name="Footnote">
      <style:text-properties officeooo:rsid="000a28ce" officeooo:paragraph-rsid="000a28ce"/>
    </style:style>
    <style:style style:name="P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a3811" style:font-style-asian="italic" style:font-style-complex="italic"/>
    </style:style>
    <style:style style:name="T5" style:family="text">
      <style:text-properties style:text-position="0% 100%"/>
    </style:style>
    <style:style style:name="T6" style:family="text">
      <style:text-properties style:text-position="0% 100%" officeooo:rsid="00078ff0"/>
    </style:style>
    <style:style style:name="T7" style:family="text">
      <style:text-properties style:text-position="0% 100%" officeooo:rsid="000a3811"/>
    </style:style>
    <style:style style:name="T8" style:family="text">
      <style:text-properties style:text-position="0% 100%" fo:font-style="italic"/>
    </style:style>
    <style:style style:name="T9" style:family="text">
      <style:text-properties style:text-position="0% 100%" fo:font-style="normal" style:font-style-asian="normal" style:font-style-complex="normal"/>
    </style:style>
    <style:style style:name="T10" style:family="text">
      <style:text-properties style:text-position="0% 100%" fo:font-style="normal" officeooo:rsid="0012ecd9" style:font-style-asian="normal" style:font-style-complex="normal"/>
    </style:style>
    <style:style style:name="T11" style:family="text">
      <style:text-properties officeooo:rsid="00078ff0"/>
    </style:style>
    <style:style style:name="T12" style:family="text">
      <style:text-properties officeooo:rsid="00085c11"/>
    </style:style>
    <style:style style:name="T13" style:family="text">
      <style:text-properties officeooo:rsid="000a3811"/>
    </style:style>
    <style:style style:name="T14" style:family="text">
      <style:text-properties officeooo:rsid="000b440b"/>
    </style:style>
    <style:style style:name="T15" style:family="text">
      <style:text-properties fo:font-style="normal" style:font-style-asian="normal" style:font-style-complex="normal"/>
    </style:style>
    <style:style style:name="T16" style:family="text">
      <style:text-properties fo:font-style="normal" officeooo:rsid="000c2e9c" style:font-style-asian="normal" style:font-style-complex="normal"/>
    </style:style>
    <style:style style:name="T17" style:family="text">
      <style:text-properties fo:font-style="normal" officeooo:rsid="000c52b5" style:font-style-asian="normal" style:font-style-complex="normal"/>
    </style:style>
    <style:style style:name="T18" style:family="text">
      <style:text-properties fo:font-style="normal" officeooo:rsid="000d1d38" style:font-style-asian="normal" style:font-style-complex="normal"/>
    </style:style>
    <style:style style:name="T19" style:family="text">
      <style:text-properties fo:font-style="normal" officeooo:rsid="00102349" style:font-style-asian="normal" style:font-style-complex="normal"/>
    </style:style>
    <style:style style:name="T20" style:family="text">
      <style:text-properties fo:font-style="normal" officeooo:rsid="00119583" style:font-style-asian="normal" style:font-style-complex="normal"/>
    </style:style>
    <style:style style:name="T21" style:family="text">
      <style:text-properties fo:font-style="normal" officeooo:rsid="0012ecd9" style:font-style-asian="normal" style:font-style-complex="normal"/>
    </style:style>
    <style:style style:name="T22" style:family="text">
      <style:text-properties officeooo:rsid="000d1d38"/>
    </style:style>
    <style:style style:name="T23" style:family="text">
      <style:text-properties officeooo:rsid="0012ecd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list-style-name="L4">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list-style-name="L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list-style-name="L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list-style-name="L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list-style-name="L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list-style-name="L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list-style-name="L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list-style-name="L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list-style-name="L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list-style-name="L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list-style-name="L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list-style-name="L38">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list-style-name="L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list-style-name="L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list-style-name="L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list-style-name="L42">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list-style-name="L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list-style-name="L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list-style-name="L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list-style-name="L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list-style-name="L47">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list-style-name="L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list-style-name="L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list-style-name="L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list-style-name="L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list-style-name="L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list-style-name="L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list-style-name="L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list-style-name="L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list-style-name="L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list-style-name="L72">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list-style-name="L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list-style-name="L74">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list-style-name="L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list-style-name="L76">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list-style-name="L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list-style-name="L78">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list-style-name="L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list-style-name="L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list-style-name="L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list-style-name="L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list-style-name="L83">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list-style-name="L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list-style-name="L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list-style-name="L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list-style-name="L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list-style-name="L8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list-style-name="L8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list-style-name="L9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list-style-name="L9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list-style-name="L9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list-style-name="L9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list-style-name="L9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list-style-name="L9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list-style-name="L9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list-style-name="L9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list-style-name="L9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list-style-name="L9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list-style-name="L10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list-style-name="L10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list-style-name="L10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list-style-name="L10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list-style-name="L10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list-style-name="L10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list-style-name="L10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list-style-name="L10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list-style-name="L108">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list-style-name="L10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list-style-name="L1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list-style-name="L1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list-style-name="L1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list-style-name="L1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list-style-name="L114">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list-style-name="L1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list-style-name="L116">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list-style-name="L1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list-style-name="L118">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list-style-name="L1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list-style-name="L1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list-style-name="L1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list-style-name="L1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list-style-name="L123">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list-style-name="L1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list-style-name="L1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list-style-name="L1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list-style-name="L127">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list-style-name="L1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list-style-name="L129">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list-style-name="L1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list-style-name="L1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list-style-name="L1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list-style-name="L1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list-style-name="L1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list-style-name="L1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list-style-name="L136">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list-style-name="L1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list-style-name="L1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list-style-name="L1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list-style-name="L1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list-style-name="L1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list-style-name="L1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list-style-name="L1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list-style-name="L1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list-style-name="L1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list-style-name="L1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list-style-name="L1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list-style-name="L1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list-style-name="L1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list-style-name="L1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list-style-name="L1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list-style-name="L1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list-style-name="L1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list-style-name="L1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list-style-name="L1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list-style-name="L1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list-style-name="L1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list-style-name="L1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list-style-name="L1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list-style-name="L1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list-style-name="L1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list-style-name="L1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list-style-name="L1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list-style-name="L1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list-style-name="L1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list-style-name="L1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list-style-name="L1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list-style-name="L1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list-style-name="L1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list-style-name="L1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list-style-name="L1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list-style-name="L1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list-style-name="L1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list-style-name="L174">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list-style-name="L1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list-style-name="L1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list-style-name="L1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list-style-name="L1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list-style-name="L179">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list-style-name="L1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list-style-name="L1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list-style-name="L1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list-style-name="L18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list-style-name="L1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list-style-name="L1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list-style-name="L1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list-style-name="L1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list-style-name="L18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list-style-name="L18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list-style-name="L19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list-style-name="L19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list-style-name="L19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list-style-name="L19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list-style-name="L19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list-style-name="L19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list-style-name="L19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list-style-name="L19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list-style-name="L19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list-style-name="L19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list-style-name="L20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list-style-name="L20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list-style-name="L20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list-style-name="L20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list-style-name="L20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list-style-name="L20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list-style-name="L20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list-style-name="L207">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list-style-name="L20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list-style-name="L20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list-style-name="L2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list-style-name="L2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list-style-name="L2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list-style-name="L2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list-style-name="L2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list-style-name="L2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list-style-name="L2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list-style-name="L2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list-style-name="L2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list-style-name="L2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list-style-name="L2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list-style-name="L2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list-style-name="L2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list-style-name="L2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list-style-name="L2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list-style-name="L2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list-style-name="L2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list-style-name="L2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list-style-name="L2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list-style-name="L2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list-style-name="L2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list-style-name="L2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list-style-name="L2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list-style-name="L2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list-style-name="L2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list-style-name="L235">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list-style-name="L2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list-style-name="L2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list-style-name="L2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list-style-name="L2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list-style-name="L2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list-style-name="L2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list-style-name="L2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list-style-name="L2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list-style-name="L2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list-style-name="L2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list-style-name="L2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list-style-name="L2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list-style-name="L2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list-style-name="L2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list-style-name="L2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list-style-name="L2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list-style-name="L2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list-style-name="L2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list-style-name="L2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list-style-name="L2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list-style-name="L2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list-style-name="L2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list-style-name="L2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list-style-name="L2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list-style-name="L2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list-style-name="L2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list-style-name="L2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list-style-name="L2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list-style-name="L2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list-style-name="L2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list-style-name="L2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list-style-name="L2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list-style-name="L2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list-style-name="L2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list-style-name="L2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list-style-name="L2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list-style-name="L2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list-style-name="L2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list-style-name="L2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list-style-name="L2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list-style-name="L2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list-style-name="L2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list-style-name="L2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list-style-name="L2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list-style-name="L2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list-style-name="L2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list-style-name="L2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list-style-name="L28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list-style-name="L2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list-style-name="L2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list-style-name="L2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list-style-name="L2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list-style-name="L28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list-style-name="L28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list-style-name="L29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list-style-name="L29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list-style-name="L29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list-style-name="L29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list-style-name="L29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list-style-name="L29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list-style-name="L29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list-style-name="L29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list-style-name="L29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list-style-name="L29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list-style-name="L30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list-style-name="L30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list-style-name="L30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list-style-name="L30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list-style-name="L30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list-style-name="L30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list-style-name="L30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list-style-name="L307">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list-style-name="L30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list-style-name="L30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list-style-name="L3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list-style-name="L3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list-style-name="L3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list-style-name="L3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list-style-name="L3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list-style-name="L3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list-style-name="L3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list-style-name="L3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list-style-name="L3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list-style-name="L3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list-style-name="L3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list-style-name="L3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list-style-name="L3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list-style-name="L3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list-style-name="L3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list-style-name="L3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list-style-name="L3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list-style-name="L3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list-style-name="L3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list-style-name="L3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list-style-name="L3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list-style-name="L3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list-style-name="L3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list-style-name="L3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list-style-name="L3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list-style-name="L3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list-style-name="L3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list-style-name="L3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list-style-name="L3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list-style-name="L3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list-style-name="L3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list-style-name="L3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list-style-name="L3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list-style-name="L3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list-style-name="L3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list-style-name="L3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list-style-name="L3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list-style-name="L3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list-style-name="L3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list-style-name="L3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list-style-name="L3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list-style-name="L3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list-style-name="L3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list-style-name="L3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list-style-name="L3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list-style-name="L3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list-style-name="L3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list-style-name="L3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list-style-name="L3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list-style-name="L3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list-style-name="L3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list-style-name="L3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list-style-name="L3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list-style-name="L3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list-style-name="L3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list-style-name="L3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list-style-name="L3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list-style-name="L3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list-style-name="L3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list-style-name="L3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list-style-name="L3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list-style-name="L3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list-style-name="L3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list-style-name="L3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list-style-name="L3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list-style-name="L3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list-style-name="L3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list-style-name="L3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list-style-name="L3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list-style-name="L3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list-style-name="L3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list-style-name="L3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list-style-name="L3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list-style-name="L38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list-style-name="L3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list-style-name="L3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list-style-name="L3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list-style-name="L3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list-style-name="L38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list-style-name="L38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list-style-name="L39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5">Implementation of the FCTC</text:p>
      <text:p text:style-name="Author">many</text:p>
      <text:p text:style-name="Date">July 7, 2016</text:p>
      <text:h text:style-name="Heading_20_1" text:outline-level="1"><text:bookmark text:name="introduction"/>Introduction</text:h>
      <text:h text:style-name="Heading_20_1" text:outline-level="1"><text:bookmark text:name="complex-policy-making-process"/>Complex Policy Making Process</text:h>
      <text:p text:style-name="P26">The policy making process can be viewed as a <text:span text:style-name="T11">two-level game </text:span><text:reference-mark-start text:name="ADDIN CSL_CITATION {&quot;mendeley&quot;: {&quot;previouslyFormattedCitation&quot;: &quot;(Putnam, 2016)&quot;, &quot;plainTextFormattedCitation&quot;: &quot;(Putnam, 2016)&quot;, &quot;formattedCitation&quot;: &quot;(Putnam, 2016)&quot;}, &quot;schema&quot;: &quot;https://github.com/citation-style-language/schema/raw/master/csl-citation.json&quot;, &quot;citationItems&quot;: [{&quot;uris&quot;: [&quot;http://www.mendeley.com/documents/?uuid=cde1f030-74b8-4c7a-9480-f303ab79a11b&quot;], &quot;itemData&quot;: {&quot;author&quot;: [{&quot;given&quot;: &quot;Robert D&quot;, &quot;parse-names&quot;: false, &quot;suffix&quot;: &quot;&quot;, &quot;dropping-particle&quot;: &quot;&quot;, &quot;family&quot;: &quot;Putnam&quot;, &quot;non-dropping-particle&quot;: &quot;&quot;}], &quot;type&quot;: &quot;article-journal&quot;, &quot;page&quot;: &quot;427-460&quot;, &quot;title&quot;: &quot;International Organization Foundation Diplomacy and Domestic Politics : The Logic of Two-Level Games Author ( s ): Robert D . Putnam Published by : The MIT Press Stable URL : http://www.jstor.org/stable/2706785 Accessed : 08-07-2016 21 : 06 UTC Your use o&quot;, &quot;volume&quot;: &quot;42&quot;, &quot;issue&quot;: &quot;3&quot;, &quot;issued&quot;: {&quot;date-parts&quot;: [[&quot;2016&quot;]]}, &quot;id&quot;: &quot;ITEM-1&quot;}, &quot;id&quot;: &quot;ITEM-1&quot;}], &quot;properties&quot;: {&quot;noteIndex&quot;: 0}} RNDyxoj9cbgrq"/><text:span text:style-name="T6">(Putnam, 2016)</text:span><text:reference-mark-end text:name="ADDIN CSL_CITATION {&quot;mendeley&quot;: {&quot;previouslyFormattedCitation&quot;: &quot;(Putnam, 2016)&quot;, &quot;plainTextFormattedCitation&quot;: &quot;(Putnam, 2016)&quot;, &quot;formattedCitation&quot;: &quot;(Putnam, 2016)&quot;}, &quot;schema&quot;: &quot;https://github.com/citation-style-language/schema/raw/master/csl-citation.json&quot;, &quot;citationItems&quot;: [{&quot;uris&quot;: [&quot;http://www.mendeley.com/documents/?uuid=cde1f030-74b8-4c7a-9480-f303ab79a11b&quot;], &quot;itemData&quot;: {&quot;author&quot;: [{&quot;given&quot;: &quot;Robert D&quot;, &quot;parse-names&quot;: false, &quot;suffix&quot;: &quot;&quot;, &quot;dropping-particle&quot;: &quot;&quot;, &quot;family&quot;: &quot;Putnam&quot;, &quot;non-dropping-particle&quot;: &quot;&quot;}], &quot;type&quot;: &quot;article-journal&quot;, &quot;page&quot;: &quot;427-460&quot;, &quot;title&quot;: &quot;International Organization Foundation Diplomacy and Domestic Politics : The Logic of Two-Level Games Author ( s ): Robert D . Putnam Published by : The MIT Press Stable URL : http://www.jstor.org/stable/2706785 Accessed : 08-07-2016 21 : 06 UTC Your use o&quot;, &quot;volume&quot;: &quot;42&quot;, &quot;issue&quot;: &quot;3&quot;, &quot;issued&quot;: {&quot;date-parts&quot;: [[&quot;2016&quot;]]}, &quot;id&quot;: &quot;ITEM-1&quot;}, &quot;id&quot;: &quot;ITEM-1&quot;}], &quot;properties&quot;: {&quot;noteIndex&quot;: 0}} RNDyxoj9cbgrq"/><text:span text:style-name="T11">⁠</text:span>. Countries, and more specific, governments try to concel internal and external preferences and influences in a context in which domestic and international decisions are made jointly. Furthermore, more than simultaneity, domestic and international affairs affect each other, making it necesary to consider both when analyzing a particular policy issue.<text:note text:id="ftn0" text:note-class="footnote"><text:note-citation>1</text:note-citation><text:note-body><text:p text:style-name="P27">Evidently there are issues in which the cross-effects are lesser than others.</text:p></text:note-body></text:note></text:p>
      <text:p text:style-name="Text_20_body">To increase the complexity of the problem, the way in which the dynamics are unfold depend, as one would expect, on politics and henceforth political motivations of the incumbent parties.</text:p>
      <text:p text:style-name="Text_20_body">Politicias have roughly two sources of motivation: Office and Policy <text:reference-mark-start text:name="ADDIN CSL_CITATION {&quot;mendeley&quot;: {&quot;previouslyFormattedCitation&quot;: &quot;(Downs, 1957)&quot;, &quot;plainTextFormattedCitation&quot;: &quot;(Downs, 1957)&quot;, &quot;formattedCitation&quot;: &quot;(Downs, 1957)&quot;}, &quot;schema&quot;: &quot;https://github.com/citation-style-language/schema/raw/master/csl-citation.json&quot;, &quot;citationItems&quot;: [{&quot;uris&quot;: [&quot;http://www.mendeley.com/documents/?uuid=34408a8e-1a23-46de-84b8-09ef3be6d71e&quot;], &quot;itemData&quot;: {&quot;issued&quot;: {&quot;date-parts&quot;: [[&quot;1957&quot;]]}, &quot;publisher-place&quot;: &quot;Boston&quot;, &quot;title&quot;: &quot;An Economic Theory of Democracy&quot;, &quot;author&quot;: [{&quot;given&quot;: &quot;Anthony&quot;, &quot;parse-names&quot;: false, &quot;suffix&quot;: &quot;&quot;, &quot;dropping-particle&quot;: &quot;&quot;, &quot;family&quot;: &quot;Downs&quot;, &quot;non-dropping-particle&quot;: &quot;&quot;}], &quot;type&quot;: &quot;book&quot;, &quot;id&quot;: &quot;ITEM-1&quot;}, &quot;id&quot;: &quot;ITEM-1&quot;}], &quot;properties&quot;: {&quot;noteIndex&quot;: 0}} RNDvFmSy2e3uh"/><text:span text:style-name="T5">(Downs, 1957)</text:span><text:reference-mark-end text:name="ADDIN CSL_CITATION {&quot;mendeley&quot;: {&quot;previouslyFormattedCitation&quot;: &quot;(Downs, 1957)&quot;, &quot;plainTextFormattedCitation&quot;: &quot;(Downs, 1957)&quot;, &quot;formattedCitation&quot;: &quot;(Downs, 1957)&quot;}, &quot;schema&quot;: &quot;https://github.com/citation-style-language/schema/raw/master/csl-citation.json&quot;, &quot;citationItems&quot;: [{&quot;uris&quot;: [&quot;http://www.mendeley.com/documents/?uuid=34408a8e-1a23-46de-84b8-09ef3be6d71e&quot;], &quot;itemData&quot;: {&quot;issued&quot;: {&quot;date-parts&quot;: [[&quot;1957&quot;]]}, &quot;publisher-place&quot;: &quot;Boston&quot;, &quot;title&quot;: &quot;An Economic Theory of Democracy&quot;, &quot;author&quot;: [{&quot;given&quot;: &quot;Anthony&quot;, &quot;parse-names&quot;: false, &quot;suffix&quot;: &quot;&quot;, &quot;dropping-particle&quot;: &quot;&quot;, &quot;family&quot;: &quot;Downs&quot;, &quot;non-dropping-particle&quot;: &quot;&quot;}], &quot;type&quot;: &quot;book&quot;, &quot;id&quot;: &quot;ITEM-1&quot;}, &quot;id&quot;: &quot;ITEM-1&quot;}], &quot;properties&quot;: {&quot;noteIndex&quot;: 0}} RNDvFmSy2e3uh"/>⁠. Office motivated politicias follow the classical median voter theorem in which their political stand will coincide with that of the median voter. On the other hand policy motivated parties do have a particular position on the policy space that may or may not coincide with that of the median voter. The degree in which a party will be balanced between these two will depend on their expectations on the next election process, this is, the probability of re-election.</text:p>
      <text:p text:style-name="Text_20_body">As the incumbent party's probability of re-election increases, it will be benefited from a wider policy action space, allowing it to be policy motivated. On the other hand, with less a reduced decision making space, low approval levels may lead to more office motivated officials. This turns out on heterogeneous effects of domestic and international <text:soft-page-break/>issues over political decisions across countries. The following figure illustrates these dynamics:</text:p>
      <text:p text:style-name="Figure_20_with_20_Caption"><draw:frame draw:style-name="fr1" draw:name="Image1" text:anchor-type="paragraph" svg:width="6in" svg:height="4.6374in" draw:z-index="14"><draw:image xlink:href="Pictures/200000020000031900000265A220984C.eps" xlink:type="simple" xlink:show="embed" xlink:actuate="onLoad"/></draw:frame></text:p>
      <text:p text:style-name="Image_20_Caption">Figure 1: Complex Policy Making Process. The evaluation process of a particular policy decision depends, among other things, on three factors, domestic issues, international issues and the incumbent's motivation. Once a decision has been made over the two levels, these affect the factors.</text:p>
      <text:p text:style-name="Text_20_body">In what follows we present a list of some factors, both domestic and international, relevant for the Framework Convention on Tobacco Control (FCTC).</text:p>
      <text:h text:style-name="Heading_20_2" text:outline-level="2"><text:bookmark text:name="domestic-factors"/>Domestic factors</text:h>
      <text:list xml:id="list4951179774352113269" text:style-name="WWNum1001">
        <text:list-item>
          <text:p text:style-name="P1"><text:span text:style-name="T1">Country income</text:span> Ceteris paribus, higher income countries should have more flexibility for implememting the FCTC, so we should expect a positive relation between both.</text:p>
        </text:list-item>
        <text:list-item>
          <text:p text:style-name="P1"><text:soft-page-break/><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incumbents' motivation, so overall we should expect to see a higher probability of implementation associated with it.</text:p>
        </text:list-item>
        <text:list-item>
          <text:p text:style-name="P1"><text:span text:style-name="T1">Shift in preferences</text:span> In <text:reference-mark-start text:name="ADDIN CSL_CITATION {&quot;mendeley&quot;: {&quot;previouslyFormattedCitation&quot;: &quot;(Grieco, Gelpi and Warren, 2009)&quot;, &quot;plainTextFormattedCitation&quot;: &quot;(Grieco, Gelpi and Warren, 2009)&quot;, &quot;formattedCitation&quot;: &quot;(Grieco, Gelpi and Warren, 2009)&quot;}, &quot;schema&quot;: &quot;https://github.com/citation-style-language/schema/raw/master/csl-citation.json&quot;, &quot;citationItems&quot;: [{&quot;uris&quot;: [&quot;http://www.mendeley.com/documents/?uuid=99755347-9740-4ec9-b7d3-5b497e5927a7&quot;], &quot;itemData&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title&quot;: &quot;When Preferences and Commitments Collide: The Effect of Relative Partisan Shifts on International Treaty Compliance&quot;, &quot;volume&quot;: &quot;63&quot;, &quot;issue&quot;: &quot;02&quot;, &quot;type&quot;: &quot;article-journal&quot;, &quot;DOI&quot;: &quot;10.1017/S0020818309090110&quot;, &quot;issued&quot;: {&quot;date-parts&quot;: [[&quot;2009&quot;]]}, &quot;page&quot;: &quot;341&quot;, &quot;author&quot;: [{&quot;given&quot;: &quot;Joseph M.&quot;, &quot;parse-names&quot;: false, &quot;suffix&quot;: &quot;&quot;, &quot;dropping-particle&quot;: &quot;&quot;, &quot;family&quot;: &quot;Grieco&quot;, &quot;non-dropping-particle&quot;: &quot;&quot;}, {&quot;given&quot;: &quot;Christopher F.&quot;, &quot;parse-names&quot;: false, &quot;suffix&quot;: &quot;&quot;, &quot;dropping-particle&quot;: &quot;&quot;, &quot;family&quot;: &quot;Gelpi&quot;, &quot;non-dropping-particle&quot;: &quot;&quot;}, {&quot;given&quot;: &quot;T. Camber&quot;, &quot;parse-names&quot;: false, &quot;suffix&quot;: &quot;&quot;, &quot;dropping-particle&quot;: &quot;&quot;, &quot;family&quot;: &quot;Warren&quot;, &quot;non-dropping-particle&quot;: &quot;&quot;}], &quot;ISSN&quot;: &quot;0020-8183&quot;, &quot;container-title&quot;: &quot;International Organization&quot;, &quot;ISBN&quot;: &quot;0020-8183&quot;, &quot;id&quot;: &quot;ITEM-1&quot;}, &quot;id&quot;: &quot;ITEM-1&quot;}], &quot;properties&quot;: {&quot;noteIndex&quot;: 0}} RND3QaA4mXKGv"/><text:span text:style-name="T5">(Grieco, Gelpi and Warren, 2009)</text:span><text:reference-mark-end text:name="ADDIN CSL_CITATION {&quot;mendeley&quot;: {&quot;previouslyFormattedCitation&quot;: &quot;(Grieco, Gelpi and Warren, 2009)&quot;, &quot;plainTextFormattedCitation&quot;: &quot;(Grieco, Gelpi and Warren, 2009)&quot;, &quot;formattedCitation&quot;: &quot;(Grieco, Gelpi and Warren, 2009)&quot;}, &quot;schema&quot;: &quot;https://github.com/citation-style-language/schema/raw/master/csl-citation.json&quot;, &quot;citationItems&quot;: [{&quot;uris&quot;: [&quot;http://www.mendeley.com/documents/?uuid=99755347-9740-4ec9-b7d3-5b497e5927a7&quot;], &quot;itemData&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title&quot;: &quot;When Preferences and Commitments Collide: The Effect of Relative Partisan Shifts on International Treaty Compliance&quot;, &quot;volume&quot;: &quot;63&quot;, &quot;issue&quot;: &quot;02&quot;, &quot;type&quot;: &quot;article-journal&quot;, &quot;DOI&quot;: &quot;10.1017/S0020818309090110&quot;, &quot;issued&quot;: {&quot;date-parts&quot;: [[&quot;2009&quot;]]}, &quot;page&quot;: &quot;341&quot;, &quot;author&quot;: [{&quot;given&quot;: &quot;Joseph M.&quot;, &quot;parse-names&quot;: false, &quot;suffix&quot;: &quot;&quot;, &quot;dropping-particle&quot;: &quot;&quot;, &quot;family&quot;: &quot;Grieco&quot;, &quot;non-dropping-particle&quot;: &quot;&quot;}, {&quot;given&quot;: &quot;Christopher F.&quot;, &quot;parse-names&quot;: false, &quot;suffix&quot;: &quot;&quot;, &quot;dropping-particle&quot;: &quot;&quot;, &quot;family&quot;: &quot;Gelpi&quot;, &quot;non-dropping-particle&quot;: &quot;&quot;}, {&quot;given&quot;: &quot;T. Camber&quot;, &quot;parse-names&quot;: false, &quot;suffix&quot;: &quot;&quot;, &quot;dropping-particle&quot;: &quot;&quot;, &quot;family&quot;: &quot;Warren&quot;, &quot;non-dropping-particle&quot;: &quot;&quot;}], &quot;ISSN&quot;: &quot;0020-8183&quot;, &quot;container-title&quot;: &quot;International Organization&quot;, &quot;ISBN&quot;: &quot;0020-8183&quot;, &quot;id&quot;: &quot;ITEM-1&quot;}, &quot;id&quot;: &quot;ITEM-1&quot;}], &quot;properties&quot;: {&quot;noteIndex&quot;: 0}} RND3QaA4mXKGv"/>⁠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text:p>
        </text:list-item>
        <text:list-item>
          <text:p text:style-name="P1"><text:span text:style-name="T1">Cultural Beliefs</text:span> As in <text:reference-mark-start text:name="ADDIN CSL_CITATION {&quot;mendeley&quot;: {&quot;previouslyFormattedCitation&quot;: &quot;(Sapienza, Zingales and Guiso, 2006)&quot;, &quot;plainTextFormattedCitation&quot;: &quot;(Sapienza, Zingales and Guiso, 2006)&quot;, &quot;formattedCitation&quot;: &quot;(Sapienza, Zingales and Guiso, 2006)&quot;}, &quot;schema&quot;: &quot;https://github.com/citation-style-language/schema/raw/master/csl-citation.json&quot;, &quot;citationItems&quot;: [{&quot;uris&quot;: [&quot;http://www.mendeley.com/documents/?uuid=ac4b149a-6fa8-4a65-9836-b4326e8c4986&quot;], &quot;itemData&quot;: {&quot;author&quot;: [{&quot;given&quot;: &quot;Paola&quot;, &quot;parse-names&quot;: false, &quot;suffix&quot;: &quot;&quot;, &quot;dropping-particle&quot;: &quot;&quot;, &quot;family&quot;: &quot;Sapienza&quot;, &quot;non-dropping-particle&quot;: &quot;&quot;}, {&quot;given&quot;: &quot;Luigi&quot;, &quot;parse-names&quot;: false, &quot;suffix&quot;: &quot;&quot;, &quot;dropping-particle&quot;: &quot;&quot;, &quot;family&quot;: &quot;Zingales&quot;, &quot;non-dropping-particle&quot;: &quot;&quot;}, {&quot;given&quot;: &quot;Luigi&quot;, &quot;parse-names&quot;: false, &quot;suffix&quot;: &quot;&quot;, &quot;dropping-particle&quot;: &quot;&quot;, &quot;family&quot;: &quot;Guiso&quot;, &quot;non-dropping-particle&quot;: &quot;&quot;}], &quot;type&quot;: &quot;article-journal&quot;, &quot;page&quot;: &quot;23-48&quot;, &quot;title&quot;: &quot;Does culture affect economic outcomes?&quot;, &quot;volume&quot;: &quot;20&quot;, &quot;issue&quot;: &quot;2&quot;, &quot;issued&quot;: {&quot;date-parts&quot;: [[&quot;2006&quot;]]}, &quot;id&quot;: &quot;ITEM-1&quot;}, &quot;id&quot;: &quot;ITEM-1&quot;}], &quot;properties&quot;: {&quot;noteIndex&quot;: 0}} RNDoEscy2FZi7"/><text:span text:style-name="T5">(Sapienza, Zingales and Guiso, 2006)</text:span><text:reference-mark-end text:name="ADDIN CSL_CITATION {&quot;mendeley&quot;: {&quot;previouslyFormattedCitation&quot;: &quot;(Sapienza, Zingales and Guiso, 2006)&quot;, &quot;plainTextFormattedCitation&quot;: &quot;(Sapienza, Zingales and Guiso, 2006)&quot;, &quot;formattedCitation&quot;: &quot;(Sapienza, Zingales and Guiso, 2006)&quot;}, &quot;schema&quot;: &quot;https://github.com/citation-style-language/schema/raw/master/csl-citation.json&quot;, &quot;citationItems&quot;: [{&quot;uris&quot;: [&quot;http://www.mendeley.com/documents/?uuid=ac4b149a-6fa8-4a65-9836-b4326e8c4986&quot;], &quot;itemData&quot;: {&quot;author&quot;: [{&quot;given&quot;: &quot;Paola&quot;, &quot;parse-names&quot;: false, &quot;suffix&quot;: &quot;&quot;, &quot;dropping-particle&quot;: &quot;&quot;, &quot;family&quot;: &quot;Sapienza&quot;, &quot;non-dropping-particle&quot;: &quot;&quot;}, {&quot;given&quot;: &quot;Luigi&quot;, &quot;parse-names&quot;: false, &quot;suffix&quot;: &quot;&quot;, &quot;dropping-particle&quot;: &quot;&quot;, &quot;family&quot;: &quot;Zingales&quot;, &quot;non-dropping-particle&quot;: &quot;&quot;}, {&quot;given&quot;: &quot;Luigi&quot;, &quot;parse-names&quot;: false, &quot;suffix&quot;: &quot;&quot;, &quot;dropping-particle&quot;: &quot;&quot;, &quot;family&quot;: &quot;Guiso&quot;, &quot;non-dropping-particle&quot;: &quot;&quot;}], &quot;type&quot;: &quot;article-journal&quot;, &quot;page&quot;: &quot;23-48&quot;, &quot;title&quot;: &quot;Does culture affect economic outcomes?&quot;, &quot;volume&quot;: &quot;20&quot;, &quot;issue&quot;: &quot;2&quot;, &quot;issued&quot;: {&quot;date-parts&quot;: [[&quot;2006&quot;]]}, &quot;id&quot;: &quot;ITEM-1&quot;}, &quot;id&quot;: &quot;ITEM-1&quot;}], &quot;properties&quot;: {&quot;noteIndex&quot;: 0}} RNDoEscy2FZi7"/>⁠ review, they argue that cultural beliefs affect economic and political outcomes. As the authors did, we can use the World Values Survey<text:note text:id="ftn1" text:note-class="footnote"><text:note-citation>2</text:note-citation><text:note-body><text:p text:style-name="P27">http://www.worldvaluessurvey.org/wvs.jsp citation: WVS\_Longitudinal\_1981-2014\_rdata\_v\_2015\_04\_18. See table 3 in p. 43 where they provide evidence for the link between policy and cultural beliefs.</text:p></text:note-body></text:note> to control for such issues.<text:note text:id="ftn2" text:note-class="footnote"><text:note-citation>3</text:note-citation><text:note-body><text:p text:style-name="P27">It is important to point out that using religion and ethnicity as instruments is not necesary in this context as, as a difference from the aformentioned paper there is no reason to believe that the implementation of the FCTC has any repercusion over culture, at least in the short term.</text:p></text:note-body></text:note> to account for cultural effects over the decision making process.</text:p>
        </text:list-item>
        <text:list-item>
          <text:p text:style-name="P1"><text:span text:style-name="T1">Indistry influence</text:span> Industry's level of presence in a country certainly affects the decision making process. Higher levels of investment may lead to higher levels of lobbying and, in some cases, higher numbers of national jobs depending on them. Closing factories has never been a popular policy, hence we expect to see negative effects from this variable. This can be measured using two sources: (1) Investemnt as proportion of the GDP and (2) Number of Jobs as a proportion of the working population.</text:p>
        </text:list-item>
        <text:list-item>
          <text:p text:style-name="P1"><text:span text:style-name="T1">Public health</text:span> As a proportion of deaths related to tobacco consumption, we should expect that higher levels of mortality lead <text:soft-page-break/>to a higher probability of adoption/implementation of anti-tobacco policies. For this we use the Tobacco Atlas data from 2010 ().</text:p>
        </text:list-item>
        <text:list-item>
          <text:p text:style-name="P2"><text:span text:style-name="T1">Civil Society</text:span> Overall, if not funded by the industry, lobbying effords from the civil society can have an important effect too. In particular, we use data from the <text:span text:style-name="T2">Bloomberg Initiative To Reduce Tobacco Use</text:span> to control for this. We should expect higher levels of investments to be correlated with higher probability of implementing the policies <text:span text:style-name="T12">(http://www.tobaccoatlas.org/topic/cigarette-use-globally/)</text:span>.</text:p>
        </text:list-item>
      </text:list>
      <text:h text:style-name="Heading_20_2" text:outline-level="2"><text:bookmark text:name="international-factors-networks"/>International factors: networks</text:h>
      <text:p text:style-name="First_20_Paragraph">In general we observe three different classes of international networks: cooperation, trading and assistance networks. While all three may have an effect on the implementation level of the FCTC, some may be more directly related than others. Since FCTC has direct relation with trading treaties, we use the trading network as the main network in our model, a brief description of the three networks follows:</text:p>
      <text:list xml:id="list6854972658174827514" text:style-name="WWNum1002">
        <text:list-item>
          <text:p text:style-name="P20"><text:span text:style-name="T1">Trading</text:span> with direct implicantions over prices and economic regulation, the trading network used here is a direct weighted graph built from the data collected by MIT's Observatory of Economic Complexity.<text:note text:id="ftn3" text:note-class="footnote"><text:note-citation>4</text:note-citation><text:note-body><text:p text:style-name="P28">http://atlas.media.mit.edu/en/</text:p></text:note-body></text:note></text:p>
        </text:list-item>
      </text:list>
      <text:list xml:id="list3021802324570878367" text:style-name="WWNum1003">
        <text:list-item>
          <text:p text:style-name="P3"><text:span text:style-name="T1">Cooperation</text:span> Neighboring countries are likely to share issues on, for example, their borerds, more concretely, tobacco smuggling can be one of these issues <text:reference-mark-start text:name="ADDIN CSL_CITATION {&quot;mendeley&quot;: {&quot;previouslyFormattedCitation&quot;: &quot;(Joossens and Raw, 1998; Yurekli and Zhang, 2000; Joossens &lt;i&gt;et al.&lt;/i&gt;, 2010; Stoklosa and Ross, 2014)&quot;, &quot;plainTextFormattedCitation&quot;: &quot;(Joossens and Raw, 1998; Yurekli and Zhang, 2000; Joossens et al., 2010; Stoklosa and Ross, 2014)&quot;, &quot;formattedCitation&quot;: &quot;(Joossens and Raw, 1998; Yurekli and Zhang, 2000; Joossens &lt;i&gt;et al.&lt;/i&gt;, 2010; Stoklosa and Ross, 2014)&quot;}, &quot;schema&quot;: &quot;https://github.com/citation-style-language/schema/raw/master/csl-citation.json&quot;, &quot;citationItems&quot;: [{&quot;uris&quot;: [&quot;http://www.mendeley.com/documents/?uuid=3e5ef273-b280-465f-8ebd-19dfd0434801&quot;], &quot;itemData&quot;: {&quot;PMID&quot;: &quot;10721017&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title&quot;: &quot;The impact of clean indoor-air laws and cigarette smuggling on demand for cigarettes: An empirical model&quot;, &quot;volume&quot;: &quot;9&quot;, &quot;issue&quot;: &quot;2&quot;, &quot;type&quot;: &quot;article-journal&quot;, &quot;DOI&quot;: &quot;10.1002/(SICI)1099-1050(200003)9:2&lt;159::AID-HEC499&gt;3.0.CO;2-T&quot;, &quot;issued&quot;: {&quot;date-parts&quot;: [[&quot;2000&quot;]]}, &quot;page&quot;: &quot;159-170&quot;, &quot;author&quot;: [{&quot;given&quot;: &quot;Ayda A.&quot;, &quot;parse-names&quot;: false, &quot;suffix&quot;: &quot;&quot;, &quot;dropping-particle&quot;: &quot;&quot;, &quot;family&quot;: &quot;Yurekli&quot;, &quot;non-dropping-particle&quot;: &quot;&quot;}, {&quot;given&quot;: &quot;Ping&quot;, &quot;parse-names&quot;: false, &quot;suffix&quot;: &quot;&quot;, &quot;dropping-particle&quot;: &quot;&quot;, &quot;family&quot;: &quot;Zhang&quot;, &quot;non-dropping-particle&quot;: &quot;&quot;}], &quot;ISSN&quot;: &quot;10579230&quot;, &quot;container-title&quot;: &quot;Health Economics&quot;, &quot;ISBN&quot;: &quot;1057-9230&quot;, &quot;id&quot;: &quot;ITEM-1&quot;}, &quot;id&quot;: &quot;ITEM-1&quot;}, {&quot;uris&quot;: [&quot;http://www.mendeley.com/documents/?uuid=d91fc7ea-dd2f-4f1c-b7af-442e64c3cff8&quot;], &quot;itemData&quot;: {&quot;PMID&quot;: &quot;9706757&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title&quot;: &quot;Cigarette smuggling in Europe: who really benefits?&quot;, &quot;volume&quot;: &quot;7&quot;, &quot;issue&quot;: &quot;1&quot;, &quot;type&quot;: &quot;article-journal&quot;, &quot;DOI&quot;: &quot;10.1136/tc.7.1.66&quot;, &quot;issued&quot;: {&quot;date-parts&quot;: [[&quot;1998&quot;]]}, &quot;page&quot;: &quot;66-71&quot;, &quot;author&quot;: [{&quot;given&quot;: &quot;L&quot;, &quot;parse-names&quot;: false, &quot;suffix&quot;: &quot;&quot;, &quot;dropping-particle&quot;: &quot;&quot;, &quot;family&quot;: &quot;Joossens&quot;, &quot;non-dropping-particle&quot;: &quot;&quot;}, {&quot;given&quot;: &quot;M&quot;, &quot;parse-names&quot;: false, &quot;suffix&quot;: &quot;&quot;, &quot;dropping-particle&quot;: &quot;&quot;, &quot;family&quot;: &quot;Raw&quot;, &quot;non-dropping-particle&quot;: &quot;&quot;}], &quot;ISSN&quot;: &quot;0964-4563&quot;, &quot;container-title&quot;: &quot;Tobacco control&quot;, &quot;ISBN&quot;: &quot;0964-4563&quot;, &quot;id&quot;: &quot;ITEM-2&quot;}, &quot;id&quot;: &quot;ITEM-2&quot;}, {&quot;uris&quot;: [&quot;http://www.mendeley.com/documents/?uuid=2170df0a-1cd3-46d2-82b9-3dd8c1580654&quot;], &quot;itemData&quot;: {&quot;PMID&quot;: &quot;2394521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title&quot;: &quot;Contrasting academic and tobacco industry estimates of illicit cigarette trade: evidence from Warsaw, Poland.&quot;, &quot;volume&quot;: &quot;23&quot;, &quot;issue&quot;: &quot;e1&quot;, &quot;type&quot;: &quot;article-journal&quot;, &quot;DOI&quot;: &quot;10.1136/tobaccocontrol-2013-051099&quot;, &quot;issued&quot;: {&quot;date-parts&quot;: [[&quot;2014&quot;]]}, &quot;page&quot;: &quot;e30-4&quot;, &quot;author&quot;: [{&quot;given&quot;: &quot;Michal&quot;, &quot;parse-names&quot;: false, &quot;suffix&quot;: &quot;&quot;, &quot;dropping-particle&quot;: &quot;&quot;, &quot;family&quot;: &quot;Stoklosa&quot;, &quot;non-dropping-particle&quot;: &quot;&quot;}, {&quot;given&quot;: &quot;Hana&quot;, &quot;parse-names&quot;: false, &quot;suffix&quot;: &quot;&quot;, &quot;dropping-particle&quot;: &quot;&quot;, &quot;family&quot;: &quot;Ross&quot;, &quot;non-dropping-particle&quot;: &quot;&quot;}], &quot;ISSN&quot;: &quot;1468-3318 (Electronic)&quot;, &quot;container-title&quot;: &quot;Tobacco control&quot;, &quot;id&quot;: &quot;ITEM-3&quot;}, &quot;id&quot;: &quot;ITEM-3&quot;}, {&quot;uris&quot;: [&quot;http://www.mendeley.com/documents/?uuid=529bf7cd-9743-46e9-aa10-44940b8df023&quot;], &quot;itemData&quot;: {&quot;PMID&quot;: &quot;20626371&quot;, &quot;abstract&quot;: &quot;The purpose of this study was to update global estimates of the illicit cigarette trade, based on recent data, and estimate how many lives could be saved by eliminating it and how much revenue governments would gain.&quot;, &quot;title&quot;: &quot;The impact of eliminating the global illicit cigarette trade on health and revenue&quot;, &quot;volume&quot;: &quot;105&quot;, &quot;issue&quot;: &quot;9&quot;, &quot;type&quot;: &quot;article-journal&quot;, &quot;DOI&quot;: &quot;10.1111/j.1360-0443.2010.03018.x&quot;, &quot;issued&quot;: {&quot;date-parts&quot;: [[&quot;2010&quot;]]}, &quot;page&quot;: &quot;1640-1649&quot;, &quot;author&quot;: [{&quot;given&quot;: &quot;Luk&quot;, &quot;parse-names&quot;: false, &quot;suffix&quot;: &quot;&quot;, &quot;dropping-particle&quot;: &quot;&quot;, &quot;family&quot;: &quot;Joossens&quot;, &quot;non-dropping-particle&quot;: &quot;&quot;}, {&quot;given&quot;: &quot;David&quot;, &quot;parse-names&quot;: false, &quot;suffix&quot;: &quot;&quot;, &quot;dropping-particle&quot;: &quot;&quot;, &quot;family&quot;: &quot;Merriman&quot;, &quot;non-dropping-particle&quot;: &quot;&quot;}, {&quot;given&quot;: &quot;Hana&quot;, &quot;parse-names&quot;: false, &quot;suffix&quot;: &quot;&quot;, &quot;dropping-particle&quot;: &quot;&quot;, &quot;family&quot;: &quot;Ross&quot;, &quot;non-dropping-particle&quot;: &quot;&quot;}, {&quot;given&quot;: &quot;Martin&quot;, &quot;parse-names&quot;: false, &quot;suffix&quot;: &quot;&quot;, &quot;dropping-particle&quot;: &quot;&quot;, &quot;family&quot;: &quot;Raw&quot;, &quot;non-dropping-particle&quot;: &quot;&quot;}], &quot;ISSN&quot;: &quot;09652140&quot;, &quot;container-title&quot;: &quot;Addiction&quot;, &quot;ISBN&quot;: &quot;978-2-914365-61-1&quot;, &quot;id&quot;: &quot;ITEM-4&quot;}, &quot;id&quot;: &quot;ITEM-4&quot;}], &quot;properties&quot;: {&quot;noteIndex&quot;: 0}} RNDPeMC7LElP9"/><text:span text:style-name="T5">(Joossens and Raw, 1998; Yurekli and Zhang, 2000; Joossens </text:span><text:span text:style-name="T8">et al.</text:span><text:span text:style-name="T5">, 2010; Stoklosa and Ross, 2014)</text:span><text:reference-mark-end text:name="ADDIN CSL_CITATION {&quot;mendeley&quot;: {&quot;previouslyFormattedCitation&quot;: &quot;(Joossens and Raw, 1998; Yurekli and Zhang, 2000; Joossens &lt;i&gt;et al.&lt;/i&gt;, 2010; Stoklosa and Ross, 2014)&quot;, &quot;plainTextFormattedCitation&quot;: &quot;(Joossens and Raw, 1998; Yurekli and Zhang, 2000; Joossens et al., 2010; Stoklosa and Ross, 2014)&quot;, &quot;formattedCitation&quot;: &quot;(Joossens and Raw, 1998; Yurekli and Zhang, 2000; Joossens &lt;i&gt;et al.&lt;/i&gt;, 2010; Stoklosa and Ross, 2014)&quot;}, &quot;schema&quot;: &quot;https://github.com/citation-style-language/schema/raw/master/csl-citation.json&quot;, &quot;citationItems&quot;: [{&quot;uris&quot;: [&quot;http://www.mendeley.com/documents/?uuid=3e5ef273-b280-465f-8ebd-19dfd0434801&quot;], &quot;itemData&quot;: {&quot;PMID&quot;: &quot;10721017&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title&quot;: &quot;The impact of clean indoor-air laws and cigarette smuggling on demand for cigarettes: An empirical model&quot;, &quot;volume&quot;: &quot;9&quot;, &quot;issue&quot;: &quot;2&quot;, &quot;type&quot;: &quot;article-journal&quot;, &quot;DOI&quot;: &quot;10.1002/(SICI)1099-1050(200003)9:2&lt;159::AID-HEC499&gt;3.0.CO;2-T&quot;, &quot;issued&quot;: {&quot;date-parts&quot;: [[&quot;2000&quot;]]}, &quot;page&quot;: &quot;159-170&quot;, &quot;author&quot;: [{&quot;given&quot;: &quot;Ayda A.&quot;, &quot;parse-names&quot;: false, &quot;suffix&quot;: &quot;&quot;, &quot;dropping-particle&quot;: &quot;&quot;, &quot;family&quot;: &quot;Yurekli&quot;, &quot;non-dropping-particle&quot;: &quot;&quot;}, {&quot;given&quot;: &quot;Ping&quot;, &quot;parse-names&quot;: false, &quot;suffix&quot;: &quot;&quot;, &quot;dropping-particle&quot;: &quot;&quot;, &quot;family&quot;: &quot;Zhang&quot;, &quot;non-dropping-particle&quot;: &quot;&quot;}], &quot;ISSN&quot;: &quot;10579230&quot;, &quot;container-title&quot;: &quot;Health Economics&quot;, &quot;ISBN&quot;: &quot;1057-9230&quot;, &quot;id&quot;: &quot;ITEM-1&quot;}, &quot;id&quot;: &quot;ITEM-1&quot;}, {&quot;uris&quot;: [&quot;http://www.mendeley.com/documents/?uuid=d91fc7ea-dd2f-4f1c-b7af-442e64c3cff8&quot;], &quot;itemData&quot;: {&quot;PMID&quot;: &quot;9706757&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title&quot;: &quot;Cigarette smuggling in Europe: who really benefits?&quot;, &quot;volume&quot;: &quot;7&quot;, &quot;issue&quot;: &quot;1&quot;, &quot;type&quot;: &quot;article-journal&quot;, &quot;DOI&quot;: &quot;10.1136/tc.7.1.66&quot;, &quot;issued&quot;: {&quot;date-parts&quot;: [[&quot;1998&quot;]]}, &quot;page&quot;: &quot;66-71&quot;, &quot;author&quot;: [{&quot;given&quot;: &quot;L&quot;, &quot;parse-names&quot;: false, &quot;suffix&quot;: &quot;&quot;, &quot;dropping-particle&quot;: &quot;&quot;, &quot;family&quot;: &quot;Joossens&quot;, &quot;non-dropping-particle&quot;: &quot;&quot;}, {&quot;given&quot;: &quot;M&quot;, &quot;parse-names&quot;: false, &quot;suffix&quot;: &quot;&quot;, &quot;dropping-particle&quot;: &quot;&quot;, &quot;family&quot;: &quot;Raw&quot;, &quot;non-dropping-particle&quot;: &quot;&quot;}], &quot;ISSN&quot;: &quot;0964-4563&quot;, &quot;container-title&quot;: &quot;Tobacco control&quot;, &quot;ISBN&quot;: &quot;0964-4563&quot;, &quot;id&quot;: &quot;ITEM-2&quot;}, &quot;id&quot;: &quot;ITEM-2&quot;}, {&quot;uris&quot;: [&quot;http://www.mendeley.com/documents/?uuid=2170df0a-1cd3-46d2-82b9-3dd8c1580654&quot;], &quot;itemData&quot;: {&quot;PMID&quot;: &quot;2394521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title&quot;: &quot;Contrasting academic and tobacco industry estimates of illicit cigarette trade: evidence from Warsaw, Poland.&quot;, &quot;volume&quot;: &quot;23&quot;, &quot;issue&quot;: &quot;e1&quot;, &quot;type&quot;: &quot;article-journal&quot;, &quot;DOI&quot;: &quot;10.1136/tobaccocontrol-2013-051099&quot;, &quot;issued&quot;: {&quot;date-parts&quot;: [[&quot;2014&quot;]]}, &quot;page&quot;: &quot;e30-4&quot;, &quot;author&quot;: [{&quot;given&quot;: &quot;Michal&quot;, &quot;parse-names&quot;: false, &quot;suffix&quot;: &quot;&quot;, &quot;dropping-particle&quot;: &quot;&quot;, &quot;family&quot;: &quot;Stoklosa&quot;, &quot;non-dropping-particle&quot;: &quot;&quot;}, {&quot;given&quot;: &quot;Hana&quot;, &quot;parse-names&quot;: false, &quot;suffix&quot;: &quot;&quot;, &quot;dropping-particle&quot;: &quot;&quot;, &quot;family&quot;: &quot;Ross&quot;, &quot;non-dropping-particle&quot;: &quot;&quot;}], &quot;ISSN&quot;: &quot;1468-3318 (Electronic)&quot;, &quot;container-title&quot;: &quot;Tobacco control&quot;, &quot;id&quot;: &quot;ITEM-3&quot;}, &quot;id&quot;: &quot;ITEM-3&quot;}, {&quot;uris&quot;: [&quot;http://www.mendeley.com/documents/?uuid=529bf7cd-9743-46e9-aa10-44940b8df023&quot;], &quot;itemData&quot;: {&quot;PMID&quot;: &quot;20626371&quot;, &quot;abstract&quot;: &quot;The purpose of this study was to update global estimates of the illicit cigarette trade, based on recent data, and estimate how many lives could be saved by eliminating it and how much revenue governments would gain.&quot;, &quot;title&quot;: &quot;The impact of eliminating the global illicit cigarette trade on health and revenue&quot;, &quot;volume&quot;: &quot;105&quot;, &quot;issue&quot;: &quot;9&quot;, &quot;type&quot;: &quot;article-journal&quot;, &quot;DOI&quot;: &quot;10.1111/j.1360-0443.2010.03018.x&quot;, &quot;issued&quot;: {&quot;date-parts&quot;: [[&quot;2010&quot;]]}, &quot;page&quot;: &quot;1640-1649&quot;, &quot;author&quot;: [{&quot;given&quot;: &quot;Luk&quot;, &quot;parse-names&quot;: false, &quot;suffix&quot;: &quot;&quot;, &quot;dropping-particle&quot;: &quot;&quot;, &quot;family&quot;: &quot;Joossens&quot;, &quot;non-dropping-particle&quot;: &quot;&quot;}, {&quot;given&quot;: &quot;David&quot;, &quot;parse-names&quot;: false, &quot;suffix&quot;: &quot;&quot;, &quot;dropping-particle&quot;: &quot;&quot;, &quot;family&quot;: &quot;Merriman&quot;, &quot;non-dropping-particle&quot;: &quot;&quot;}, {&quot;given&quot;: &quot;Hana&quot;, &quot;parse-names&quot;: false, &quot;suffix&quot;: &quot;&quot;, &quot;dropping-particle&quot;: &quot;&quot;, &quot;family&quot;: &quot;Ross&quot;, &quot;non-dropping-particle&quot;: &quot;&quot;}, {&quot;given&quot;: &quot;Martin&quot;, &quot;parse-names&quot;: false, &quot;suffix&quot;: &quot;&quot;, &quot;dropping-particle&quot;: &quot;&quot;, &quot;family&quot;: &quot;Raw&quot;, &quot;non-dropping-particle&quot;: &quot;&quot;}], &quot;ISSN&quot;: &quot;09652140&quot;, &quot;container-title&quot;: &quot;Addiction&quot;, &quot;ISBN&quot;: &quot;978-2-914365-61-1&quot;, &quot;id&quot;: &quot;ITEM-4&quot;}, &quot;id&quot;: &quot;ITEM-4&quot;}], &quot;properties&quot;: {&quot;noteIndex&quot;: 0}} RNDPeMC7LElP9"/>⁠.</text:p>
        </text:list-item>
        <text:list-item>
          <text:p text:style-name="P3"><text:span text:style-name="T1">International assistance</text:span> <text:reference-mark-start text:name="ADDIN CSL_CITATION {&quot;mendeley&quot;: {&quot;previouslyFormattedCitation&quot;: &quot;(Simmons, 2000)&quot;, &quot;plainTextFormattedCitation&quot;: &quot;(Simmons, 2000)&quot;, &quot;formattedCitation&quot;: &quot;(Simmons, 2000)&quot;}, &quot;schema&quot;: &quot;https://github.com/citation-style-language/schema/raw/master/csl-citation.json&quot;, &quot;citationItems&quot;: [{&quot;uris&quot;: [&quot;http://www.mendeley.com/documents/?uuid=3f61541d-424e-46b8-ac41-c42bc875f622&quot;], &quot;itemData&quot;: {&quot;author&quot;: [{&quot;given&quot;: &quot;Beth&quot;, &quot;parse-names&quot;: false, &quot;suffix&quot;: &quot;&quot;, &quot;dropping-particle&quot;: &quot;&quot;, &quot;family&quot;: &quot;Simmons&quot;, &quot;non-dropping-particle&quot;: &quot;&quot;}], &quot;type&quot;: &quot;article-journal&quot;, &quot;page&quot;: &quot;819-835&quot;, &quot;title&quot;: &quot;International Law and State Behavior: Commitment and Compliance in International Monetary Affairs Author ( s ): Beth A . Simmons Source : The American Political Science Review , Vol . 94 , No . 4 ( Dec ., 2000 ), pp . 819-835 Published by : American Polit&quot;, &quot;volume&quot;: &quot;94&quot;, &quot;issue&quot;: &quot;4&quot;, &quot;container-title&quot;: &quot;American Political Science Review&quot;, &quot;issued&quot;: {&quot;date-parts&quot;: [[&quot;2000&quot;]]}, &quot;id&quot;: &quot;ITEM-1&quot;}, &quot;id&quot;: &quot;ITEM-1&quot;}], &quot;properties&quot;: {&quot;noteIndex&quot;: 0}} RNDTSa4derAz7"/><text:span text:style-name="T5">(Simmons, 2000)</text:span><text:reference-mark-end text:name="ADDIN CSL_CITATION {&quot;mendeley&quot;: {&quot;previouslyFormattedCitation&quot;: &quot;(Simmons, 2000)&quot;, &quot;plainTextFormattedCitation&quot;: &quot;(Simmons, 2000)&quot;, &quot;formattedCitation&quot;: &quot;(Simmons, 2000)&quot;}, &quot;schema&quot;: &quot;https://github.com/citation-style-language/schema/raw/master/csl-citation.json&quot;, &quot;citationItems&quot;: [{&quot;uris&quot;: [&quot;http://www.mendeley.com/documents/?uuid=3f61541d-424e-46b8-ac41-c42bc875f622&quot;], &quot;itemData&quot;: {&quot;author&quot;: [{&quot;given&quot;: &quot;Beth&quot;, &quot;parse-names&quot;: false, &quot;suffix&quot;: &quot;&quot;, &quot;dropping-particle&quot;: &quot;&quot;, &quot;family&quot;: &quot;Simmons&quot;, &quot;non-dropping-particle&quot;: &quot;&quot;}], &quot;type&quot;: &quot;article-journal&quot;, &quot;page&quot;: &quot;819-835&quot;, &quot;title&quot;: &quot;International Law and State Behavior: Commitment and Compliance in International Monetary Affairs Author ( s ): Beth A . Simmons Source : The American Political Science Review , Vol . 94 , No . 4 ( Dec ., 2000 ), pp . 819-835 Published by : American Polit&quot;, &quot;volume&quot;: &quot;94&quot;, &quot;issue&quot;: &quot;4&quot;, &quot;container-title&quot;: &quot;American Political Science Review&quot;, &quot;issued&quot;: {&quot;date-parts&quot;: [[&quot;2000&quot;]]}, &quot;id&quot;: &quot;ITEM-1&quot;}, &quot;id&quot;: &quot;ITEM-1&quot;}], &quot;properties&quot;: {&quot;noteIndex&quot;: 0}} RNDTSa4derAz7"/>⁠ shows evidence towards compliance been higher among countries that are exposed to higher regional compliance, in particular, higher compliance from IMF leads to higher probability of compliance for any of its member.</text:p>
        </text:list-item>
      </text:list>
      <text:h text:style-name="Heading_20_1" text:outline-level="1"><text:bookmark text:name="methodology"/>Methodology</text:h>
      <text:p text:style-name="First_20_Paragraph">We assess contagion effects using ABC different country networks. Identifying contagion effects is not an easy thing to do <text:reference-mark-start text:name="ADDIN CSL_CITATION {&quot;mendeley&quot;: {&quot;previouslyFormattedCitation&quot;: &quot;(Shalizi and Thomas, 2011; Bakshy &lt;i&gt;et al.&lt;/i&gt;, 2012)&quot;, &quot;plainTextFormattedCitation&quot;: &quot;(Shalizi and Thomas, 2011; Bakshy et al., 2012)&quot;, &quot;formattedCitation&quot;: &quot;(Shalizi and Thomas, 2011; Bakshy &lt;i&gt;et al.&lt;/i&gt;, 2012)&quot;}, &quot;schema&quot;: &quot;https://github.com/citation-style-language/schema/raw/master/csl-citation.json&quot;, &quot;citationItems&quot;: [{&quot;uris&quot;: [&quot;http://www.mendeley.com/documents/?uuid=8cd4e04e-fb23-4253-90e7-379895b56114&quot;], &quot;itemData&quot;: {&quot;PMID&quot;: &quot;22523436&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title&quot;: &quot;Homophily and Contagion Are Generically Confounded in Observational Social Network Studies.&quot;, &quot;volume&quot;: &quot;40&quot;, &quot;issue&quot;: &quot;2&quot;, &quot;type&quot;: &quot;article-journal&quot;, &quot;DOI&quot;: &quot;10.1177/0049124111404820&quot;, &quot;issued&quot;: {&quot;date-parts&quot;: [[&quot;2011&quot;]]}, &quot;page&quot;: &quot;211-239&quot;, &quot;author&quot;: [{&quot;given&quot;: &quot;Cosma Rohilla&quot;, &quot;parse-names&quot;: false, &quot;suffix&quot;: &quot;&quot;, &quot;dropping-particle&quot;: &quot;&quot;, &quot;family&quot;: &quot;Shalizi&quot;, &quot;non-dropping-particle&quot;: &quot;&quot;}, {&quot;given&quot;: &quot;Andrew C&quot;, &quot;parse-names&quot;: false, &quot;suffix&quot;: &quot;&quot;, &quot;dropping-particle&quot;: &quot;&quot;, &quot;family&quot;: &quot;Thomas&quot;, &quot;non-dropping-particle&quot;: &quot;&quot;}], &quot;ISSN&quot;: &quot;0049-1241&quot;, &quot;container-title&quot;: &quot;Sociological methods &amp; research&quot;, &quot;ISBN&quot;: &quot;0049-1241 (Print)\\r0049-1241 (Linking)&quot;, &quot;id&quot;: &quot;ITEM-1&quot;}, &quot;id&quot;: &quot;ITEM-1&quot;}, {&quot;uris&quot;: [&quot;http://www.mendeley.com/documents/?uuid=712f4a3f-ce8f-4f1b-b8ae-3e63645fe062&quot;], &quot;itemData&quot;: {&quot;id&quot;: &quot;ITEM-2&quot;, &quot;issued&quot;: {&quot;date-parts&quot;: [[&quot;2012&quot;]]}, &quot;type&quot;: &quot;article-journal&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page&quot;: &quot;519\u2013528&quot;, &quot;title&quot;: &quot;The role of social networks in information diffusion&quot;, &quot;author&quot;: [{&quot;given&quot;: &quot;Eytan&quot;, &quot;parse-names&quot;: false, &quot;suffix&quot;: &quot;&quot;, &quot;dropping-particle&quot;: &quot;&quot;, &quot;family&quot;: &quot;Bakshy&quot;, &quot;non-dropping-particle&quot;: &quot;&quot;}, {&quot;given&quot;: &quot;Itamar&quot;, &quot;parse-names&quot;: false, &quot;suffix&quot;: &quot;&quot;, &quot;dropping-particle&quot;: &quot;&quot;, &quot;family&quot;: &quot;Rosenn&quot;, &quot;non-dropping-particle&quot;: &quot;&quot;}, {&quot;given&quot;: &quot;Cameron&quot;, &quot;parse-names&quot;: false, &quot;suffix&quot;: &quot;&quot;, &quot;dropping-particle&quot;: &quot;&quot;, &quot;family&quot;: &quot;Marlow&quot;, &quot;non-dropping-particle&quot;: &quot;&quot;}, {&quot;given&quot;: &quot;Lada&quot;, &quot;parse-names&quot;: false, &quot;suffix&quot;: &quot;&quot;, &quot;dropping-particle&quot;: &quot;&quot;, &quot;family&quot;: &quot;Adamic&quot;, &quot;non-dropping-particle&quot;: &quot;&quot;}], &quot;ISSN&quot;: &quot;1450312292&quot;, &quot;container-title&quot;: &quot;WWW 2012 - Session: Information Diffusion in Social Networks April 16-20, 2012, Lyon, France&quot;, &quot;ISBN&quot;: &quot;9781450312295&quot;, &quot;DOI&quot;: &quot;10.1145/2187836.2187907&quot;}, &quot;id&quot;: &quot;ITEM-2&quot;}], &quot;properties&quot;: {&quot;noteIndex&quot;: 0}} RND6oLyRK1gtk"/><text:span text:style-name="T5">(Shalizi and Thomas, 2011; Bakshy </text:span><text:span text:style-name="T8">et al.</text:span><text:span text:style-name="T5">, 2012)</text:span><text:reference-mark-end text:name="ADDIN CSL_CITATION {&quot;mendeley&quot;: {&quot;previouslyFormattedCitation&quot;: &quot;(Shalizi and Thomas, 2011; Bakshy &lt;i&gt;et al.&lt;/i&gt;, 2012)&quot;, &quot;plainTextFormattedCitation&quot;: &quot;(Shalizi and Thomas, 2011; Bakshy et al., 2012)&quot;, &quot;formattedCitation&quot;: &quot;(Shalizi and Thomas, 2011; Bakshy &lt;i&gt;et al.&lt;/i&gt;, 2012)&quot;}, &quot;schema&quot;: &quot;https://github.com/citation-style-language/schema/raw/master/csl-citation.json&quot;, &quot;citationItems&quot;: [{&quot;uris&quot;: [&quot;http://www.mendeley.com/documents/?uuid=8cd4e04e-fb23-4253-90e7-379895b56114&quot;], &quot;itemData&quot;: {&quot;PMID&quot;: &quot;22523436&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title&quot;: &quot;Homophily and Contagion Are Generically Confounded in Observational Social Network Studies.&quot;, &quot;volume&quot;: &quot;40&quot;, &quot;issue&quot;: &quot;2&quot;, &quot;type&quot;: &quot;article-journal&quot;, &quot;DOI&quot;: &quot;10.1177/0049124111404820&quot;, &quot;issued&quot;: {&quot;date-parts&quot;: [[&quot;2011&quot;]]}, &quot;page&quot;: &quot;211-239&quot;, &quot;author&quot;: [{&quot;given&quot;: &quot;Cosma Rohilla&quot;, &quot;parse-names&quot;: false, &quot;suffix&quot;: &quot;&quot;, &quot;dropping-particle&quot;: &quot;&quot;, &quot;family&quot;: &quot;Shalizi&quot;, &quot;non-dropping-particle&quot;: &quot;&quot;}, {&quot;given&quot;: &quot;Andrew C&quot;, &quot;parse-names&quot;: false, &quot;suffix&quot;: &quot;&quot;, &quot;dropping-particle&quot;: &quot;&quot;, &quot;family&quot;: &quot;Thomas&quot;, &quot;non-dropping-particle&quot;: &quot;&quot;}], &quot;ISSN&quot;: &quot;0049-1241&quot;, &quot;container-title&quot;: &quot;Sociological methods &amp; research&quot;, &quot;ISBN&quot;: &quot;0049-1241 (Print)\\r0049-1241 (Linking)&quot;, &quot;id&quot;: &quot;ITEM-1&quot;}, &quot;id&quot;: &quot;ITEM-1&quot;}, {&quot;uris&quot;: [&quot;http://www.mendeley.com/documents/?uuid=712f4a3f-ce8f-4f1b-b8ae-3e63645fe062&quot;], &quot;itemData&quot;: {&quot;id&quot;: &quot;ITEM-2&quot;, &quot;issued&quot;: {&quot;date-parts&quot;: [[&quot;2012&quot;]]}, &quot;type&quot;: &quot;article-journal&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page&quot;: &quot;519\u2013528&quot;, &quot;title&quot;: &quot;The role of social networks in information diffusion&quot;, &quot;author&quot;: [{&quot;given&quot;: &quot;Eytan&quot;, &quot;parse-names&quot;: false, &quot;suffix&quot;: &quot;&quot;, &quot;dropping-particle&quot;: &quot;&quot;, &quot;family&quot;: &quot;Bakshy&quot;, &quot;non-dropping-particle&quot;: &quot;&quot;}, {&quot;given&quot;: &quot;Itamar&quot;, &quot;parse-names&quot;: false, &quot;suffix&quot;: &quot;&quot;, &quot;dropping-particle&quot;: &quot;&quot;, &quot;family&quot;: &quot;Rosenn&quot;, &quot;non-dropping-particle&quot;: &quot;&quot;}, {&quot;given&quot;: &quot;Cameron&quot;, &quot;parse-names&quot;: false, &quot;suffix&quot;: &quot;&quot;, &quot;dropping-particle&quot;: &quot;&quot;, &quot;family&quot;: &quot;Marlow&quot;, &quot;non-dropping-particle&quot;: &quot;&quot;}, {&quot;given&quot;: &quot;Lada&quot;, &quot;parse-names&quot;: false, &quot;suffix&quot;: &quot;&quot;, &quot;dropping-particle&quot;: &quot;&quot;, &quot;family&quot;: &quot;Adamic&quot;, &quot;non-dropping-particle&quot;: &quot;&quot;}], &quot;ISSN&quot;: &quot;1450312292&quot;, &quot;container-title&quot;: &quot;WWW 2012 - Session: Information Diffusion in Social Networks April 16-20, 2012, Lyon, France&quot;, &quot;ISBN&quot;: &quot;9781450312295&quot;, &quot;DOI&quot;: &quot;10.1145/2187836.2187907&quot;}, &quot;id&quot;: &quot;ITEM-2&quot;}], &quot;properties&quot;: {&quot;noteIndex&quot;: 0}} RND6oLyRK1gtk"/>⁠. <text:span text:style-name="T13">While Stochastic Actor Oriented Models </text:span><text:reference-mark-start text:name="ADDIN CSL_CITATION {&quot;mendeley&quot;: {&quot;previouslyFormattedCitation&quot;: &quot;(Snijders, van de Bunt and Steglich, 2010)&quot;, &quot;plainTextFormattedCitation&quot;: &quot;(Snijders, van de Bunt and Steglich, 2010)&quot;, &quot;formattedCitation&quot;: &quot;(Snijders, van de Bunt and Steglich, 2010)&quot;}, &quot;schema&quot;: &quot;https://github.com/citation-style-language/schema/raw/master/csl-citation.json&quot;, &quot;citationItems&quot;: [{&quot;uris&quot;: [&quot;http://www.mendeley.com/documents/?uuid=5d00013d-235b-4113-9069-0da18daab8b6&quot;], &quot;itemData&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title&quot;: &quot;Introduction to stochastic actor-based models for network dynamics&quot;, &quot;volume&quot;: &quot;32&quot;, &quot;issue&quot;: &quot;1&quot;, &quot;type&quot;: &quot;article-journal&quot;, &quot;DOI&quot;: &quot;10.1016/j.socnet.2009.02.004&quot;, &quot;issued&quot;: {&quot;date-parts&quot;: [[&quot;2010&quot;]]}, &quot;page&quot;: &quot;44-60&quot;, &quot;author&quot;: [{&quot;given&quot;: &quot;Tom A B&quot;, &quot;parse-names&quot;: false, &quot;suffix&quot;: &quot;&quot;, &quot;dropping-particle&quot;: &quot;&quot;, &quot;family&quot;: &quot;Snijders&quot;, &quot;non-dropping-particle&quot;: &quot;&quot;}, {&quot;given&quot;: &quot;Gerhard G.&quot;, &quot;parse-names&quot;: false, &quot;suffix&quot;: &quot;&quot;, &quot;dropping-particle&quot;: &quot;&quot;, &quot;family&quot;: &quot;Bunt&quot;, &quot;non-dropping-particle&quot;: &quot;van de&quot;}, {&quot;given&quot;: &quot;Christian E G&quot;, &quot;parse-names&quot;: false, &quot;suffix&quot;: &quot;&quot;, &quot;dropping-particle&quot;: &quot;&quot;, &quot;family&quot;: &quot;Steglich&quot;, &quot;non-dropping-particle&quot;: &quot;&quot;}], &quot;ISSN&quot;: &quot;03788733&quot;, &quot;container-title&quot;: &quot;Social Networks&quot;, &quot;ISBN&quot;: &quot;0378-8733&quot;, &quot;id&quot;: &quot;ITEM-1&quot;}, &quot;id&quot;: &quot;ITEM-1&quot;}], &quot;properties&quot;: {&quot;noteIndex&quot;: 0}} RNDnJPAVWVkIu"/><text:span text:style-name="T7">(Snijders, van de Bunt and Steglich, 2010)</text:span><text:reference-mark-end text:name="ADDIN CSL_CITATION {&quot;mendeley&quot;: {&quot;previouslyFormattedCitation&quot;: &quot;(Snijders, van de Bunt and Steglich, 2010)&quot;, &quot;plainTextFormattedCitation&quot;: &quot;(Snijders, van de Bunt and Steglich, 2010)&quot;, &quot;formattedCitation&quot;: &quot;(Snijders, van de Bunt and Steglich, 2010)&quot;}, &quot;schema&quot;: &quot;https://github.com/citation-style-language/schema/raw/master/csl-citation.json&quot;, &quot;citationItems&quot;: [{&quot;uris&quot;: [&quot;http://www.mendeley.com/documents/?uuid=5d00013d-235b-4113-9069-0da18daab8b6&quot;], &quot;itemData&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title&quot;: &quot;Introduction to stochastic actor-based models for network dynamics&quot;, &quot;volume&quot;: &quot;32&quot;, &quot;issue&quot;: &quot;1&quot;, &quot;type&quot;: &quot;article-journal&quot;, &quot;DOI&quot;: &quot;10.1016/j.socnet.2009.02.004&quot;, &quot;issued&quot;: {&quot;date-parts&quot;: [[&quot;2010&quot;]]}, &quot;page&quot;: &quot;44-60&quot;, &quot;author&quot;: [{&quot;given&quot;: &quot;Tom A B&quot;, &quot;parse-names&quot;: false, &quot;suffix&quot;: &quot;&quot;, &quot;dropping-particle&quot;: &quot;&quot;, &quot;family&quot;: &quot;Snijders&quot;, &quot;non-dropping-particle&quot;: &quot;&quot;}, {&quot;given&quot;: &quot;Gerhard G.&quot;, &quot;parse-names&quot;: false, &quot;suffix&quot;: &quot;&quot;, &quot;dropping-particle&quot;: &quot;&quot;, &quot;family&quot;: &quot;Bunt&quot;, &quot;non-dropping-particle&quot;: &quot;van de&quot;}, {&quot;given&quot;: &quot;Christian E G&quot;, &quot;parse-names&quot;: false, &quot;suffix&quot;: &quot;&quot;, &quot;dropping-particle&quot;: &quot;&quot;, &quot;family&quot;: &quot;Steglich&quot;, &quot;non-dropping-particle&quot;: &quot;&quot;}], &quot;ISSN&quot;: &quot;03788733&quot;, &quot;container-title&quot;: &quot;Social Networks&quot;, &quot;ISBN&quot;: &quot;0378-8733&quot;, &quot;id&quot;: &quot;ITEM-1&quot;}, &quot;id&quot;: &quot;ITEM-1&quot;}], &quot;properties&quot;: {&quot;noteIndex&quot;: 0}} RNDnJPAVWVkIu"/><text:span text:style-name="T13">⁠ are the </text:span><text:span text:style-name="T4">defacto </text:span><text:soft-page-break/><text:span text:style-name="T13">solution for analyzing complex contagion in social networks, those haven't been well implemented for handling the type of data that we have as, since current development relies on simulation based methods, they won't converge. That said, we will tackle the estimation problem using two different approaches.</text:span></text:p>
      <text:p text:style-name="P8"><text:span text:style-name="T13">On the parametric side, we will estimate Spatial Autocorrelation models </text:span>(SAR) <text:reference-mark-start text:name="ADDIN CSL_CITATION {&quot;mendeley&quot;: {&quot;previouslyFormattedCitation&quot;: &quot;(LeSage, 2008)&quot;, &quot;plainTextFormattedCitation&quot;: &quot;(LeSage, 2008)&quot;, &quot;formattedCitation&quot;: &quot;(LeSage, 2008)&quot;}, &quot;schema&quot;: &quot;https://github.com/citation-style-language/schema/raw/master/csl-citation.json&quot;, &quot;citationItems&quot;: [{&quot;uris&quot;: [&quot;http://www.mendeley.com/documents/?uuid=ee2239f8-259e-4adf-b4bc-cf7cfbaecaac&quot;], &quot;itemData&quot;: {&quot;PMID&quot;: &quot;578345366&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title&quot;: &quot;An Introduction to Spatial Econometrics&quot;, &quot;volume&quot;: &quot;123&quot;, &quot;issue&quot;: &quot;123&quot;, &quot;type&quot;: &quot;article-journal&quot;, &quot;DOI&quot;: &quot;10.4000/rei.3887&quot;, &quot;issued&quot;: {&quot;date-parts&quot;: [[&quot;2008&quot;]]}, &quot;page&quot;: &quot;19-44&quot;, &quot;author&quot;: [{&quot;given&quot;: &quot;James P.&quot;, &quot;parse-names&quot;: false, &quot;suffix&quot;: &quot;&quot;, &quot;dropping-particle&quot;: &quot;&quot;, &quot;family&quot;: &quot;LeSage&quot;, &quot;non-dropping-particle&quot;: &quot;&quot;}], &quot;ISSN&quot;: &quot;0154-3229&quot;, &quot;container-title&quot;: &quot;Revue d\u2019\u00e9conomie industrielle&quot;, &quot;ISBN&quot;: &quot;978-1420064247&quot;, &quot;id&quot;: &quot;ITEM-1&quot;}, &quot;id&quot;: &quot;ITEM-1&quot;}], &quot;properties&quot;: {&quot;noteIndex&quot;: 0}} RNDulNUp09gB8"/><text:span text:style-name="T5">(LeSage, 2008)</text:span><text:reference-mark-end text:name="ADDIN CSL_CITATION {&quot;mendeley&quot;: {&quot;previouslyFormattedCitation&quot;: &quot;(LeSage, 2008)&quot;, &quot;plainTextFormattedCitation&quot;: &quot;(LeSage, 2008)&quot;, &quot;formattedCitation&quot;: &quot;(LeSage, 2008)&quot;}, &quot;schema&quot;: &quot;https://github.com/citation-style-language/schema/raw/master/csl-citation.json&quot;, &quot;citationItems&quot;: [{&quot;uris&quot;: [&quot;http://www.mendeley.com/documents/?uuid=ee2239f8-259e-4adf-b4bc-cf7cfbaecaac&quot;], &quot;itemData&quot;: {&quot;PMID&quot;: &quot;578345366&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title&quot;: &quot;An Introduction to Spatial Econometrics&quot;, &quot;volume&quot;: &quot;123&quot;, &quot;issue&quot;: &quot;123&quot;, &quot;type&quot;: &quot;article-journal&quot;, &quot;DOI&quot;: &quot;10.4000/rei.3887&quot;, &quot;issued&quot;: {&quot;date-parts&quot;: [[&quot;2008&quot;]]}, &quot;page&quot;: &quot;19-44&quot;, &quot;author&quot;: [{&quot;given&quot;: &quot;James P.&quot;, &quot;parse-names&quot;: false, &quot;suffix&quot;: &quot;&quot;, &quot;dropping-particle&quot;: &quot;&quot;, &quot;family&quot;: &quot;LeSage&quot;, &quot;non-dropping-particle&quot;: &quot;&quot;}], &quot;ISSN&quot;: &quot;0154-3229&quot;, &quot;container-title&quot;: &quot;Revue d\u2019\u00e9conomie industrielle&quot;, &quot;ISBN&quot;: &quot;978-1420064247&quot;, &quot;id&quot;: &quot;ITEM-1&quot;}, &quot;id&quot;: &quot;ITEM-1&quot;}], &quot;properties&quot;: {&quot;noteIndex&quot;: 0}} RNDulNUp09gB8"/>⁠ model <text:span text:style-name="T14">specified</text:span> as follows</text:p>
      <text:p text:style-name="P11"><text:tab/><draw:g text:anchor-type="as-char" svg:y="-0.1453in" draw:z-index="4" draw:style-name="gr1"><svg:title>TexMaths</svg:title><svg:desc>12§display§y = X \beta + \rho W_1 y + \gamma W_2 z + \omega W_3 v + \varepsilon,\quad\varepsilon\sim N(0, I_n\sigma^2)§svg§600§FALSE§</svg:desc><draw:polygon draw:style-name="gr2" draw:text-style-name="P29" svg:width="3.9988in" svg:height="0.1846in" svg:x="0in" svg:y="0.002in" svg:viewBox="0 0 10158 470" draw:points="5079,470 0,470 0,0 10158,0 10158,470"><text:p/></draw:polygon><draw:path draw:style-name="gr3" draw:text-style-name="P29" svg:width="0.0768in" svg:height="0.1075in" svg:x="0.0047in" svg:y="0.072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4" draw:text-style-name="P29" svg:width="0.1106in" svg:height="0.039in" svg:x="0.1425in" svg:y="0.0843in" svg:viewBox="0 0 282 100" svg:d="M268 17c6 0 14 0 14-9 0-8-8-8-14-8h-254c-6 0-14 0-14 8 0 9 8 9 14 9zM268 100c6 0 14 0 14-9 0-8-8-8-14-8h-254c-6 0-14 0-14 8 0 9 8 9 14 9z"><text:p/></draw:path><draw:path draw:style-name="gr5" draw:text-style-name="P29" svg:width="0.137in" svg:height="0.1134in" svg:x="0.3122in" svg:y="0.0323in" svg:viewBox="0 0 349 289" svg:d="M194 115l-36-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5-40-44-106-54-131 29-30 73-80 87-92 12-11 28-21 54-22 4 0 9 0 9-8 0 0 0-5-6-5-13 0-26 1-39 1-16 0-33-1-47-1-3 0-9 0-9 8 0 4 3 5 5 5 4 0 17 1 17 13 0 6-5 11-7 16z"><text:p/></draw:path><draw:path draw:style-name="gr6" draw:text-style-name="P29" svg:width="0.0909in" svg:height="0.1492in" svg:x="0.463in" svg:y="0.028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9 48 0 26-9 57-21 74-17 22-46 38-70 38-32 0-48-25-48-55 0-4 0-11 2-18l27-108c9-36 41-103 91-103 24 0 40 13 40 38z"><text:p/></draw:path><draw:path draw:style-name="gr7" draw:text-style-name="P29" svg:width="0.1106in" svg:height="0.1106in" svg:x="0.6067in" svg:y="0.0484in" svg:viewBox="0 0 282 282" svg:d="M150 150h118c6 0 14 0 14-8 0-10-8-10-14-10h-118v-118c0-6 0-14-8-14-10 0-10 8-10 14v118h-118c-6 0-14 0-14 10 0 8 8 8 14 8h118v118c0 6 0 14 10 14 8 0 8-8 8-14z"><text:p/></draw:path><draw:path draw:style-name="gr8" draw:text-style-name="P29" svg:width="0.0783in" svg:height="0.1091in" svg:x="0.7677in" svg:y="0.072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9" draw:text-style-name="P29" svg:width="0.165in" svg:height="0.1173in" svg:x="0.8575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10" draw:text-style-name="P29" svg:width="0.0425in" svg:height="0.0772in" svg:x="1.0173in" svg:y="0.0929in" svg:viewBox="0 0 109 197" svg:d="M67 8c0-8 0-8-8-8-19 19-47 19-59 19v11c7 0 26 0 43-8v151c0 9 0 13-30 13h-11v11c5 0 42-1 53-1 10 0 47 1 54 1v-11h-12c-30 0-30-4-30-13z"><text:p/></draw:path><draw:path draw:style-name="gr11" draw:text-style-name="P29" svg:width="0.0768in" svg:height="0.1075in" svg:x="1.0839in" svg:y="0.072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12" draw:text-style-name="P29" svg:width="0.1106in" svg:height="0.1106in" svg:x="1.2122in" svg:y="0.0484in" svg:viewBox="0 0 282 282" svg:d="M150 150h118c6 0 14 0 14-8 0-10-8-10-14-10h-118v-118c0-6 0-14-8-14-9 0-10 8-10 14v118h-118c-6 0-14 0-14 10 0 8 8 8 14 8h118v118c0 6 0 14 10 14 8 0 8-8 8-14z"><text:p/></draw:path><draw:path draw:style-name="gr13" draw:text-style-name="P29" svg:width="0.0874in" svg:height="0.1091in" svg:x="1.3717in" svg:y="0.072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14" draw:text-style-name="P29" svg:width="0.165in" svg:height="0.1173in" svg:x="1.4728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15" draw:text-style-name="P29" svg:width="0.0516in" svg:height="0.0772in" svg:x="1.6272in" svg:y="0.0929in" svg:viewBox="0 0 132 197" svg:d="M132 143h-11c0 7-3 24-7 27-2 2-25 2-30 2h-54c31-28 41-36 59-50 23-18 43-36 43-64 0-36-32-58-70-58-37 0-62 26-62 53 0 15 13 17 16 17 7 0 15-5 15-16 0-5-1-16-17-16 9-21 29-27 44-27 30 0 45 23 45 47 0 26-19 46-29 57l-72 71c-2 2-2 2-2 11h122z"><text:p/></draw:path><draw:path draw:style-name="gr16" draw:text-style-name="P29" svg:width="0.0705in" svg:height="0.0752in" svg:x="1.7016in" svg:y="0.072in" svg:viewBox="0 0 180 192" svg:d="M38 152c23-25 35-34 51-48 0-1 26-22 42-38 39-40 49-60 49-61 0-5-4-5-5-5-2 0-3 1-6 5-13 20-21 27-32 27-10 0-15-7-22-14-8-10-15-18-29-18-32 0-51 40-51 48 0 2 1 5 5 5 3 0 4-3 6-5 8-19 32-19 36-19 8 0 16 2 26 6 17 6 22 6 32 6-14 19-50 49-58 56l-39 35c-29 29-43 53-43 56 0 4 5 4 5 4 3 0 5 0 7-5 10-15 23-26 36-26 10 0 14 3 24 15 8 10 16 16 28 16 42 0 67-54 67-65 0-2-3-5-6-5-4 0-4 3-6 6-10 28-36 36-51 36-8 0-15-3-25-6-14-6-20-7-30-7 0 0-7 0-11 1z"><text:p/></draw:path><draw:path draw:style-name="gr17" draw:text-style-name="P29" svg:width="0.1106in" svg:height="0.1106in" svg:x="1.8248in" svg:y="0.0484in" svg:viewBox="0 0 282 282" svg:d="M150 150h118c6 0 14 0 14-8 0-10-8-10-14-10h-118v-118c0-6 0-14-8-14-9 0-10 8-10 14v118h-118c-6 0-14 0-14 10 0 8 8 8 14 8h118v118c0 6 0 14 10 14 8 0 8-8 8-14z"><text:p/></draw:path><draw:path draw:style-name="gr18" draw:text-style-name="P29" svg:width="0.0984in" svg:height="0.0752in" svg:x="1.9831in" svg:y="0.072in" svg:viewBox="0 0 251 192" svg:d="M251 30c0-19-7-30-17-30-11 0-22 10-22 20 0 4 2 9 6 12 8 8 15 18 15 36 0 17-7 41-21 62-13 18-28 32-49 32-24 0-37-16-41-38 5-11 15-39 15-51 0-5-3-9-7-9s-9 1-12 7c-5 8-10 36-10 51-14 21-31 40-58 40s-37-25-37-49c0-53 43-97 43-103 0-5-2-9-7-9-6 0-8 6-12 10-21 31-37 81-37 121 0 29 10 60 44 60 30 0 51-20 65-44 5 25 21 44 47 44 34 0 54-25 70-58 9-20 25-78 25-104z"><text:p/></draw:path><draw:path draw:style-name="gr19" draw:text-style-name="P29" svg:width="0.165in" svg:height="0.1173in" svg:x="2.0992in" svg:y="0.0323in" svg:viewBox="0 0 420 299" svg:d="M365 49c11-19 20-33 47-36 4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20" draw:text-style-name="P29" svg:width="0.0535in" svg:height="0.0795in" svg:x="2.2524in" svg:y="0.0929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21" draw:text-style-name="P29" svg:width="0.0728in" svg:height="0.0752in" svg:x="2.3256in" svg:y="0.072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22" draw:text-style-name="P29" svg:width="0.1106in" svg:height="0.1106in" svg:x="2.4531in" svg:y="0.0484in" svg:viewBox="0 0 282 282" svg:d="M150 150h118c6 0 14 0 14-8 0-10-8-10-14-10h-118v-118c0-6 0-14-8-14-9 0-10 8-10 14v118h-118c-6 0-14 0-14 10 0 8 8 8 14 8h118v118c0 6 0 14 10 14 8 0 8-8 8-14z"><text:p/></draw:path><draw:path draw:style-name="gr23" draw:text-style-name="P29" svg:width="0.0673in" svg:height="0.0791in" svg:x="2.6138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24" draw:text-style-name="P29" svg:width="0.0193in" svg:height="0.0496in" svg:x="2.7008in" svg:y="0.1283in" svg:viewBox="0 0 50 127" svg:d="M50 44c0-27-10-44-27-44-15 0-23 11-23 23 0 11 8 23 23 23 5 0 11-3 15-6 2-2 2-2 3-2v6c0 33-15 58-29 72-5 4-5 5-5 6 0 4 3 5 4 5 5 0 39-32 39-83z"><text:p/></draw:path><draw:path draw:style-name="gr25" draw:text-style-name="P29" svg:width="0.0673in" svg:height="0.0791in" svg:x="2.9303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26" draw:text-style-name="P29" svg:width="0.1106in" svg:height="0.039in" svg:x="3.0583in" svg:y="0.0843in" svg:viewBox="0 0 282 100" svg:d="M282 14c0-9-2-14-6-14-1 0-5 4-5 12-2 41-30 64-60 64-26 0-47-18-67-36-22-21-44-40-73-40-46 0-71 47-71 86 0 14 6 14 6 14 5 0 6-9 6-10 1-47 34-66 59-66 27 0 47 18 68 37 22 19 43 39 72 39 47 0 71-47 71-86z"><text:p/></draw:path><draw:path draw:style-name="gr27" draw:text-style-name="P29" svg:width="0.1398in" svg:height="0.1134in" svg:x="3.2307in" svg:y="0.0323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28" draw:text-style-name="P29" svg:width="0.039in" svg:height="0.1657in" svg:x="3.3917in" svg:y="0.0209in" svg:viewBox="0 0 100 422" svg:d="M100 419c0-1 0-3-9-10-53-53-66-133-66-198 0-73 16-146 69-199 6-6 6-6 6-7 0-4-3-5-5-5-5 0-43 29-69 83-21 47-26 93-26 128 0 34 5 84 28 132 26 53 62 79 67 79 2 0 5-1 5-3z"><text:p/></draw:path><draw:path draw:style-name="gr29" draw:text-style-name="P29" svg:width="0.0701in" svg:height="0.1146in" svg:x="3.4461in" svg:y="0.0346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0" draw:text-style-name="P29" svg:width="0.0193in" svg:height="0.0496in" svg:x="3.5366in" svg:y="0.1283in" svg:viewBox="0 0 50 127" svg:d="M50 44c0-27-10-44-27-44-15 0-23 11-23 23 0 11 8 23 23 23 5 0 11-3 15-6 2-2 2-2 2-2 1 0 1 0 1 6 0 33-15 58-29 72-5 4-5 5-5 6 0 4 3 5 4 5 5 0 39-32 39-83z"><text:p/></draw:path><draw:path draw:style-name="gr31" draw:text-style-name="P29" svg:width="0.0772in" svg:height="0.1134in" svg:x="3.6016in" svg:y="0.0323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2" draw:text-style-name="P29" svg:width="0.0709in" svg:height="0.0524in" svg:x="3.674in" svg:y="0.1193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3" draw:text-style-name="P29" svg:width="0.0878in" svg:height="0.0732in" svg:x="3.765in" svg:y="0.0744in" svg:viewBox="0 0 224 187" svg:d="M204 25c5 0 20 0 20-15 0-10-8-10-16-10h-96c-65 0-112 70-112 120 0 38 25 67 64 67 50 0 106-50 106-116 0-7 0-28-13-46zM64 179c-21 0-38-16-38-47 0-12 5-47 21-72 17-30 43-35 57-35 35 0 39 28 39 41 0 19-9 54-23 76-17 25-40 37-56 37z"><text:p/></draw:path><draw:path draw:style-name="gr34" draw:text-style-name="P29" svg:width="0.0516in" svg:height="0.0772in" svg:x="3.8665in" svg:y="0in" svg:viewBox="0 0 132 197" svg:d="M132 143h-11c0 7-3 24-7 27-2 2-25 2-30 2h-54c31-28 41-36 59-50 23-18 43-36 43-64 0-36-32-58-70-58-37 0-62 26-62 53 0 15 13 17 16 17 7 0 15-5 15-16 0-5-1-16-17-16 9-21 29-27 44-27 30 0 45 23 45 47 0 26-19 46-29 57l-72 71c-2 2-2 2-2 11h122z"><text:p/></draw:path><draw:path draw:style-name="gr35" draw:text-style-name="P29" svg:width="0.039in" svg:height="0.1657in" svg:x="3.9433in" svg:y="0.0209in" svg:viewBox="0 0 100 422" svg:d="M100 211c0-32-5-84-29-132-25-51-63-79-66-79-4 0-5 1-5 5 0 1 0 1 8 9 42 42 66 110 66 197 0 73-15 148-68 201-6 4-6 6-6 7 0 2 1 3 5 3 3 0 42-28 67-81 22-47 28-94 28-130z"><text:p/></draw:path></draw:g> <text:tab/>(<text:sequence text:ref-name="refEquation1" text:name="Equation" text:formula="ooow:Equation+1" style:num-format="1">1</text:sequence>)</text:p>
      <text:p text:style-name="Text_20_body">where <draw:frame draw:style-name="fr2" draw:name="Object1" text:anchor-type="as-char" svg:width="0.2075in" svg:height="0.1839in" draw:z-index="0"><draw:object xlink:href="./Object 2" xlink:type="simple" xlink:show="embed" xlink:actuate="onLoad"/><draw:image xlink:href="./ObjectReplacements/Object 2" xlink:type="simple" xlink:show="embed" xlink:actuate="onLoad"/></draw:frame> are the domestic factors, and <draw:frame draw:style-name="fr2" draw:name="Object2" text:anchor-type="as-char" svg:width="0.2882in" svg:height="0.2098in" draw:z-index="1"><draw:object xlink:href="./Object 4" xlink:type="simple" xlink:show="embed" xlink:actuate="onLoad"/><draw:image xlink:href="./ObjectReplacements/Object 4" xlink:type="simple" xlink:show="embed" xlink:actuate="onLoad"/></draw:frame>, <draw:frame draw:style-name="fr2" draw:name="Object3" text:anchor-type="as-char" svg:width="0.289in" svg:height="0.2098in" draw:z-index="2"><draw:object xlink:href="./Object 6" xlink:type="simple" xlink:show="embed" xlink:actuate="onLoad"/><draw:image xlink:href="./ObjectReplacements/Object 6" xlink:type="simple" xlink:show="embed" xlink:actuate="onLoad"/></draw:frame> and <draw:frame draw:style-name="fr2" draw:name="Object4" text:anchor-type="as-char" svg:width="0.2898in" svg:height="0.2098in" draw:z-index="3"><draw:object xlink:href="./Object 8" xlink:type="simple" xlink:show="embed" xlink:actuate="onLoad"/><draw:image xlink:href="./ObjectReplacements/Object 8" xlink:type="simple" xlink:show="embed" xlink:actuate="onLoad"/></draw:frame> are the networks described in the previous section. <text:span text:style-name="T14">The nature of SAR won't allow us to use dynamic networks since this method assumes exogenous networks.</text:span></text:p>
      <text:p text:style-name="P10">In the presence of homophily, this kind of models cannot be implemented. In <text:reference-mark-start text:name="ADDIN CSL_CITATION {&quot;mendeley&quot;: {&quot;previouslyFormattedCitation&quot;: &quot;(Aral, Muchnik and Sundararajan, 2009)&quot;, &quot;plainTextFormattedCitation&quot;: &quot;(Aral, Muchnik and Sundararajan, 2009)&quot;, &quot;formattedCitation&quot;: &quot;(Aral, Muchnik and Sundararajan, 2009)&quot;}, &quot;schema&quot;: &quot;https://github.com/citation-style-language/schema/raw/master/csl-citation.json&quot;, &quot;citationItems&quot;: [{&quot;uris&quot;: [&quot;http://www.mendeley.com/documents/?uuid=31e8514e-de07-48ef-ae83-9603fa8b9ff6&quot;], &quot;itemData&quot;: {&quot;PMID&quot;: &quot;20007780&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title&quot;: &quot;Distinguishing influence-based contagion from homophily-driven diffusion in dynamic networks.&quot;, &quot;volume&quot;: &quot;106&quot;, &quot;issue&quot;: &quot;51&quot;, &quot;type&quot;: &quot;article-journal&quot;, &quot;DOI&quot;: &quot;10.1073/pnas.0908800106&quot;, &quot;issued&quot;: {&quot;date-parts&quot;: [[&quot;2009&quot;]]}, &quot;page&quot;: &quot;21544-21549&quot;, &quot;author&quot;: [{&quot;given&quot;: &quot;Sinan&quot;, &quot;parse-names&quot;: false, &quot;suffix&quot;: &quot;&quot;, &quot;dropping-particle&quot;: &quot;&quot;, &quot;family&quot;: &quot;Aral&quot;, &quot;non-dropping-particle&quot;: &quot;&quot;}, {&quot;given&quot;: &quot;Lev&quot;, &quot;parse-names&quot;: false, &quot;suffix&quot;: &quot;&quot;, &quot;dropping-particle&quot;: &quot;&quot;, &quot;family&quot;: &quot;Muchnik&quot;, &quot;non-dropping-particle&quot;: &quot;&quot;}, {&quot;given&quot;: &quot;Arun&quot;, &quot;parse-names&quot;: false, &quot;suffix&quot;: &quot;&quot;, &quot;dropping-particle&quot;: &quot;&quot;, &quot;family&quot;: &quot;Sundararajan&quot;, &quot;non-dropping-particle&quot;: &quot;&quot;}], &quot;ISSN&quot;: &quot;0027-8424&quot;, &quot;container-title&quot;: &quot;Proceedings of the National Academy of Sciences of the United States of America&quot;, &quot;ISBN&quot;: &quot;00278424&quot;, &quot;id&quot;: &quot;ITEM-1&quot;}, &quot;id&quot;: &quot;ITEM-1&quot;}], &quot;properties&quot;: {&quot;noteIndex&quot;: 0}} RNDoHw9GNTI4N"/><text:span text:style-name="T5">(Aral, Muchnik and Sundararajan, 2009)</text:span><text:reference-mark-end text:name="ADDIN CSL_CITATION {&quot;mendeley&quot;: {&quot;previouslyFormattedCitation&quot;: &quot;(Aral, Muchnik and Sundararajan, 2009)&quot;, &quot;plainTextFormattedCitation&quot;: &quot;(Aral, Muchnik and Sundararajan, 2009)&quot;, &quot;formattedCitation&quot;: &quot;(Aral, Muchnik and Sundararajan, 2009)&quot;}, &quot;schema&quot;: &quot;https://github.com/citation-style-language/schema/raw/master/csl-citation.json&quot;, &quot;citationItems&quot;: [{&quot;uris&quot;: [&quot;http://www.mendeley.com/documents/?uuid=31e8514e-de07-48ef-ae83-9603fa8b9ff6&quot;], &quot;itemData&quot;: {&quot;PMID&quot;: &quot;20007780&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title&quot;: &quot;Distinguishing influence-based contagion from homophily-driven diffusion in dynamic networks.&quot;, &quot;volume&quot;: &quot;106&quot;, &quot;issue&quot;: &quot;51&quot;, &quot;type&quot;: &quot;article-journal&quot;, &quot;DOI&quot;: &quot;10.1073/pnas.0908800106&quot;, &quot;issued&quot;: {&quot;date-parts&quot;: [[&quot;2009&quot;]]}, &quot;page&quot;: &quot;21544-21549&quot;, &quot;author&quot;: [{&quot;given&quot;: &quot;Sinan&quot;, &quot;parse-names&quot;: false, &quot;suffix&quot;: &quot;&quot;, &quot;dropping-particle&quot;: &quot;&quot;, &quot;family&quot;: &quot;Aral&quot;, &quot;non-dropping-particle&quot;: &quot;&quot;}, {&quot;given&quot;: &quot;Lev&quot;, &quot;parse-names&quot;: false, &quot;suffix&quot;: &quot;&quot;, &quot;dropping-particle&quot;: &quot;&quot;, &quot;family&quot;: &quot;Muchnik&quot;, &quot;non-dropping-particle&quot;: &quot;&quot;}, {&quot;given&quot;: &quot;Arun&quot;, &quot;parse-names&quot;: false, &quot;suffix&quot;: &quot;&quot;, &quot;dropping-particle&quot;: &quot;&quot;, &quot;family&quot;: &quot;Sundararajan&quot;, &quot;non-dropping-particle&quot;: &quot;&quot;}], &quot;ISSN&quot;: &quot;0027-8424&quot;, &quot;container-title&quot;: &quot;Proceedings of the National Academy of Sciences of the United States of America&quot;, &quot;ISBN&quot;: &quot;00278424&quot;, &quot;id&quot;: &quot;ITEM-1&quot;}, &quot;id&quot;: &quot;ITEM-1&quot;}], &quot;properties&quot;: {&quot;noteIndex&quot;: 0}} RNDoHw9GNTI4N"/>⁠ a new method for identifying contagion in the presence of homophily is exposed. Based on the Neyman-Rubin Causal Model framework <text:reference-mark-start text:name="ADDIN CSL_CITATION {&quot;mendeley&quot;: {&quot;previouslyFormattedCitation&quot;: &quot;(Sekhon, 2008)&quot;, &quot;plainTextFormattedCitation&quot;: &quot;(Sekhon, 2008)&quot;, &quot;formattedCitation&quot;: &quot;(Sekhon, 2008)&quot;}, &quot;schema&quot;: &quot;https://github.com/citation-style-language/schema/raw/master/csl-citation.json&quot;, &quot;citationItems&quot;: [{&quot;uris&quot;: [&quot;http://www.mendeley.com/documents/?uuid=d085e2e2-ff2d-4f3c-9462-982c33e95e66&quot;], &quot;itemData&quot;: {&quot;id&quot;: &quot;ITEM-1&quot;, &quot;author&quot;: [{&quot;given&quot;: &quot;Jasjeet S.&quot;, &quot;parse-names&quot;: false, &quot;suffix&quot;: &quot;&quot;, &quot;dropping-particle&quot;: &quot;&quot;, &quot;family&quot;: &quot;Sekhon&quot;, &quot;non-dropping-particle&quot;: &quot;&quot;}], &quot;type&quot;: &quot;article-journal&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title&quot;: &quot;The Neyman-Rubin Model of Causal Inference and Estimation Via Matching Methods&quot;, &quot;issued&quot;: {&quot;date-parts&quot;: [[&quot;2008&quot;]]}, &quot;PMID&quot;: &quot;15323269&quot;, &quot;ISSN&quot;: &quot;00223433&quot;, &quot;container-title&quot;: &quot;The Oxford Handbook of Political Methodology&quot;, &quot;ISBN&quot;: &quot;9780191577307&quot;, &quot;DOI&quot;: &quot;10.1093/oxfordhb/9780199286546.003.0011&quot;}, &quot;id&quot;: &quot;ITEM-1&quot;}], &quot;properties&quot;: {&quot;noteIndex&quot;: 0}} RND2rhR1DxXyF"/>(Sekhon, 2008)<text:reference-mark-end text:name="ADDIN CSL_CITATION {&quot;mendeley&quot;: {&quot;previouslyFormattedCitation&quot;: &quot;(Sekhon, 2008)&quot;, &quot;plainTextFormattedCitation&quot;: &quot;(Sekhon, 2008)&quot;, &quot;formattedCitation&quot;: &quot;(Sekhon, 2008)&quot;}, &quot;schema&quot;: &quot;https://github.com/citation-style-language/schema/raw/master/csl-citation.json&quot;, &quot;citationItems&quot;: [{&quot;uris&quot;: [&quot;http://www.mendeley.com/documents/?uuid=d085e2e2-ff2d-4f3c-9462-982c33e95e66&quot;], &quot;itemData&quot;: {&quot;id&quot;: &quot;ITEM-1&quot;, &quot;author&quot;: [{&quot;given&quot;: &quot;Jasjeet S.&quot;, &quot;parse-names&quot;: false, &quot;suffix&quot;: &quot;&quot;, &quot;dropping-particle&quot;: &quot;&quot;, &quot;family&quot;: &quot;Sekhon&quot;, &quot;non-dropping-particle&quot;: &quot;&quot;}], &quot;type&quot;: &quot;article-journal&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title&quot;: &quot;The Neyman-Rubin Model of Causal Inference and Estimation Via Matching Methods&quot;, &quot;issued&quot;: {&quot;date-parts&quot;: [[&quot;2008&quot;]]}, &quot;PMID&quot;: &quot;15323269&quot;, &quot;ISSN&quot;: &quot;00223433&quot;, &quot;container-title&quot;: &quot;The Oxford Handbook of Political Methodology&quot;, &quot;ISBN&quot;: &quot;9780191577307&quot;, &quot;DOI&quot;: &quot;10.1093/oxfordhb/9780199286546.003.0011&quot;}, &quot;id&quot;: &quot;ITEM-1&quot;}], &quot;properties&quot;: {&quot;noteIndex&quot;: 0}} RND2rhR1DxXyF"/><text:span text:style-name="T5">, in particular, on propensity score matching methods. In their paper, they paraphrase the contagion question as follows, instead of observing exposure as a continuous variable, they dichotomize defining several thresholds, in particular, for each time point, they define a treatment variable </text:span><text:span text:style-name="T5"><draw:g text:anchor-type="as-char" svg:y="-0.1146in" draw:z-index="6" draw:style-name="gr1"><svg:title>TexMaths</svg:title><svg:desc>12§inline§T_{ilt}§svg§600§FALSE§</svg:desc><draw:polygon draw:style-name="gr40" draw:text-style-name="P29" svg:width="0.2362in" svg:height="0.1378in" svg:x="0in" svg:y="0in" svg:viewBox="0 0 601 351" draw:points="300,351 0,351 0,0 601,0 601,351"><text:p/></draw:polygon><draw:path draw:style-name="gr41" draw:text-style-name="P29" svg:width="0.113in" svg:height="0.1122in" svg:x="0.0039in" svg:y="0.0004in" svg:viewBox="0 0 288 286" svg:d="M171 30c3-12 4-14 9-16 5-1 18-1 28-1 42 0 61 1 61 35 0 6-1 23-3 33 0 3-2 8-2 9 0 2 2 5 5 5 5 0 6-3 7-10l11-73c1-2 1-6 1-7 0-5-4-5-12-5h-234c-11 0-11 0-14 8l-26 75c0 1-2 7-2 8 0 2 2 4 5 4 5 0 5-2 7-9 23-66 34-73 97-73h16c12 0 12 1 12 5 0 2-1 8-1 10l-57 224c-5 16-6 21-50 21-16 0-18 0-18 8 0 5 5 5 7 5 11 0 23-1 35-1s24 0 36 0 24 0 35 0c12 0 25 1 37 1 4 0 10 0 10-8 0-5-4-5-15-5s-17 0-27-1c-12-2-16-3-16-9 0-1 0-3 1-9z"><text:p/></draw:path><draw:path draw:style-name="gr42" draw:text-style-name="P29" svg:width="0.0354in" svg:height="0.0783in" svg:x="0.1024in" svg:y="0.0606in" svg:viewBox="0 0 91 200" svg:d="M83 11c0-5-4-11-12-11-9 0-17 7-17 17 0 5 4 11 12 11s17-9 17-17zM22 162c-2 3-3 7-3 13 0 13 12 25 29 25 30 0 43-42 43-46s-4-4-4-4c-5 0-5 2-7 6-7 22-20 35-32 35-6 0-7-4-7-10 0-8 2-12 5-19 3-9 6-16 9-24s13-34 15-37c1-4 2-8 2-10 0-14-12-25-29-25-30 0-43 40-43 45 0 4 4 4 5 4 5 0 5-1 6-5 7-25 20-36 31-36 5 0 8 3 8 11 0 6-2 11-9 29z"><text:p/></draw:path><draw:path draw:style-name="gr43" draw:text-style-name="P29"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44" draw:text-style-name="P29" svg:width="0.0394in" svg:height="0.0736in" svg:x="0.1909in" svg:y="0.065in" svg:viewBox="0 0 101 188" svg:d="M61 68h30c6 0 10 0 10-7 0-4-4-4-8-4h-29l10-44c0-1 2-2 2-3 0-6-4-10-10-10-8 0-12 5-14 13-3 7 1-7-12 44h-30c-6 0-10 0-10 6 0 5 4 5 8 5h29l-18 70c-1 8-3 18-3 22 0 17 14 28 31 28 33 0 53-41 53-46 0-3-5-3-5-3-4 0-5 1-7 6-9 18-23 34-40 34-6 0-11-3-11-14 0-2 1-9 3-12z"><text:p/></draw:path></draw:g></text:span><text:span text:style-name="T5"> as follows:</text:span></text:p>
      <text:p text:style-name="P9"><text:span text:style-name="T5"><text:tab/></text:span><text:span text:style-name="T5"><draw:g text:anchor-type="as-char" svg:y="-0.2402in" draw:z-index="7" draw:style-name="gr1"><svg:title>TexMaths</svg:title><svg:desc>12§display§T_{ilt} = \left\{\begin{array}{ll}
1 &amp; \mbox{if}\quad e_{it} &gt; l \\
0 &amp; \mbox{otherwise}
\end{array}\right.§svg§600§FALSE§</svg:desc><draw:polygon draw:style-name="gr45" draw:text-style-name="P29" svg:width="1.6413in" svg:height="0.3972in" svg:x="0in" svg:y="0in" svg:viewBox="0 0 4170 1010" draw:points="2084,1010 0,1010 0,0 4170,0 4170,1010"><text:p/></draw:polygon><draw:path draw:style-name="gr46" draw:text-style-name="P29" svg:width="0.113in" svg:height="0.1126in" svg:x="0.0039in" svg:y="0.12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47" draw:text-style-name="P29" svg:width="0.0354in" svg:height="0.0787in" svg:x="0.102in" svg:y="0.189in"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48" draw:text-style-name="P29" svg:width="0.026in" svg:height="0.0819in" svg:x="0.1508in" svg:y="0.185in" svg:viewBox="0 0 67 209" svg:d="M66 8c0 0 1-3 1-4 0-2-1-4-5-4-6 0-31 2-38 2-2 2-6 2-6 8 0 4 4 4 7 4 15 0 15 2 15 4s0 5-2 7l-37 147c-1 2-1 6-1 9 0 20 17 28 31 28 7 0 17-2 24-16 7-10 11-28 11-30 0-3-4-3-5-3-3 0-5 2-6 7-3 14-9 34-23 34-7 0-9-8-9-15 0-3 1-8 1-12z"><text:p/></draw:path><draw:path draw:style-name="gr49" draw:text-style-name="P29" svg:width="0.0394in" svg:height="0.074in" svg:x="0.1909in" svg:y="0.1933in" svg:viewBox="0 0 101 189" svg:d="M61 68h30c6 0 10 0 10-7 0-3-4-3-9-3h-28l10-45c0-1 2-2 2-3 0-6-4-10-10-10-8 0-12 5-14 13-3 7 1-7-12 45h-30c-6 0-10 0-10 6 0 4 4 4 8 4h29l-18 70c-1 9-3 18-3 23 0 17 14 28 31 28 33 0 53-41 53-46 0-4-5-4-5-4-4 0-5 1-7 6-9 18-23 35-40 35-6 0-11-3-11-14 0-3 1-10 3-12z"><text:p/></draw:path><draw:path draw:style-name="gr50" draw:text-style-name="P29" svg:width="0.1106in" svg:height="0.039in" svg:x="0.3in" svg:y="0.1799in" svg:viewBox="0 0 282 100" svg:d="M268 17c6 0 14 0 14-9 0-8-8-8-14-8h-254c-6 0-14 0-14 8 0 9 8 9 14 9zM268 100c6 0 14 0 14-9 0-8-8-8-14-8h-254c-6 0-14 0-14 8 0 9 8 9 14 9z"><text:p/></draw:path><draw:path draw:style-name="gr51" draw:text-style-name="P29" svg:width="0.0807in" svg:height="0.3988in" svg:x="0.4874in" svg:y="0in" svg:viewBox="0 0 206 1014" svg:d="M121 646c0-20 0-52-27-85-16-22-40-41-70-54 83-40 97-100 97-125v-243c0-26 0-80 82-121 3-1 3-2 3-8 0-10 0-10-9-10-6 0-6 0-17 5-42 20-84 54-94 105-1 9-1 12-1 41v196c0 12 0 35 0 40-3 44-30 83-78 109-7 4-7 4-7 11s0 7 6 11c29 15 70 45 78 98 1 10 1 11 1 16v251c0 61 43 102 96 126 9 5 10 5 16 5 9 0 9 0 9-10 0-6 0-7-3-9-18-8-72-36-82-97 0-6 0-11 0-36z"><text:p/></draw:path><draw:path draw:style-name="gr52" draw:text-style-name="P29" svg:width="0.0547in" svg:height="0.1106in" svg:x="0.6878in" svg:y="0.0287in" svg:viewBox="0 0 140 282" svg:d="M88 11c0-10 0-11-10-11-26 28-65 28-78 28v13c8 0 34 0 55-12v220c0 15-1 20-39 20h-14v13c16-1 52-1 70-1 17 0 54 0 68 1v-13h-13c-38 0-39-5-39-20z"><text:p/></draw:path><draw:path draw:style-name="gr53" draw:text-style-name="P29" svg:width="0.0354in" svg:height="0.111in" svg:x="0.928in" svg:y="0.0283in" svg:viewBox="0 0 91 283" svg:d="M61 96l-60 5v13c29 0 33 2 33 23v114c0 19-5 19-34 19v13c13 0 37-1 47-1 15 0 30 1 44 1v-13c-27 0-30-2-30-18zM64 23c0-15-11-23-23-23-13 0-23 12-23 23s10 21 23 21c12 0 23-8 23-21z"><text:p/></draw:path><draw:path draw:style-name="gr54" draw:text-style-name="P29" svg:width="0.0539in" svg:height="0.1173in" svg:x="0.9736in" svg:y="0.022in" svg:viewBox="0 0 138 299" svg:d="M60 116v-49c0-37 20-57 40-57 1 0 7 0 14 2-6 2-13 7-13 18 0 10 7 18 18 18 13 0 19-8 19-18 0-16-16-30-38-30-30 0-66 23-66 67v49h-34v14h34v137c0 19-5 19-34 19v13c17-1 37-1 49-1 17 0 37 0 54 1v-13h-9c-32 0-33-5-33-21v-135h49v-14z"><text:p/></draw:path><draw:path draw:style-name="gr55" draw:text-style-name="P29" svg:width="0.0638in" svg:height="0.0752in" svg:x="1.1929in" svg:y="0.0665in" svg:viewBox="0 0 163 192" svg:d="M60 90c12 0 43-1 65-11 30-12 32-37 32-43 0-18-17-36-45-36-48 0-112 41-112 115 0 44 25 77 67 77 60 0 96-44 96-50 0-3-2-5-5-5-2 0-3 1-6 3-33 43-79 43-85 43-32 0-37-35-37-50 0-5 1-18 7-43zM40 80c16-64 61-70 72-70 19 0 31 12 31 26 0 44-69 44-85 44z"><text:p/></draw:path><draw:path draw:style-name="gr56" draw:text-style-name="P29" svg:width="0.0354in" svg:height="0.0787in" svg:x="1.2677in" svg:y="0.0874in" svg:viewBox="0 0 91 201" svg:d="M83 11c0-5-4-11-12-11-9 0-17 7-17 17 0 5 4 11 12 11s17-9 17-17zM22 162c-2 4-3 7-3 13 0 14 12 26 29 26 30 0 43-42 43-46 0-5-5-5-5-5-4 0-4 3-6 6-7 23-20 36-32 36-6 0-7-5-7-11 0-7 2-12 5-19 3-8 6-15 9-24 3-7 13-34 15-37 1-4 2-7 2-10 0-14-12-25-29-25-30 0-43 41-43 46 0 3 5 3 5 3 5 0 5-1 6-5 7-25 20-36 31-36 5 0 8 3 8 11 0 6-2 11-9 29z"><text:p/></draw:path><draw:path draw:style-name="gr57" draw:text-style-name="P29" svg:width="0.0394in" svg:height="0.074in" svg:x="1.3138in" svg:y="0.0917in" svg:viewBox="0 0 101 189" svg:d="M61 68h30c6 0 10 0 10-6 0-4-4-4-9-4h-28l10-45c2-1 2-2 2-3 0-6-4-10-10-10-8 0-12 5-14 13-3 7 1-7-12 45h-30c-6 0-10 0-10 6 0 4 4 4 8 4h29l-18 70c-1 9-3 18-3 23 0 17 14 28 31 28 33 0 53-41 53-46 0-4-5-4-5-4-4 0-5 1-7 6-9 18-23 35-40 35-6 0-11-3-11-14 0-3 1-10 3-12z"><text:p/></draw:path><draw:path draw:style-name="gr58" draw:text-style-name="P29" svg:width="0.1016in" svg:height="0.0965in" svg:x="1.4276in" svg:y="0.0496in" svg:viewBox="0 0 259 246" svg:d="M251 132c5-2 8-4 8-10 0-4-3-7-8-8l-235-112c-5-2-6-2-8-2-4 0-8 4-8 8s2 6 8 10l222 104-222 106c-6 3-8 6-8 10 0 5 4 8 8 8 2 0 3 0 8-3z"><text:p/></draw:path><draw:path draw:style-name="gr59" draw:text-style-name="P29" svg:width="0.0354in" svg:height="0.1173in" svg:x="1.5961in" svg:y="0.0244in" svg:viewBox="0 0 91 299" svg:d="M91 5c0 0 0-5-5-5-10 0-42 4-52 5-4 0-9 0-9 8 0 5 5 5 11 5 20 0 22 4 22 7l-2 9-54 211c-1 5-2 8-2 14 0 24 19 40 38 40 15 0 26-8 33-24 8-16 13-41 13-42 0-4-4-4-5-4-5 0-5 2-6 8-8 27-15 52-33 52-12 0-12-13-12-19 0-11 0-12 2-20z"><text:p/></draw:path><draw:path draw:style-name="gr60" draw:text-style-name="P29" svg:width="0.0701in" svg:height="0.1146in" svg:x="0.6799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61" draw:text-style-name="P29" svg:width="0.0736in" svg:height="0.0764in" svg:x="0.9268in" svg:y="0.2642in" svg:viewBox="0 0 188 195" svg:d="M188 100c0-56-43-100-93-100-54 0-95 47-95 100 0 54 44 95 94 95 51 0 94-41 94-95zM95 184c-19 0-37-9-49-28-11-19-11-44-11-60 0-17 0-40 11-59 10-19 31-27 48-27 19 0 37 9 48 27 10 18 10 42 10 59 0 16 0 38-8 57-10 19-29 31-49 31z"><text:p/></draw:path><draw:path draw:style-name="gr62" draw:text-style-name="P29" svg:width="0.052in" svg:height="0.1039in" svg:x="1.0083in" svg:y="0.2366in" svg:viewBox="0 0 133 265" svg:d="M66 91h60v-13h-60v-78h-11c-1 35-13 80-55 82v9h36v117c0 53 40 57 55 57 30 0 42-30 42-57v-24h-11v24c0 31-13 47-28 47-28 0-28-39-28-46z"><text:p/></draw:path><draw:path draw:style-name="gr63" draw:text-style-name="P29" svg:width="0.0839in" svg:height="0.1154in" svg:x="1.0748in" svg:y="0.2236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64" draw:text-style-name="P29" svg:width="0.0642in" svg:height="0.0764in" svg:x="1.1661in" svg:y="0.2642in" svg:viewBox="0 0 164 195" svg:d="M36 83c2-63 38-73 53-73 43 0 48 57 48 73zM35 92h119c9 0 10 0 10-9 0-42-22-83-75-83-49 0-89 43-89 97 0 57 44 98 94 98 51 0 70-47 70-56 0-3-3-5-6-5s-3 3-4 6c-16 44-53 44-58 44-22 0-38-12-48-28-13-20-13-49-13-64z"><text:p/></draw:path><draw:path draw:style-name="gr65" draw:text-style-name="P29" svg:width="0.0559in" svg:height="0.0732in" svg:x="1.2394in" svg:y="0.2661in" svg:viewBox="0 0 143 187" svg:d="M59 47v-47l-59 5v13c30 0 34 2 34 24v113c0 19-5 19-34 19v13c17 0 36-1 48-1 18 0 37 0 54 1v-13h-8c-32 0-33-5-33-19v-66c0-42 18-79 51-79 2 0 3 0 4 0-1 0-9 6-9 16 0 12 8 18 18 18 7 0 18-4 18-18s-13-26-31-26c-32 0-47 29-53 47z"><text:p/></draw:path><draw:path draw:style-name="gr66" draw:text-style-name="P29" svg:width="0.1138in" svg:height="0.0732in" svg:x="1.3024in" svg:y="0.26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67" draw:text-style-name="P29" svg:width="0.0354in" svg:height="0.111in" svg:x="1.4244in" svg:y="0.228in" svg:viewBox="0 0 91 283" svg:d="M61 96l-60 5v13c29 0 33 2 33 23v114c0 19-5 19-34 19v13c13 0 37-1 47-1 15 0 30 1 44 1v-13c-27 0-30-2-30-18zM64 23c0-15-11-23-23-23-13 0-23 12-23 23s10 21 23 21c12 0 23-8 23-21z"><text:p/></draw:path><draw:path draw:style-name="gr68" draw:text-style-name="P29" svg:width="0.0543in" svg:height="0.0764in" svg:x="1.4701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69" draw:text-style-name="P29" svg:width="0.0642in" svg:height="0.0764in" svg:x="1.535in" svg:y="0.2642in" svg:viewBox="0 0 164 195" svg:d="M36 83c2-63 38-73 53-73 43 0 48 57 48 73zM35 92h119c9 0 10 0 10-9 0-42-22-83-75-83-49 0-89 43-89 97 0 57 44 98 94 98 51 0 70-47 70-56 0-3-3-5-6-5s-3 3-4 6c-16 44-53 44-58 44-22 0-38-12-48-28-13-20-13-49-13-64z"><text:p/></draw:path></draw:g></text:span><text:span text:style-name="T5"><text:tab/>(</text:span><text:span text:style-name="T5"><text:sequence text:ref-name="refEquation0" text:name="Equation" text:formula="ooow:Equation+1" style:num-format="1">2</text:sequence></text:span><text:span text:style-name="T5">)</text:span></text:p>
      <text:p text:style-name="P10">for the <draw:g text:anchor-type="as-char" svg:y="-0.111in" draw:z-index="10" draw:style-name="gr1"><svg:title>TexMaths</svg:title><svg:desc>12§display§i§svg§600§FALSE§</svg:desc><draw:polygon draw:style-name="gr74" draw:text-style-name="P29" svg:width="0.0575in" svg:height="0.1087in" svg:x="0in" svg:y="0.0004in" svg:viewBox="0 0 147 277" draw:points="73,277 0,277 0,0 147,0 147,277"><text:p/></draw:polygon><draw:path draw:style-name="gr75" draw:text-style-name="P29"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h individual, at time <draw:g text:anchor-type="as-char" svg:y="-0.1071in" draw:z-index="9" draw:style-name="gr1"><svg:title>TexMaths</svg:title><svg:desc>12§display§t§svg§600§FALSE§</svg:desc><draw:polygon draw:style-name="gr72" draw:text-style-name="P29" svg:width="0.0594in" svg:height="0.102in" svg:x="0in" svg:y="0.002in" svg:viewBox="0 0 152 260" draw:points="76,260 0,260 0,0 152,0 152,260"><text:p/></draw:polygon><draw:path draw:style-name="gr73" draw:text-style-name="P29"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where <draw:g text:anchor-type="as-char" svg:y="-0.0744in" draw:z-index="5" draw:style-name="gr1"><svg:title>TexMaths</svg:title><svg:desc>12§display§e_{it}§svg§600§FALSE§</svg:desc><draw:polygon draw:style-name="gr36" draw:text-style-name="P29" svg:width="0.174in" svg:height="0.0961in" svg:x="0in" svg:y="0.002in" svg:viewBox="0 0 443 245" draw:points="221,245 0,245 0,0 443,0 443,245"><text:p/></draw:polygon><draw:path draw:style-name="gr37" draw:text-style-name="P29" svg:width="0.0638in" svg:height="0.0752in" svg:x="0.0075in" svg:y="0in" svg:viewBox="0 0 163 192" svg:d="M60 90c12 0 43-1 65-11 30-12 32-37 32-43 0-18-16-36-45-36-48 0-112 41-112 115 0 43 25 77 67 77 60 0 96-44 96-50 0-3-2-5-4-5-3 0-4 1-6 3-34 42-80 42-86 42-32 0-37-34-37-49 0-5 1-18 7-43zM40 80c16-64 61-70 72-70 19 0 31 12 31 26 0 44-69 44-85 44z"><text:p/></draw:path><draw:path draw:style-name="gr38" draw:text-style-name="P29" svg:width="0.0354in" svg:height="0.0783in" svg:x="0.0827in" svg:y="0.021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9" draw:text-style-name="P29" svg:width="0.0394in" svg:height="0.0736in" svg:x="0.1287in" svg:y="0.0256in" svg:viewBox="0 0 101 188" svg:d="M61 68h30c6 0 10 0 10-7 0-3-4-3-9-3h-28l10-45c0-1 2-2 2-3 0-6-4-10-10-10-8 0-12 5-14 13-3 7 1-7-12 45h-30c-6 0-10 0-10 6 0 4 4 4 8 4h29l-18 70c-1 8-3 18-3 23 0 17 14 27 31 27 33 0 53-40 53-45 0-4-5-4-5-4-4 0-5 1-7 6-9 18-23 35-40 35-6 0-11-4-11-14 0-3 1-10 3-12z"><text:p/></draw:path></draw:g> is exposure measured as number of connections at time t that had adopted the behavior, and <draw:g text:anchor-type="as-char" svg:y="-0.1181in" draw:z-index="8" draw:style-name="gr1"><svg:title>TexMaths</svg:title><svg:desc>12§display§l§svg§600§FALSE§</svg:desc><draw:polygon draw:style-name="gr70" draw:text-style-name="P29" svg:width="0.052in" svg:height="0.1154in" svg:x="0in" svg:y="0.0004in" svg:viewBox="0 0 133 294" draw:points="67,294 0,294 0,0 133,0 133,294"><text:p/></draw:polygon><draw:path draw:style-name="gr71" draw:text-style-name="P29"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 is the exposure threshold.</text:p>
      <text:p text:style-name="P12">To summarize their method</text:p>
      <text:list xml:id="list3142334534918772641" text:style-name="L1">
        <text:list-item>
          <text:p text:style-name="P13">Estimate propensity score, <draw:g text:anchor-type="as-char" svg:y="-0.0736in" draw:z-index="11" draw:style-name="gr1"><svg:title>TexMaths</svg:title><svg:desc>12§display§p_{ilt}§svg§600§FALSE§</svg:desc><draw:polygon draw:style-name="gr76" draw:text-style-name="P29" svg:width="0.2228in" svg:height="0.1039in" svg:x="0.0051in" svg:y="0.0024in" svg:viewBox="0 0 567 265" draw:points="283,265 0,265 0,0 567,0 567,265"><text:p/></draw:polygon><draw:path draw:style-name="gr77" draw:text-style-name="P29" svg:width="0.0866in" svg:height="0.1063in" svg:x="0in" svg:y="0in" svg:viewBox="0 0 221 271" svg:d="M32 239c-3 15-3 18-22 18-5 0-10 0-10 8 0 3 2 6 6 6 11 0 23-3 35-3 14 0 29 3 42 3 2 0 8 0 8-10 0-4-5-4-11-4-21 0-21-3-21-7 0-5 18-74 21-85 5 13 17 28 39 28 49 0 102-63 102-126 0-39-24-67-57-67-20 0-40 16-55 31-3-23-23-31-38-31-19 0-28 17-31 24-8 14-14 40-14 41 0 5 5 5 6 5 4 0 4 0 8-10 7-30 15-50 30-50 7 0 13 3 13 19 0 9-1 14-3 22zM107 55c3-12 14-24 23-30 14-13 26-15 33-15 18 0 28 14 28 39 0 26-14 74-22 91-14 30-35 43-50 43-28 0-34-35-34-37s0-3 1-8z"><text:p/></draw:path><draw:path draw:style-name="gr78" draw:text-style-name="P29" svg:width="0.0354in" svg:height="0.0787in" svg:x="0.0941in" svg:y="0.0213in" svg:viewBox="0 0 91 201" svg:d="M83 11c0-5-4-11-12-11-9 0-17 7-17 17 0 5 4 11 12 11s17-9 17-17zM22 162c-2 4-3 8-3 14 0 13 12 25 29 25 30 0 43-42 43-46 0-5-5-5-5-5-4 0-4 3-6 6-7 23-20 36-32 36-6 0-7-4-7-10 0-8 2-12 5-20s6-15 9-24c3-7 13-33 15-37 1-4 2-7 2-10 0-14-12-25-29-25-30 0-43 41-43 46 0 3 4 4 5 4 5 0 5-2 6-5 7-26 20-36 31-36 5 0 8 2 8 10 0 6-2 11-9 29z"><text:p/></draw:path><draw:path draw:style-name="gr79" draw:text-style-name="P29" svg:width="0.026in" svg:height="0.0819in" svg:x="0.1421in" svg:y="0.0181in" svg:viewBox="0 0 67 209" svg:d="M66 8c0 0 1-3 1-4 0-2-1-4-5-4-6 0-31 2-38 2-2 2-6 2-6 8 0 4 4 4 7 4 15 0 15 2 15 4s0 5-2 7l-37 147c-1 2-1 6-1 10 0 19 17 27 31 27 7 0 17-2 24-15 7-11 11-29 11-30 0-4-4-4-5-4-3 0-5 2-6 7-3 15-9 34-23 34-7 0-9-7-9-15 0-3 1-8 1-12z"><text:p/></draw:path><draw:path draw:style-name="gr80" draw:text-style-name="P29" svg:width="0.0394in" svg:height="0.074in" svg:x="0.1831in" svg:y="0.026in" svg:viewBox="0 0 101 189" svg:d="M61 69h30c6 0 10 0 10-8 0-3-4-3-9-3h-28l10-45c0-1 2-2 2-3 0-6-4-10-10-10-8 0-12 5-14 13-3 7 1-7-12 45h-30c-6 0-10 0-10 6 0 5 4 5 8 5h29l-18 69c-1 9-3 18-3 23 0 17 14 28 31 28 33 0 53-41 53-46 0-3-5-3-5-3-4 0-5 1-7 6-9 18-23 34-40 34-6 0-11-3-11-14 0-2 1-10 3-12z"><text:p/></draw:path></draw:g>, using a logistic regression</text:p>
        </text:list-item>
        <text:list-item>
          <text:p text:style-name="P13">Match treated individuals to untreated based on the propensity score</text:p>
        </text:list-item>
        <text:list-item>
          <text:p text:style-name="P13">Remove pairs for which there was no good match, in particular, for which <draw:g text:anchor-type="as-char" svg:y="-0.1252in" draw:z-index="12" draw:style-name="gr1"><svg:title>TexMaths</svg:title><svg:desc>12§display§|p_{ilt} - p_{jlt}| &gt; 2\sigma_{|p_{ilt} – p_{jlt}|}§svg§600§FALSE§</svg:desc><draw:polygon draw:style-name="gr81" draw:text-style-name="P29" svg:width="1.6724in" svg:height="0.1874in" svg:x="0in" svg:y="0.0008in" svg:viewBox="0 0 4249 477" draw:points="2125,477 0,477 0,0 4249,0 4249,477"><text:p/></draw:polygon><draw:path draw:style-name="gr82" draw:text-style-name="P29" svg:width="0.0067in" svg:height="0.1657in" svg:x="0.0197in" svg:y="0.0004in" svg:viewBox="0 0 18 422" svg:d="M18 16c0-9 0-16-8-16-10 0-10 7-10 16v391c0 8 0 15 10 15 8 0 8-7 8-15z"><text:p/></draw:path><draw:path draw:style-name="gr83" draw:text-style-name="P29" svg:width="0.0866in" svg:height="0.1059in" svg:x="0.0406in" svg:y="0.0512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84" draw:text-style-name="P29" svg:width="0.0354in" svg:height="0.0783in" svg:x="0.1346in" svg:y="0.072in"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85" draw:text-style-name="P29" svg:width="0.026in" svg:height="0.0815in" svg:x="0.1831in" svg:y="0.0689in" svg:viewBox="0 0 67 208" svg:d="M66 8c0 0 1-3 1-4 0-2-1-4-5-4-6 0-31 2-38 2-2 2-6 2-6 8 0 4 4 4 7 4 15 0 15 2 15 4s0 5-2 7l-37 146c-1 3-1 6-1 10 0 19 17 27 31 27 7 0 17-2 24-15 7-11 11-29 11-30 0-4-4-4-5-4-3 0-5 3-6 8-3 14-9 33-23 33-7 0-9-7-9-14 0-4 1-9 1-12z"><text:p/></draw:path><draw:path draw:style-name="gr86" draw:text-style-name="P29" svg:width="0.0394in" svg:height="0.0736in" svg:x="0.2232in" svg:y="0.0772in" svg:viewBox="0 0 101 188" svg:d="M61 68h30c6 0 10 0 10-7 0-3-4-3-9-3h-28l10-45c0-1 2-2 2-3 0-6-4-10-10-10-8 0-12 5-14 13-3 7 1-7-12 45h-30c-6 0-10 0-10 6 0 4 4 4 8 4h29l-18 70c-1 8-3 18-3 23 0 16 14 27 31 27 33 0 53-41 53-45s-5-4-5-4c-4 0-5 1-7 6-9 18-23 35-40 35-6 0-11-4-11-15 0-2 1-9 3-12z"><text:p/></draw:path><draw:path draw:style-name="gr87" draw:text-style-name="P29" svg:width="0.1016in" svg:height="0.0067in" svg:x="0.328in" svg:y="0.0799in" svg:viewBox="0 0 259 18" svg:d="M244 18c7 0 15 0 15-8 0-10-8-10-15-10h-230c-7 0-14 0-14 10 0 8 7 8 14 8z"><text:p/></draw:path><draw:path draw:style-name="gr88" draw:text-style-name="P29" svg:width="0.0866in" svg:height="0.1059in" svg:x="0.4744in" svg:y="0.0512in" svg:viewBox="0 0 221 270" svg:d="M32 238c-3 15-3 18-22 18-5 0-10 0-10 8 0 3 2 6 6 6 11 0 23-3 35-3 14 0 29 3 42 3 2 0 8 0 8-10 0-4-5-4-11-4-21 0-21-3-21-7 0-5 18-74 21-85 5 13 17 28 39 28 49 0 102-63 102-125 0-39-24-67-57-67-20 0-40 16-55 31-3-23-23-31-38-31-19 0-28 17-31 24-8 14-14 40-14 41 0 4 5 4 5 4 5 0 5 0 9-9 7-30 15-50 30-50 7 0 13 3 13 19 0 9-1 14-3 21zM107 55c3-12 14-24 23-30 14-13 26-15 33-15 18 0 28 14 28 39s-15 73-22 90c-14 30-35 43-50 43-28 0-34-35-34-37 0-1 0-2 1-7z"><text:p/></draw:path><draw:path draw:style-name="gr89" draw:text-style-name="P29" svg:width="0.0512in" svg:height="0.1004in" svg:x="0.563in" svg:y="0.072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90" draw:text-style-name="P29" svg:width="0.026in" svg:height="0.0815in" svg:x="0.6315in" svg:y="0.0689in" svg:viewBox="0 0 67 208" svg:d="M66 8c0 0 1-3 1-4 0-2-1-4-5-4-6 0-31 2-38 2-2 2-6 2-6 8 0 4 4 4 7 4 15 0 15 2 15 4s0 5-2 7l-37 146c-1 3-1 6-1 10 0 19 17 27 31 27 7 0 17-2 24-15 7-11 11-29 11-30 0-4-4-4-5-4-3 0-5 3-6 8-3 14-9 33-23 33-7 0-9-7-9-14 0-4 1-9 1-12z"><text:p/></draw:path><draw:path draw:style-name="gr91" draw:text-style-name="P29" svg:width="0.0394in" svg:height="0.0736in" svg:x="0.6717in" svg:y="0.0772in" svg:viewBox="0 0 101 188" svg:d="M61 68h30c6 0 10 0 10-7 0-3-4-3-9-3h-28l10-45c2-1 2-2 2-3 0-6-4-10-10-10-8 0-12 5-14 13-3 7 1-7-12 45h-30c-6 0-10 0-10 6 0 4 4 4 8 4h29l-18 70c-1 8-3 18-3 23 0 16 14 27 31 27 33 0 53-41 53-45s-5-4-5-4c-4 0-5 1-7 6-9 18-23 35-40 35-6 0-11-4-11-15 0-2 1-9 3-12z"><text:p/></draw:path><draw:path draw:style-name="gr92" draw:text-style-name="P29" svg:width="0.0067in" svg:height="0.1657in" svg:x="0.7453in" svg:y="0.0004in" svg:viewBox="0 0 18 422" svg:d="M18 16c0-9 0-16-8-16-10 0-10 7-10 16v391c0 8 0 15 10 15 8 0 8-7 8-15z"><text:p/></draw:path><draw:path draw:style-name="gr93" draw:text-style-name="P29" svg:width="0.1016in" svg:height="0.0965in" svg:x="0.8311in" svg:y="0.0346in" svg:viewBox="0 0 259 246" svg:d="M251 132c5-3 8-4 8-10 0-5-3-7-8-8l-235-112c-5-2-6-2-8-2-4 0-8 4-8 8s2 6 8 10l222 104-222 106c-6 2-8 6-8 9 0 5 4 9 8 9 2 0 3 0 8-4z"><text:p/></draw:path><draw:path draw:style-name="gr94" draw:text-style-name="P29" svg:width="0.0661in" svg:height="0.1106in" svg:x="1.0008in" svg:y="0.0138in" svg:viewBox="0 0 169 282" svg:d="M32 249l46-43c66-59 91-81 91-125 0-47-38-81-90-81-48 0-79 38-79 77 0 24 22 24 23 24 7 0 21-6 21-23 0-11-7-22-22-22-3 0-4 0-5 0 9-27 32-43 57-43 39 0 57 35 57 68 0 35-22 69-45 94l-81 91c-5 5-5 6-5 16h157l12-74h-11c-1 12-4 32-8 38-4 3-31 3-41 3z"><text:p/></draw:path><draw:path draw:style-name="gr95" draw:text-style-name="P29" svg:width="0.0878in" svg:height="0.0732in" svg:x="1.0811in" svg:y="0.0528in" svg:viewBox="0 0 224 187" svg:d="M204 25c5 0 20 0 20-15 0-10-8-10-16-10h-96c-65 0-112 69-112 120 0 38 25 67 64 67 50 0 106-50 106-116 0-7 0-28-13-46zM64 179c-21 0-38-16-38-47 0-12 5-47 21-72 17-30 43-35 57-35 35 0 39 28 39 41 0 19-9 54-23 75-17 26-40 38-56 38z"><text:p/></draw:path><draw:path draw:style-name="gr96" draw:text-style-name="P29" svg:width="0.0059in" svg:height="0.1161in" svg:x="1.1866in" svg:y="0.0673in" svg:viewBox="0 0 16 296" svg:d="M16 12c0-5 0-12-8-12s-8 7-8 12v272c0 5 0 12 7 12 9 0 9-7 9-12z"><text:p/></draw:path><draw:path draw:style-name="gr97" draw:text-style-name="P29" svg:width="0.065in" svg:height="0.0736in" svg:x="1.2087in" svg:y="0.1035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98" draw:text-style-name="P29" svg:width="0.0295in" svg:height="0.0563in" svg:x="1.2846in" svg:y="0.1161in" svg:viewBox="0 0 76 144" svg:d="M65 10c0-6-4-10-9-10-6 0-13 6-13 13 0 6 5 9 9 9 7 0 13-6 13-12zM76 111c0-3-4-3-5-3-4 0-4 1-5 5-4 12-13 24-24 24-5 0-7-4-7-9 0-3 1-6 3-11 2-3 4-8 5-10 0-3 9-22 12-30 1-4 3-8 3-11 0-10-10-18-23-18-23 0-35 27-35 32 0 4 4 4 5 4 3 0 3-1 5-5 4-14 14-24 24-24 3 0 6 3 6 9 0 0 0 3-2 7-1 3-10 26-13 33-2 4-2 5-5 12-1 3-2 6-2 10 0 11 10 18 23 18 23 0 35-28 35-33z"><text:p/></draw:path><draw:path draw:style-name="gr99" draw:text-style-name="P29" svg:width="0.0209in" svg:height="0.0587in" svg:x="1.3299in" svg:y="0.1146in" svg:viewBox="0 0 54 150" svg:d="M49 8c0-3 0-3 0-4 0-4-2-4-6-4l-26 2c-4 0-5 0-5 2-1 1-2 3-2 4 0 4 3 4 7 4 7 0 8 0 11 1 0 1 0 4 0 7l-27 102c-1 3-1 4-1 7 0 12 13 21 26 21 8 0 14-4 18-11 6-8 10-22 10-23 0-2-4-2-5-2-3 0-3 1-5 5-3 13-9 24-18 24-6 0-8-5-8-12 0-3 0-5 1-6z"><text:p/></draw:path><draw:path draw:style-name="gr100" draw:text-style-name="P29" svg:width="0.0323in" svg:height="0.0528in" svg:x="1.3677in" svg:y="0.1197in" svg:viewBox="0 0 83 135" svg:d="M49 52h25c5 0 5-2 6-2 2-1 2-3 2-4 0-4-3-4-6-4h-24l4-18c2-6 4-16 4-17 0-3-2-7-8-7-4 0-9 2-10 8-1 4 1-7-10 34h-25c-3 0-7 0-7 6 0 4 2 4 7 4h23l-12 49c-1 4-2 12-2 14 0 12 10 20 26 20 25 0 41-28 41-33 0-3-4-3-4-3-3 0-5 2-6 4-6 16-19 25-31 25-6 0-8-5-8-11 0-3 0-4 0-6z"><text:p/></draw:path><draw:path draw:style-name="gr101" draw:text-style-name="P29" svg:width="0.065in" svg:height="0.0736in" svg:x="1.4161in" svg:y="0.1035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102" draw:text-style-name="P29" svg:width="0.0394in" svg:height="0.0724in" svg:x="1.4874in" svg:y="0.1161in" svg:viewBox="0 0 101 185" svg:d="M101 10c0-5-4-10-10-10s-13 6-13 13c0 5 5 9 10 9 7 0 13-6 13-12zM54 151c-4 16-17 26-30 26-4 0-6 0-7-1 5-2 6-8 6-11s-3-8-10-8-13 6-13 13c0 10 10 15 24 15s42-8 49-34l19-76c0-2 2-4 2-7 0-12-12-20-27-20-26 0-42 29-42 32 0 4 4 4 5 4 4 0 4-1 5-4 9-20 24-25 31-25 8 0 10 7 10 11 0 3-2 3-2 6z"><text:p/></draw:path><draw:path draw:style-name="gr103" draw:text-style-name="P29" svg:width="0.0209in" svg:height="0.0587in" svg:x="1.5469in" svg:y="0.1146in" svg:viewBox="0 0 54 150" svg:d="M49 8c0-3 0-3 0-4 0-4-2-4-6-4l-26 2c-4 0-5 0-5 2-1 1-2 3-2 4 0 4 3 4 7 4 7 0 8 0 11 1 0 1 0 4 0 7l-27 102c-1 3-1 4-1 7 0 12 13 21 26 21 8 0 14-4 18-11 6-8 10-22 10-23 0-2-4-2-5-2-3 0-3 1-5 5-3 13-9 24-18 24-6 0-8-5-8-12 0-3 0-5 1-6z"><text:p/></draw:path><draw:path draw:style-name="gr104" draw:text-style-name="P29" svg:width="0.0323in" svg:height="0.0528in" svg:x="1.5846in" svg:y="0.1197in" svg:viewBox="0 0 83 135" svg:d="M49 52h25c5 0 5-2 6-2 2-1 2-3 2-4 0-4-3-4-6-4h-24l4-18c2-6 4-16 4-17 0-3-2-7-8-7-4 0-9 2-10 8-1 4 1-7-10 34h-25c-3 0-7 0-7 6 0 4 2 4 7 4h23l-12 49c-1 4-2 12-2 14 0 12 10 20 26 20 25 0 41-28 41-33 0-3-4-3-4-3-3 0-5 2-6 4-6 16-19 25-31 25-6 0-8-5-8-11 0-3 0-4 0-6z"><text:p/></draw:path><draw:path draw:style-name="gr105" draw:text-style-name="P29" svg:width="0.0059in" svg:height="0.1161in" svg:x="1.65in" svg:y="0.0673in" svg:viewBox="0 0 16 296" svg:d="M16 12c0-5 0-12-8-12s-8 7-8 12v272c0 5 0 12 7 12 9 0 9-7 9-12z"><text:p/></draw:path></draw:g></text:p>
        </text:list-item>
        <text:list-item>
          <text:p text:style-name="P13"><text:soft-page-break/>Compute <text:span text:style-name="T22">a pseudo</text:span> Average Treatment effect on the Treated (ATT) as the ratio of adopters over non adopters, <draw:g text:anchor-type="as-char" svg:y="-0.1252in" draw:z-index="13" draw:style-name="gr1"><svg:title>TexMaths</svg:title><svg:desc>12§display§n_+/n_-§svg§600§FALSE§</svg:desc><draw:polygon draw:style-name="gr106" draw:text-style-name="P29" svg:width="0.4953in" svg:height="0.1654in" svg:x="0in" svg:y="0.0008in" svg:viewBox="0 0 1259 421" draw:points="629,421 0,421 0,0 1259,0 1259,421"><text:p/></draw:polygon><draw:path draw:style-name="gr107" draw:text-style-name="P29" svg:width="0.0898in" svg:height="0.0752in" svg:x="0.0047in" svg:y="0.0512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108" draw:text-style-name="P29" svg:width="0.0854in" svg:height="0.0854in" svg:x="0.1071in" svg:y="0.0776in" svg:viewBox="0 0 218 218" svg:d="M116 116h92c3 0 10 0 10-7s-7-7-10-7h-92v-91c0-4 0-11-7-11s-7 7-7 11v91h-91c-4 0-11 0-11 7s7 7 11 7h91v92c0 3 0 10 7 10s7-6 7-10z"><text:p/></draw:path><draw:path draw:style-name="gr109" draw:text-style-name="P29" svg:width="0.065in" svg:height="0.1657in" svg:x="0.2189in" svg:y="0.0004in" svg:viewBox="0 0 166 422" svg:d="M163 16c3-5 3-8 3-8 0-4-4-8-9-8-3 0-6 1-7 4l-148 403c-2 6-2 7-2 7 0 5 4 8 8 8 6 0 8-2 10-9z"><text:p/></draw:path><draw:path draw:style-name="gr110" draw:text-style-name="P29" svg:width="0.0898in" svg:height="0.0752in" svg:x="0.2972in" svg:y="0.0512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111" draw:text-style-name="P29" svg:width="0.0783in" svg:height="0.0059in" svg:x="0.4039in" svg:y="0.1173in" svg:viewBox="0 0 200 16" svg:d="M188 16c5 0 12 0 12-8s-6-8-12-8h-176c-5 0-12 0-12 7 0 9 7 9 12 9z"><text:p/></draw:path></draw:g></text:p>
        </text:list-item>
      </text:list>
      <text:p text:style-name="P12">Nevertheless, while the propensity score matching estimator is widely used by literature <text:reference-mark-start text:name="ADDIN CSL_CITATION {&quot;mendeley&quot;: {&quot;previouslyFormattedCitation&quot;: &quot;(Imbens and Wooldridge, 2009)&quot;, &quot;plainTextFormattedCitation&quot;: &quot;(Imbens and Wooldridge, 2009)&quot;, &quot;formattedCitation&quot;: &quot;(Imbens and Wooldridge, 2009)&quot;}, &quot;schema&quot;: &quot;https://github.com/citation-style-language/schema/raw/master/csl-citation.json&quot;, &quot;citationItems&quot;: [{&quot;uris&quot;: [&quot;http://www.mendeley.com/documents/?uuid=68b9fcb1-8c6b-4a8d-9324-c1c541dea77d&quot;], &quot;itemData&quot;: {&quot;PMID&quot;: &quot;213233919&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title&quot;: &quot;Recent Developments in the Econometrics of Program Evaluation&quot;, &quot;volume&quot;: &quot;47&quot;, &quot;issue&quot;: &quot;1&quot;, &quot;type&quot;: &quot;article-journal&quot;, &quot;DOI&quot;: &quot;10.1257/jel.47.1.5&quot;, &quot;issued&quot;: {&quot;date-parts&quot;: [[&quot;2009&quot;]]}, &quot;page&quot;: &quot;5-86&quot;, &quot;author&quot;: [{&quot;given&quot;: &quot;Guido W&quot;, &quot;parse-names&quot;: false, &quot;suffix&quot;: &quot;&quot;, &quot;dropping-particle&quot;: &quot;&quot;, &quot;family&quot;: &quot;Imbens&quot;, &quot;non-dropping-particle&quot;: &quot;&quot;}, {&quot;given&quot;: &quot;Jeffrey M&quot;, &quot;parse-names&quot;: false, &quot;suffix&quot;: &quot;&quot;, &quot;dropping-particle&quot;: &quot;&quot;, &quot;family&quot;: &quot;Wooldridge&quot;, &quot;non-dropping-particle&quot;: &quot;&quot;}], &quot;ISSN&quot;: &quot;0022-0515&quot;, &quot;container-title&quot;: &quot;Journal of Economic Literature&quot;, &quot;ISBN&quot;: &quot;00220515&quot;, &quot;id&quot;: &quot;ITEM-1&quot;}, &quot;id&quot;: &quot;ITEM-1&quot;}], &quot;properties&quot;: {&quot;noteIndex&quot;: 0}} RNDSs1qNrrWY2"/><text:span text:style-name="T5">(Imbens and Wooldridge, 2009)</text:span><text:reference-mark-end text:name="ADDIN CSL_CITATION {&quot;mendeley&quot;: {&quot;previouslyFormattedCitation&quot;: &quot;(Imbens and Wooldridge, 2009)&quot;, &quot;plainTextFormattedCitation&quot;: &quot;(Imbens and Wooldridge, 2009)&quot;, &quot;formattedCitation&quot;: &quot;(Imbens and Wooldridge, 2009)&quot;}, &quot;schema&quot;: &quot;https://github.com/citation-style-language/schema/raw/master/csl-citation.json&quot;, &quot;citationItems&quot;: [{&quot;uris&quot;: [&quot;http://www.mendeley.com/documents/?uuid=68b9fcb1-8c6b-4a8d-9324-c1c541dea77d&quot;], &quot;itemData&quot;: {&quot;PMID&quot;: &quot;213233919&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title&quot;: &quot;Recent Developments in the Econometrics of Program Evaluation&quot;, &quot;volume&quot;: &quot;47&quot;, &quot;issue&quot;: &quot;1&quot;, &quot;type&quot;: &quot;article-journal&quot;, &quot;DOI&quot;: &quot;10.1257/jel.47.1.5&quot;, &quot;issued&quot;: {&quot;date-parts&quot;: [[&quot;2009&quot;]]}, &quot;page&quot;: &quot;5-86&quot;, &quot;author&quot;: [{&quot;given&quot;: &quot;Guido W&quot;, &quot;parse-names&quot;: false, &quot;suffix&quot;: &quot;&quot;, &quot;dropping-particle&quot;: &quot;&quot;, &quot;family&quot;: &quot;Imbens&quot;, &quot;non-dropping-particle&quot;: &quot;&quot;}, {&quot;given&quot;: &quot;Jeffrey M&quot;, &quot;parse-names&quot;: false, &quot;suffix&quot;: &quot;&quot;, &quot;dropping-particle&quot;: &quot;&quot;, &quot;family&quot;: &quot;Wooldridge&quot;, &quot;non-dropping-particle&quot;: &quot;&quot;}], &quot;ISSN&quot;: &quot;0022-0515&quot;, &quot;container-title&quot;: &quot;Journal of Economic Literature&quot;, &quot;ISBN&quot;: &quot;00220515&quot;, &quot;id&quot;: &quot;ITEM-1&quot;}, &quot;id&quot;: &quot;ITEM-1&quot;}], &quot;properties&quot;: {&quot;noteIndex&quot;: 0}} RNDSs1qNrrWY2"/>⁠, it is also a very controversial one since it is know to cause what's called <text:span text:style-name="T3">imbalance </text:span><text:span text:style-name="T15">in post matched samples, which is the opposite of what the method itself looks for </text:span><text:reference-mark-start text:name="ADDIN CSL_CITATION {&quot;mendeley&quot;: {&quot;previouslyFormattedCitation&quot;: &quot;(King and Nielsen, 2015)&quot;, &quot;plainTextFormattedCitation&quot;: &quot;(King and Nielsen, 2015)&quot;, &quot;formattedCitation&quot;: &quot;(King and Nielsen, 2015)&quot;}, &quot;schema&quot;: &quot;https://github.com/citation-style-language/schema/raw/master/csl-citation.json&quot;, &quot;citationItems&quot;: [{&quot;uris&quot;: [&quot;http://www.mendeley.com/documents/?uuid=9c9ede7e-dc83-4421-b946-93ce6944ce74&quot;], &quot;itemData&quot;: {&quot;title&quot;: &quot;Why Propensity Scores Should Not Be Used for&quot;, &quot;author&quot;: [{&quot;given&quot;: &quot;Gary&quot;, &quot;parse-names&quot;: false, &quot;suffix&quot;: &quot;&quot;, &quot;dropping-particle&quot;: &quot;&quot;, &quot;family&quot;: &quot;King&quot;, &quot;non-dropping-particle&quot;: &quot;&quot;}, {&quot;given&quot;: &quot;Richard&quot;, &quot;parse-names&quot;: false, &quot;suffix&quot;: &quot;&quot;, &quot;dropping-particle&quot;: &quot;&quot;, &quot;family&quot;: &quot;Nielsen&quot;, &quot;non-dropping-particle&quot;: &quot;&quot;}], &quot;type&quot;: &quot;report&quot;, &quot;issued&quot;: {&quot;date-parts&quot;: [[&quot;2015&quot;]]}, &quot;id&quot;: &quot;ITEM-1&quot;}, &quot;id&quot;: &quot;ITEM-1&quot;}], &quot;properties&quot;: {&quot;noteIndex&quot;: 0}} RNDfMKbWbz0t3"/><text:span text:style-name="T9">(King and Nielsen, 2015)</text:span><text:reference-mark-end text:name="ADDIN CSL_CITATION {&quot;mendeley&quot;: {&quot;previouslyFormattedCitation&quot;: &quot;(King and Nielsen, 2015)&quot;, &quot;plainTextFormattedCitation&quot;: &quot;(King and Nielsen, 2015)&quot;, &quot;formattedCitation&quot;: &quot;(King and Nielsen, 2015)&quot;}, &quot;schema&quot;: &quot;https://github.com/citation-style-language/schema/raw/master/csl-citation.json&quot;, &quot;citationItems&quot;: [{&quot;uris&quot;: [&quot;http://www.mendeley.com/documents/?uuid=9c9ede7e-dc83-4421-b946-93ce6944ce74&quot;], &quot;itemData&quot;: {&quot;title&quot;: &quot;Why Propensity Scores Should Not Be Used for&quot;, &quot;author&quot;: [{&quot;given&quot;: &quot;Gary&quot;, &quot;parse-names&quot;: false, &quot;suffix&quot;: &quot;&quot;, &quot;dropping-particle&quot;: &quot;&quot;, &quot;family&quot;: &quot;King&quot;, &quot;non-dropping-particle&quot;: &quot;&quot;}, {&quot;given&quot;: &quot;Richard&quot;, &quot;parse-names&quot;: false, &quot;suffix&quot;: &quot;&quot;, &quot;dropping-particle&quot;: &quot;&quot;, &quot;family&quot;: &quot;Nielsen&quot;, &quot;non-dropping-particle&quot;: &quot;&quot;}], &quot;type&quot;: &quot;report&quot;, &quot;issued&quot;: {&quot;date-parts&quot;: [[&quot;2015&quot;]]}, &quot;id&quot;: &quot;ITEM-1&quot;}, &quot;id&quot;: &quot;ITEM-1&quot;}], &quot;properties&quot;: {&quot;noteIndex&quot;: 0}} RNDfMKbWbz0t3"/><text:span text:style-name="T15">⁠. </text:span><text:span text:style-name="T16">Instead, in this article we will use two different estimators which have better properties: Nearest Neighbor Matching based on Mahalanobis distance (NNM), and Inverse Pro</text:span><text:span text:style-name="T18">b</text:span><text:span text:style-name="T16">ability Weighting (IPW).</text:span></text:p>
      <text:p text:style-name="P14"><text:span text:style-name="T15">The NNM estimator can be described as follows:</text:span></text:p>
      <text:list xml:id="list4937848951562397012" text:style-name="L2">
        <text:list-item>
          <text:p text:style-name="P15"><text:span text:style-name="T15">For all </text:span><text:span text:style-name="T18">individuals</text:span><text:span text:style-name="T15"> </text:span><text:span text:style-name="T15"><draw:g text:anchor-type="as-char" svg:y="-0.111in" draw:z-index="15" draw:style-name="gr1"><svg:title>TexMaths</svg:title><svg:desc>12§display§i§svg§600§FALSE§</svg:desc><draw:polygon draw:style-name="gr112" draw:text-style-name="P29" svg:width="0.0575in" svg:height="0.1087in" svg:x="0in" svg:y="0.0004in" svg:viewBox="0 0 147 277" draw:points="73,277 0,277 0,0 147,0 147,277"><text:p/></draw:polygon><draw:path draw:style-name="gr113" draw:text-style-name="P29"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5"> </text:span><text:span text:style-name="T18">for which </text:span><text:span text:style-name="T18"><draw:g text:anchor-type="as-char" svg:y="-0.1146in" draw:z-index="20" draw:style-name="gr1"><svg:title>TexMaths</svg:title><svg:desc>12§display§T_{ilt} = 1§svg§600§FALSE§</svg:desc><draw:polygon draw:style-name="gr127" draw:text-style-name="P29" svg:width="0.548in" svg:height="0.1378in" svg:x="0in" svg:y="0in" svg:viewBox="0 0 1393 351" draw:points="696,351 0,351 0,0 1393,0 1393,351"><text:p/></draw:polygon><draw:path draw:style-name="gr128" draw:text-style-name="P29" svg:width="0.113in" svg:height="0.1122in" svg:x="0.0039in" svg:y="0.0004in" svg:viewBox="0 0 288 286" svg:d="M170 30c4-12 5-14 10-16 5-1 18-1 27-1 42 0 62 1 62 35 0 6-2 23-4 33 0 3-1 8-1 9 0 2 1 5 5 5s6-3 7-10l11-73c1-2 1-6 1-7 0-5-5-5-12-5h-234c-11 0-11 0-14 8l-26 75c0 1-2 7-2 8 0 2 2 4 5 4 5 0 5-2 7-9 23-66 34-73 97-73h16c12 0 12 1 12 5 0 2-2 8-2 10l-56 224c-5 16-6 21-50 21-16 0-18 0-18 8 0 5 5 5 7 5 11 0 23-1 35-1s24 0 36 0 24 0 34 0c12 0 26 1 38 1 3 0 9 0 9-8 0-5-3-5-14-5s-17 0-28-1c-12-2-15-3-15-9 0-1 0-3 1-9z"><text:p/></draw:path><draw:path draw:style-name="gr129" draw:text-style-name="P29" svg:width="0.0354in" svg:height="0.0783in" svg:x="0.102in" svg:y="0.0606in"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130" draw:text-style-name="P29" svg:width="0.026in" svg:height="0.0815in" svg:x="0.1504in" svg:y="0.0571in" svg:viewBox="0 0 67 208" svg:d="M66 8c0 0 1-3 1-4 0-2-1-4-5-4-6 0-31 2-38 2-2 2-6 2-6 8 0 4 4 4 7 4 15 0 15 2 15 4s0 5-2 7l-37 146c-1 2-1 6-1 10 0 19 17 27 31 27 7 0 17-2 24-15 7-11 11-29 11-30 0-4-4-4-5-4-3 0-5 3-6 7-3 15-9 34-23 34-7 0-9-7-9-15 0-3 1-8 1-12z"><text:p/></draw:path><draw:path draw:style-name="gr131" draw:text-style-name="P29" svg:width="0.0394in" svg:height="0.0736in" svg:x="0.1906in" svg:y="0.065in" svg:viewBox="0 0 101 188" svg:d="M61 68h30c6 0 10 0 10-7 0-4-4-4-9-4h-28l10-44c0-1 2-2 2-3 0-6-4-10-10-10-8 0-12 5-14 13-3 7 1-7-12 44h-30c-6 0-10 0-10 6 0 5 4 5 8 5h29l-18 70c-1 8-3 18-3 22 0 17 14 28 31 28 33 0 52-41 52-46 0-3-4-3-4-3-4 0-5 1-7 6-9 18-23 34-40 34-6 0-11-3-11-14 0-2 1-9 3-12z"><text:p/></draw:path><draw:path draw:style-name="gr132" draw:text-style-name="P29" svg:width="0.1106in" svg:height="0.0386in" svg:x="0.2996in" svg:y="0.052in" svg:viewBox="0 0 282 99" svg:d="M267 17c6 0 15 0 15-9 0-8-9-8-15-8h-253c-6 0-14 0-14 8 0 9 8 9 14 9zM267 99c6 0 15 0 15-8s-9-8-15-8h-253c-6 0-14 0-14 8s8 8 14 8z"><text:p/></draw:path><draw:path draw:style-name="gr133" draw:text-style-name="P29" svg:width="0.0547in" svg:height="0.1102in" svg:x="0.4799in" svg:y="0.0024in" svg:viewBox="0 0 140 281" svg:d="M88 11c0-10 0-11-10-11-26 28-65 28-78 28v13c8 0 34 0 55-12v219c0 15-1 20-39 20h-14v13c16-1 52-1 70-1 17 0 54 0 68 1v-13h-13c-38 0-39-5-39-20z"><text:p/></draw:path></draw:g></text:span><text:span text:style-name="T18">, </text:span><text:span text:style-name="T15">find the </text:span><text:span text:style-name="T15"><draw:g text:anchor-type="as-char" svg:y="-0.1252in" draw:z-index="17" draw:style-name="gr1"><svg:title>TexMaths</svg:title><svg:desc>12§display§j(i)§svg§600§FALSE§</svg:desc><draw:polygon draw:style-name="gr116" draw:text-style-name="P29" svg:width="0.2634in" svg:height="0.1654in" svg:x="0.0024in" svg:y="0.0008in" svg:viewBox="0 0 670 421" draw:points="335,421 0,421 0,0 670,0 670,421"><text:p/></draw:polygon><draw:path draw:style-name="gr117" draw:text-style-name="P29" svg:width="0.0681in" svg:height="0.1437in" svg:x="0in" svg:y="0.0146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118" draw:text-style-name="P29" svg:width="0.039in" svg:height="0.1657in" svg:x="0.0965in" svg:y="0.0004in" svg:viewBox="0 0 100 422" svg:d="M100 419c0-1 0-3-9-10-53-53-66-133-66-198 0-73 16-146 69-199 6-6 6-6 6-7 0-4-3-5-5-5-5 0-43 29-69 83-21 47-26 93-26 128 0 34 5 84 28 132 26 53 62 79 67 79 2 0 5-1 5-3z"><text:p/></draw:path><draw:path draw:style-name="gr119" draw:text-style-name="P29" svg:width="0.0441in" svg:height="0.1114in" svg:x="0.1492in" svg:y="0.0146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120" draw:text-style-name="P29" svg:width="0.039in" svg:height="0.1657in" svg:x="0.2106in" svg:y="0.0004in" svg:viewBox="0 0 100 422" svg:d="M100 211c0-32-5-84-29-132-25-51-63-79-66-79-4 0-5 1-5 5 0 1 0 1 8 9 42 42 66 110 66 197 0 73-15 148-68 201-6 4-6 6-6 7 0 2 1 3 5 3 3 0 42-28 67-81 22-47 28-94 28-130z"><text:p/></draw:path></draw:g></text:span><text:span text:style-name="T15"> such that </text:span><text:span text:style-name="T15"><draw:g text:anchor-type="as-char" svg:y="-0.1409in" draw:z-index="21" draw:style-name="gr1"><svg:title>TexMaths</svg:title><svg:desc>12§display§j(i) = \arg\min_{j: T_{jlt} = 0}\left(\mathbf{x_i} - \mathbf{x_j}\right)'\mathbf{S}^{-1}\left(\mathbf{x_i} - \mathbf{x_j}\right)§svg§600§FALSE§</svg:desc><draw:polygon draw:style-name="gr134" draw:text-style-name="P29" svg:width="2.9295in" svg:height="0.289in" svg:x="0.0024in" svg:y="0.0004in" svg:viewBox="0 0 7442 735" draw:points="3722,735 0,735 0,0 7442,0 7442,735"><text:p/></draw:polygon><draw:path draw:style-name="gr135" draw:text-style-name="P29" svg:width="0.0681in" svg:height="0.1437in" svg:x="0in" svg:y="0.0386in" svg:viewBox="0 0 174 366" svg:d="M174 16c0-9-6-16-16-16-9 0-22 10-22 23 0 8 6 14 15 14 12 0 23-11 23-21zM89 301c-9 33-29 57-53 57-2 0-8 0-16-5 12-2 20-13 20-22 0-7-5-15-17-15-11 0-23 9-23 25 0 17 17 25 37 25 30 0 70-21 81-63l38-155c2-9 2-15 2-16 0-24-18-40-39-40-43 0-67 62-67 66s4 4 4 4c5 0 5 0 9-8 11-27 30-52 53-52 6 0 14 1 14 19 0 10-1 15-4 22z"><text:p/></draw:path><draw:path draw:style-name="gr136" draw:text-style-name="P29" svg:width="0.039in" svg:height="0.1661in" svg:x="0.0965in" svg:y="0.0236in" svg:viewBox="0 0 100 423" svg:d="M100 419c0-1 0-2-9-10-53-52-66-133-66-198 0-73 16-146 69-199 6-6 6-6 6-7 0-4-3-5-5-5-5 0-43 29-69 83-21 47-26 93-26 128 0 34 5 84 28 132 26 53 62 80 67 80 2 0 5-2 5-4z"><text:p/></draw:path><draw:path draw:style-name="gr137" draw:text-style-name="P29" svg:width="0.0441in" svg:height="0.1118in" svg:x="0.1492in" svg:y="0.0386in" svg:viewBox="0 0 113 285" svg:d="M109 16c0-9-6-16-17-16-10 0-22 11-22 23 0 7 6 14 16 14s23-9 23-21zM77 174c5-12 5-13 8-24 4-8 6-14 6-23 0-19-13-35-35-35-40 0-56 62-56 66s5 4 5 4c5 0 5-1 7-7 12-40 29-53 43-53 4 0 11 0 11 13 0 10-4 18-5 23-3 11-23 60-30 78-3 11-9 25-9 34 0 20 14 35 34 35 41 0 57-62 57-65 0-5-4-5-5-5-5 0-5 1-7 8-7 27-22 52-43 52-8 0-11-4-11-13 0-11 3-17 13-43z"><text:p/></draw:path><draw:path draw:style-name="gr138" draw:text-style-name="P29" svg:width="0.039in" svg:height="0.1661in" svg:x="0.2106in" svg:y="0.0236in" svg:viewBox="0 0 100 423" svg:d="M100 211c0-32-5-84-29-132-25-51-63-79-66-79-4 0-5 1-5 5 0 1 0 1 8 9 42 42 66 110 66 197 0 74-15 148-68 201-6 5-6 6-6 7 0 2 1 4 5 4 3 0 42-29 67-82 22-47 28-94 28-130z"><text:p/></draw:path><draw:path draw:style-name="gr139" draw:text-style-name="P29" svg:width="0.1106in" svg:height="0.039in" svg:x="0.3213in" svg:y="0.0874in" svg:viewBox="0 0 282 100" svg:d="M268 17c6 0 14 0 14-9 0-8-8-8-14-8h-254c-6 0-14 0-14 8 0 9 8 9 14 9zM268 100c6 0 14 0 14-9 0-8-8-8-14-8h-254c-6 0-14 0-14 8 0 9 8 9 14 9z"><text:p/></draw:path><draw:path draw:style-name="gr140" draw:text-style-name="P29" svg:width="0.0748in" svg:height="0.076in" svg:x="0.4937in" svg:y="0.0736in"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141" draw:text-style-name="P29" svg:width="0.0559in" svg:height="0.0732in" svg:x="0.574in" svg:y="0.0756in" svg:viewBox="0 0 143 187" svg:d="M59 47v-47l-59 5v13c30 0 34 2 34 24v113c0 19-5 19-34 19v13c17 0 36-1 48-1 18 0 37 0 54 1v-13h-8c-32 0-33-5-33-19v-66c0-42 18-79 51-79 2 0 3 0 4 0-1 0-9 6-9 16 0 12 8 18 18 18 7 0 18-4 18-18s-13-26-31-26c-32 0-47 29-53 47z"><text:p/></draw:path><draw:path draw:style-name="gr142" draw:text-style-name="P29" svg:width="0.076in" svg:height="0.1098in" svg:x="0.6386in" svg:y="0.0732in" svg:viewBox="0 0 194 280" svg:d="M83 119c-37 0-37-42-37-52 0-12 0-25 6-36 3-5 13-17 31-17 36 0 36 42 36 52 0 12 0 25-6 36-4 5-13 17-30 17zM34 136c0-2 0-12 7-21 15 12 33 13 42 13 38 0 68-28 68-61 0-15-7-31-18-41 16-14 31-16 39-16 1 0 3 0 4 0-4 2-7 6-7 12 0 7 6 12 12 12 5 0 13-4 13-14 0-7-6-20-21-20-10 0-28 2-46 20-18-14-36-15-44-15-40 0-70 29-70 61 0 19 10 35 21 44-6 6-14 21-14 35 0 13 6 29 20 37-27 8-40 27-40 44 0 30 42 54 94 54 50 0 94-22 94-55 0-15-6-37-27-49-23-12-48-12-73-12-11 0-29 0-33 0-13-2-21-15-21-28zM95 269c-43 0-73-22-73-43 0-20 16-36 34-38h26c37 0 84 0 84 38 0 23-30 43-71 43z"><text:p/></draw:path><draw:path draw:style-name="gr143" draw:text-style-name="P29" svg:width="0.1295in" svg:height="0.0732in" svg:x="0.8614in" svg:y="0.0756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144" draw:text-style-name="P29" svg:width="0.0354in" svg:height="0.111in" svg:x="0.9996in" svg:y="0.0374in" svg:viewBox="0 0 91 283" svg:d="M61 96l-60 5v13c29 0 33 2 33 23v114c0 19-5 19-34 19v13c13 0 37-1 47-1 15 0 30 1 44 1v-13c-27 0-30-2-30-18zM64 23c0-15-11-23-23-23-13 0-23 12-23 23s10 21 23 21c12 0 23-8 23-21z"><text:p/></draw:path><draw:path draw:style-name="gr145" draw:text-style-name="P29" svg:width="0.0839in" svg:height="0.0732in" svg:x="1.0453in" svg:y="0.0756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146" draw:text-style-name="P29" svg:width="0.0512in" svg:height="0.1008in" svg:x="0.7472in" svg:y="0.1783in" svg:viewBox="0 0 131 257" svg:d="M131 11c0-5-4-11-12-11-9 0-17 8-17 17 0 5 4 11 12 11s17-8 17-17zM67 211c-5 21-20 38-38 38-4 0-7 0-11-2 8-3 11-10 11-15 0-7-6-11-12-11-10 0-17 8-17 18 0 11 12 18 30 18s53-11 61-47l28-106c0-3 1-6 1-10 0-16-14-28-32-28-33 0-52 41-52 46 0 3 4 3 5 3 3 0 3-1 6-6 7-17 23-35 41-35 7 0 9 5 9 15 0 3-1 7-1 8z"><text:p/></draw:path><draw:path draw:style-name="gr147" draw:text-style-name="P29" svg:width="0.0134in" svg:height="0.05in" svg:x="0.8209in" svg:y="0.2055in" svg:viewBox="0 0 35 128" svg:d="M35 17c0-10-9-17-17-17-11 0-18 8-18 17 0 11 8 18 18 18s17-9 17-18zM35 112c0-11-9-18-17-18-11 0-18 8-18 18 0 9 8 16 18 16s17-8 17-16z"><text:p/></draw:path><draw:path draw:style-name="gr148" draw:text-style-name="P29" svg:width="0.087in" svg:height="0.0783in" svg:x="0.8512in" svg:y="0.1768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149" draw:text-style-name="P29" svg:width="0.0394in" svg:height="0.0724in" svg:x="0.9276in" svg:y="0.2177in" svg:viewBox="0 0 101 185" svg:d="M101 10c0-5-4-10-10-10s-13 6-13 13c0 5 5 9 10 9 7 0 13-6 13-12zM54 151c-4 16-17 27-30 27-4 0-6 0-8-2 6-2 7-8 7-10 0-4-3-9-10-9s-13 6-13 13c0 10 10 15 24 15s42-7 49-34l19-75c0-3 2-5 2-8 0-12-12-20-27-20-26 0-42 29-42 32 0 4 4 4 5 4 4 0 4-1 5-4 9-20 24-25 31-25 8 0 10 7 10 11s-2 4-2 6z"><text:p/></draw:path><draw:path draw:style-name="gr150" draw:text-style-name="P29" svg:width="0.0209in" svg:height="0.0587in" svg:x="0.9866in" svg:y="0.2154in" svg:viewBox="0 0 54 150" svg:d="M49 8c1-3 1-3 1-4 0-4-3-4-7-4l-26 2c-4 0-5 0-5 2-1 1-2 3-2 4 0 4 3 4 7 4 7 0 8 0 11 1 0 1 0 4 0 7l-27 102c-1 3-1 4-1 8 0 12 13 20 26 20 8 0 14-4 18-11 6-8 10-21 10-23s-4-2-5-2c-3 0-3 1-5 5-3 13-9 24-18 24-6 0-8-5-8-12 0-3 0-5 1-6z"><text:p/></draw:path><draw:path draw:style-name="gr151" draw:text-style-name="P29" svg:width="0.0323in" svg:height="0.0531in" svg:x="1.0244in" svg:y="0.2213in" svg:viewBox="0 0 83 136" svg:d="M49 52h25c5 0 5-2 6-2 2-1 2-3 2-4 0-4-3-4-6-4h-24l4-18c2-6 4-16 4-17 0-3-2-7-8-7-4 0-9 2-10 8-1 4 1-7-10 34h-25c-3 0-7 0-7 6 0 4 2 4 7 4h23l-12 49c-1 5-2 12-2 14 0 12 10 21 26 21 25 0 41-29 41-34 0-2-4-2-4-2-3 0-5 1-6 3-6 16-19 25-31 25-6 0-8-4-8-10 0-4 0-5 0-6z"><text:p/></draw:path><draw:path draw:style-name="gr152" draw:text-style-name="P29" svg:width="0.0854in" svg:height="0.0311in" svg:x="1.0811in" svg:y="0.2106in" svg:viewBox="0 0 218 80" svg:d="M208 14c3 0 10 0 10-7s-7-7-10-7h-197c-4 0-11 0-11 7s7 7 11 7zM208 80c3 0 10 0 10-7s-7-7-10-7h-197c-4 0-11 0-11 7s7 7 11 7z"><text:p/></draw:path><draw:path draw:style-name="gr153" draw:text-style-name="P29" svg:width="0.0539in" svg:height="0.0795in" svg:x="1.1807in" svg:y="0.1783in" svg:viewBox="0 0 138 203" svg:d="M138 102c0-32-4-55-18-77-8-13-28-25-50-25-70 0-70 82-70 102 0 22 0 101 70 101 68 0 68-79 68-101zM70 194c-15 0-33-7-39-32-3-17-3-42-3-64 0-21 0-44 3-60 6-24 25-30 39-30 15 0 31 10 36 27 4 17 6 38 6 63 0 22 0 45-5 63-6 27-25 33-37 33z"><text:p/></draw:path><draw:path draw:style-name="gr154" draw:text-style-name="P29" svg:width="0.039in" svg:height="0.1661in" svg:x="1.2862in" svg:y="0.0236in" svg:viewBox="0 0 100 423" svg:d="M100 419c0-1 0-2-9-10-53-52-66-133-66-198 0-73 16-146 69-199 6-6 6-6 6-7 0-4-3-5-5-5-5 0-43 29-69 83-21 47-26 93-26 128 0 34 5 84 28 132 26 53 62 80 67 80 2 0 5-2 5-4z"><text:p/></draw:path><draw:path draw:style-name="gr155" draw:text-style-name="P29" svg:width="0.0937in" svg:height="0.0736in" svg:x="1.3378in" svg:y="0.0752in" svg:viewBox="0 0 239 188" svg:d="M137 84l50-55c5-6 7-9 43-9v-20c-15 1-37 1-39 1-11 0-31-1-43-1v20c6 0 10 0 15 4-1 2-1 4-2 5l-36 39-42-48h17v-20c-11 0-38 1-51 1-14 0-33-1-47-1v20h30l66 78-55 63c-7 7-23 7-43 7v20c14-1 37-1 40-1 9 0 34 1 43 1v-20c-7 0-16-1-16-4 0-1 0-1 3-4l42-47 45 55h-15v20c10 0 36-1 50-1 13 0 32 1 47 1v-20h-30z"><text:p/></draw:path><draw:path draw:style-name="gr156" draw:text-style-name="P29" svg:width="0.0287in" svg:height="0.0807in" svg:x="1.4421in" svg:y="0.0925in" svg:viewBox="0 0 74 206" svg:d="M59 24c0-14-12-24-24-24-16 0-25 12-25 24 0 14 12 24 24 24 14 0 25-11 25-24zM1 76v15c17 0 19 0 19 12v87h-20v16c1 0 24-1 37-1s25 0 37 1v-16h-18v-117z"><text:p/></draw:path><draw:path draw:style-name="gr157" draw:text-style-name="P29" svg:width="0.1016in" svg:height="0.0067in" svg:x="1.5362in" svg:y="0.1035in" svg:viewBox="0 0 259 18" svg:d="M244 18c7 0 15 0 15-8 0-10-8-10-15-10h-230c-7 0-14 0-14 10 0 8 7 8 14 8z"><text:p/></draw:path><draw:path draw:style-name="gr158" draw:text-style-name="P29" svg:width="0.0937in" svg:height="0.0736in" svg:x="1.6913in" svg:y="0.0752in" svg:viewBox="0 0 239 188" svg:d="M137 84l50-55c5-6 7-9 43-9v-20c-15 1-37 1-39 1-11 0-31-1-43-1v20c6 0 10 0 15 4-1 2-1 4-2 5l-36 39-42-48h17v-20c-11 0-38 1-51 1-14 0-33-1-47-1v20h30l66 78-55 63c-7 7-23 7-43 7v20c14-1 37-1 40-1 9 0 34 1 43 1v-20c-7 0-16-1-16-4 0-1 0-1 3-4l42-47 45 55h-15v20c10 0 36-1 50-1 13 0 32 1 47 1v-20h-30z"><text:p/></draw:path><draw:path draw:style-name="gr159" draw:text-style-name="P29" svg:width="0.0417in" svg:height="0.1039in" svg:x="1.7819in" svg:y="0.0925in" svg:viewBox="0 0 107 265" svg:d="M107 24c0-14-11-24-24-24-15 0-24 12-24 24 0 14 11 24 24 24 14 0 24-11 24-24zM49 76v15c19 0 22 0 22 12v114c0 20-9 35-24 35-1 0-10-1-10-1 0-1 0-2 1-2 0-2 4-6 4-12 0-12-10-21-22-21s-20 9-20 21c0 20 22 28 47 28 27 0 60-14 60-48v-144z"><text:p/></draw:path><draw:path draw:style-name="gr160" draw:text-style-name="P29" svg:width="0.039in" svg:height="0.1661in" svg:x="1.8528in" svg:y="0.0236in" svg:viewBox="0 0 100 423" svg:d="M100 211c0-32-5-84-29-132-25-51-63-79-66-79-4 0-5 1-5 5 0 1 0 1 8 9 42 42 66 110 66 197 0 74-15 148-68 201-6 5-6 6-6 7 0 2 1 4 5 4 3 0 42-29 67-82 22-47 28-94 28-130z"><text:p/></draw:path><draw:path draw:style-name="gr161" draw:text-style-name="P29" svg:width="0.0295in" svg:height="0.0602in" svg:x="1.9138in" svg:y="0in" svg:viewBox="0 0 76 154" svg:d="M72 26c2-6 4-8 4-9 0-10-9-17-18-17-12 0-16 10-17 14l-40 129c0 1-1 5-1 5 0 3 10 6 12 6 1 0 2 0 4-5z"><text:p/></draw:path><draw:path draw:style-name="gr162" draw:text-style-name="P29" svg:width="0.0846in" svg:height="0.1177in" svg:x="1.9929in" svg:y="0.0327in" svg:viewBox="0 0 216 300" svg:d="M143 120l-61-13c-17-4-41-18-41-45 0-18 12-44 54-44 35 0 77 14 87 72 2 11 2 11 10 11 11 0 11-1 11-12v-77c0-8 0-12-7-12-4 0-5 0-10 5l-18 18c-25-19-53-23-73-23-65 0-95 41-95 85 0 28 14 47 23 57 20 20 35 24 81 33 38 9 45 10 54 18 6 7 17 18 17 38s-11 49-55 49c-32 0-97-9-100-71-1-9-1-11-10-11-10 0-10 4-10 13v77c0 9 0 12 7 12 5 0 5-1 9-3l19-21c29 22 68 24 85 24 70 0 96-48 96-91 0-47-34-81-73-89z"><text:p/></draw:path><draw:path draw:style-name="gr163" draw:text-style-name="P29" svg:width="0.0783in" svg:height="0.0059in" svg:x="2.1004in" svg:y="0.0476in" svg:viewBox="0 0 200 16" svg:d="M188 16c5 0 12 0 12-8s-6-8-12-8h-176c-5 0-12 0-12 7 0 9 7 9 12 9z"><text:p/></draw:path><draw:path draw:style-name="gr164" draw:text-style-name="P29" svg:width="0.0425in" svg:height="0.0772in" svg:x="2.2039in" svg:y="0.0024in" svg:viewBox="0 0 109 197" svg:d="M67 8c0-8 0-8-8-8-19 19-47 19-59 19v11c7 0 26 0 43-8v151c0 9 0 13-30 13h-11v11c5 0 42-1 53-1 10 0 47 1 54 1v-11h-12c-30 0-30-4-30-13z"><text:p/></draw:path><draw:path draw:style-name="gr165" draw:text-style-name="P29" svg:width="0.039in" svg:height="0.1661in" svg:x="2.3102in" svg:y="0.0236in" svg:viewBox="0 0 100 423" svg:d="M100 419c0-1 0-2-9-10-53-52-66-133-66-198 0-73 16-146 69-199 6-6 6-6 6-7 0-4-3-5-5-5-5 0-43 29-69 83-21 47-26 93-26 128 0 34 5 84 28 132 26 53 62 80 67 80 2 0 5-2 5-4z"><text:p/></draw:path><draw:path draw:style-name="gr166" draw:text-style-name="P29" svg:width="0.0937in" svg:height="0.0736in" svg:x="2.3622in" svg:y="0.0752in" svg:viewBox="0 0 239 188" svg:d="M137 84l50-55c5-6 7-9 43-9v-20c-15 1-37 1-39 1-10 0-31-1-43-1v20c6 0 10 0 15 4-1 2-1 4-2 5l-36 39-42-48h17v-20c-11 0-38 1-51 1-14 0-33-1-47-1v20h30l66 78-55 63c-7 7-23 7-43 7v20c14-1 37-1 40-1 9 0 34 1 43 1v-20c-7 0-16-1-16-4 0-1 0-1 3-4l42-47 45 55h-15v20c10 0 36-1 50-1 13 0 32 1 47 1v-20h-30z"><text:p/></draw:path><draw:path draw:style-name="gr167" draw:text-style-name="P29" svg:width="0.0287in" svg:height="0.0807in" svg:x="2.4665in" svg:y="0.0925in" svg:viewBox="0 0 74 206" svg:d="M59 24c0-14-12-24-24-24-16 0-25 12-25 24 0 14 12 24 24 24 14 0 25-11 25-24zM1 76v15c17 0 19 0 19 12v87h-20v16c1 0 24-1 37-1s25 0 37 1v-16h-18v-117z"><text:p/></draw:path><draw:path draw:style-name="gr168" draw:text-style-name="P29" svg:width="0.1016in" svg:height="0.0067in" svg:x="2.5606in" svg:y="0.1035in" svg:viewBox="0 0 259 18" svg:d="M244 18c7 0 15 0 15-8 0-10-8-10-15-10h-230c-7 0-14 0-14 10 0 8 7 8 14 8z"><text:p/></draw:path><draw:path draw:style-name="gr169" draw:text-style-name="P29" svg:width="0.0937in" svg:height="0.0736in" svg:x="2.7161in" svg:y="0.0752in" svg:viewBox="0 0 239 188" svg:d="M137 84l50-55c5-6 7-9 43-9v-20c-15 1-37 1-39 1-11 0-31-1-43-1v20c6 0 10 0 15 4-1 2-1 4-2 5l-36 39-42-48h17v-20c-11 0-38 1-51 1-14 0-33-1-47-1v20h30l66 78-55 63c-7 7-23 7-43 7v20c14-1 37-1 40-1 9 0 34 1 43 1v-20c-7 0-16-1-16-4 0-1 0-1 3-4l42-47 45 55h-15v20c10 0 36-1 50-1 13 0 32 1 47 1v-20h-30z"><text:p/></draw:path><draw:path draw:style-name="gr170" draw:text-style-name="P29" svg:width="0.0417in" svg:height="0.1039in" svg:x="2.8063in" svg:y="0.0925in" svg:viewBox="0 0 107 265" svg:d="M107 24c0-14-11-24-24-24-15 0-24 12-24 24 0 14 11 24 24 24 14 0 24-11 24-24zM49 76v15c19 0 22 0 22 12v114c0 20-9 35-24 35-1 0-10-1-10-1 0-1 0-2 1-2 0-2 4-6 4-12 0-12-10-21-22-21s-20 9-20 21c0 20 22 28 47 28 27 0 60-14 60-48v-144z"><text:p/></draw:path><draw:path draw:style-name="gr171" draw:text-style-name="P29" svg:width="0.039in" svg:height="0.1661in" svg:x="2.8772in" svg:y="0.0236in" svg:viewBox="0 0 100 423" svg:d="M100 211c0-32-5-84-29-132-25-51-63-79-66-79-4 0-5 1-5 5 0 1 0 1 8 9 42 42 66 110 66 197 0 74-15 148-68 201-6 5-6 6-6 7 0 2 1 4 5 4 3 0 42-29 67-82 22-47 28-94 28-130z"><text:p/></draw:path></draw:g></text:span><text:span text:style-name="T17">, </text:span><text:span text:style-name="T18">where </text:span><text:span text:style-name="T18"><draw:g text:anchor-type="as-char" svg:y="-0.1472in" draw:z-index="18" draw:style-name="gr1"><svg:title>TexMaths</svg:title><svg:desc>12§display§\mathbf{S}^{-1}§svg§600§FALSE§</svg:desc><draw:polygon draw:style-name="gr121" draw:text-style-name="P29" svg:width="0.2748in" svg:height="0.1429in" svg:x="0in" svg:y="0.0024in" svg:viewBox="0 0 699 364" draw:points="350,364 0,364 0,0 699,0 699,364"><text:p/></draw:polygon><draw:path draw:style-name="gr122" draw:text-style-name="P29" svg:width="0.0846in" svg:height="0.1173in" svg:x="0.0102in" svg:y="0.0299in" svg:viewBox="0 0 216 299" svg:d="M143 120l-61-13c-17-4-41-18-41-45 0-18 12-44 55-44 34 0 76 14 86 72 2 11 2 11 10 11 11 0 11-2 11-12v-77c0-8 0-12-7-12-4 0-5 0-9 5l-19 18c-25-19-53-23-73-23-65 0-95 41-95 85 0 28 14 47 23 56 20 21 35 24 81 34 38 8 45 9 54 18 6 7 17 18 17 37 0 20-11 49-55 49-32 0-97-8-100-71-1-8-1-10-10-10-10 0-10 3-10 13v76c0 9 0 12 7 12 5 0 5-1 9-3l19-21c29 22 68 24 85 24 70 0 96-47 96-91 0-46-34-80-73-88z"><text:p/></draw:path><draw:path draw:style-name="gr123" draw:text-style-name="P29" svg:width="0.0783in" svg:height="0.0059in" svg:x="0.1181in" svg:y="0.0449in" svg:viewBox="0 0 200 16" svg:d="M188 16c5 0 12 0 12-8s-6-8-12-8h-176c-5 0-12 0-12 7 0 9 7 9 12 9z"><text:p/></draw:path><draw:path draw:style-name="gr124" draw:text-style-name="P29" svg:width="0.0425in" svg:height="0.0768in" svg:x="0.2217in" svg:y="0in" svg:viewBox="0 0 109 196" svg:d="M67 8c0-8 0-8-8-8-19 19-47 19-59 19v11c7 0 26 0 43-8v150c0 10 0 14-30 14h-11v10c5 0 42-1 53-1 10 0 47 1 54 1v-10h-12c-30 0-30-4-30-14z"><text:p/></draw:path></draw:g></text:span><text:span text:style-name="T18"> is the inverse of the covariance matrix of </text:span><text:span text:style-name="T18"><draw:g text:anchor-type="as-char" svg:y="-0.1138in" draw:z-index="16" draw:style-name="gr1"><svg:title>TexMaths</svg:title><svg:desc>12§display§\mathbf{X}§svg§600§FALSE§</svg:desc><draw:polygon draw:style-name="gr114" draw:text-style-name="P29" svg:width="0.1433in" svg:height="0.113in" svg:x="0in" svg:y="0.0008in" svg:viewBox="0 0 365 288" draw:points="183,288 0,288 0,0 365,0 365,288"><text:p/></draw:polygon><draw:path draw:style-name="gr115" draw:text-style-name="P29" svg:width="0.1331in" svg:height="0.1138in" svg:x="0.0055in" svg:y="0in" svg:viewBox="0 0 339 290" svg:d="M190 122l71-93c5-6 5-6 20-7 10-2 12-2 24-2h12v-20c-18 1-38 1-56 1-17 0-49 0-65-1v20c9 0 24 0 40 4-1 1-3 4-4 5l-56 74-60-83h35v-20c-17 1-58 1-77 1-17 0-52 0-68-1v20h42l93 130-85 111c-3 6-5 6-18 7-8 1-18 3-26 3h-12v19c18-2 38-2 56-2 17 0 49 0 65 2v-19c-7 0-24 0-40-5 2-1 4-4 4-5l69-93 75 103h-35v19c17-2 57-2 75-2 17 0 54 0 70 2v-19h-42z"><text:p/></draw:path></draw:g></text:span></text:p>
        </text:list-item>
        <text:list-item>
          <text:p text:style-name="P16"><text:span text:style-name="T15">Similar to Aral et al., we use what in the matching literature is called a </text:span><text:span text:style-name="T3">caliper</text:span><text:span text:style-name="T15">, so we only keep match pairs for which the Mahalanobis distance is less than 2 standard deviations. The resulting set of pairs will be denoted </text:span><text:span text:style-name="T15"><draw:g text:anchor-type="as-char" svg:y="-0.1138in" draw:z-index="19" draw:style-name="gr1"><svg:title>TexMaths</svg:title><svg:desc>12§display§M§svg§600§FALSE§</svg:desc><draw:polygon draw:style-name="gr125" draw:text-style-name="P29" svg:width="0.1787in" svg:height="0.1126in" svg:x="0in" svg:y="0.0008in" svg:viewBox="0 0 455 287" draw:points="227,287 0,287 0,0 455,0 455,287"><text:p/></draw:polygon><draw:path draw:style-name="gr126" draw:text-style-name="P29" svg:width="0.1665in" svg:height="0.113in" svg:x="0.0071in" svg:y="0in" svg:viewBox="0 0 424 288" svg:d="M374 32c4-15 4-19 36-19 10 0 14 0 14-8 0-5-4-5-11-5h-57c-10 0-10 0-16 8l-154 241-34-239c-1-10-2-10-13-10h-57c-9 0-14 0-14 8 0 5 5 5 14 5 4 0 13 0 18 1 6 0 9 2 9 6 0 3-1 4-2 9l-54 215c-4 17-11 30-46 31-1 0-7 0-7 9 0 3 2 4 6 4 13 0 29-1 42-1 14 0 30 1 43 1 3 0 9 0 9-8 0-5-5-5-9-5-24 0-27-8-27-18 0-3 0-6 1-10l57-230 38 262c0 5 1 9 6 9 4 0 7-4 9-7l171-268-60 243c-5 16-5 19-39 19-7 0-12 0-12 9 0 4 5 4 6 4 12 0 41-1 53-1 17 0 36 1 53 1 2 0 8 0 8-8 0-5-3-5-12-5-15 0-27 0-27-7 0-2 0-2 2-11z"><text:p/></draw:path></draw:g></text:span></text:p>
        </text:list-item>
        <text:list-item>
          <text:p text:style-name="P17"><text:span text:style-name="T15">Compute the Average Treatment effect on the Treated as follows</text:span><text:span text:style-name="T15"><draw:g text:anchor-type="as-char" svg:y="-0.1681in" draw:z-index="23" draw:style-name="gr1"><svg:title>TexMaths</svg:title><svg:desc>12§display§ATT_{l(NNM)} = M^{-1}\sum_{i \in M}\left(Y_i - Y_{j(i)}\right)§svg§600§FALSE§</svg:desc><draw:polygon draw:style-name="gr177" draw:text-style-name="P29" svg:width="2.6004in" svg:height="0.3815in" svg:x="0.0807in" svg:y="0in" svg:viewBox="0 0 6606 970" draw:points="3303,970 0,970 0,0 6606,0 6606,970"><text:p/></draw:polygon><draw:path draw:style-name="gr178" draw:text-style-name="P29" svg:width="0.1138in" svg:height="0.1193in" svg:x="-0.0004in" svg:y="0.0555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179" draw:text-style-name="P29" svg:width="0.113in" svg:height="0.1126in" svg:x="0.122in" svg:y="0.0618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2c-12-1-15-2-15-8 0-1 0-4 1-10z"><text:p/></draw:path><draw:path draw:style-name="gr180" draw:text-style-name="P29" svg:width="0.113in" svg:height="0.1126in" svg:x="0.2417in" svg:y="0.0618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2c-12-1-15-2-15-8 0-1 0-4 1-10z"><text:p/></draw:path><draw:path draw:style-name="gr181" draw:text-style-name="P29" svg:width="0.026in" svg:height="0.0819in" svg:x="0.3417in" svg:y="0.124in" svg:viewBox="0 0 67 209" svg:d="M66 8c0 0 1-3 1-4 0-2-1-4-5-4-6 0-31 2-38 2-2 2-6 2-6 8 0 4 4 4 7 4 15 0 15 2 15 4s0 5-2 7l-37 147c-1 2-1 6-1 9 0 19 17 28 31 28 7 0 17-3 24-16 7-11 11-29 11-30 0-3-4-3-5-3-3 0-5 2-6 7-3 14-9 33-23 33-7 0-9-7-9-14 0-4 1-8 1-12z"><text:p/></draw:path><draw:path draw:style-name="gr182" draw:text-style-name="P29" svg:width="0.0303in" svg:height="0.1165in" svg:x="0.3906in" svg:y="0.1173in" svg:viewBox="0 0 78 297" svg:d="M72 0c-56 40-72 102-72 148 0 42 12 106 72 149 2 0 6 0 6-4 0-2-1-2-4-5-39-36-54-86-54-139 0-81 32-120 56-142 1-1 2-2 2-3 0-4-4-4-6-4z"><text:p/></draw:path><draw:path draw:style-name="gr183" draw:text-style-name="P29" svg:width="0.1035in" svg:height="0.0795in" svg:x="0.4366in" svg:y="0.1248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184" draw:text-style-name="P29" svg:width="0.1035in" svg:height="0.0795in" svg:x="0.5539in" svg:y="0.1248in" svg:viewBox="0 0 264 203" svg:d="M227 32c3-10 7-21 31-21 1 0 6 0 6-7 0-2-1-4-5-4-9 0-20 1-30 1-7 0-25-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185" draw:text-style-name="P29" svg:width="0.124in" svg:height="0.0795in" svg:x="0.672in" svg:y="0.1248in" svg:viewBox="0 0 316 203" svg:d="M281 24c2-11 3-13 25-13 6 0 10 0 10-6 0-5-4-5-9-5h-41c-8 0-8 0-12 6l-115 169-29-167c-1-8-1-8-10-8h-42c-6 0-10 0-10 6 0 5 4 5 10 5 4 0 6 0 12 0 4 1 6 1 6 5 0 0 0 2-2 6l-37 150c-2 9-7 19-31 20-2 0-6 0-6 7 0 0 0 4 5 4 8 0 20-1 30-1 7 0 25 1 32 1 1 0 6 0 6-6 0-5-5-5-7-5-19 0-19-8-19-12 0-1 0-2 1-7l40-159 32 180c1 6 1 9 6 9 4 0 6-4 8-6l125-186v1l-42 168c-2 10-2 12-26 12-5 0-9 0-9 7 0 0 0 4 5 4 6 0 12-1 18-1s13 0 19 0c9 0 29 1 38 1 2 0 6 0 6-6 0-5-4-5-10-5 0 0-6 0-11 0-7-1-7-2-7-5 0-2 1-5 1-7z"><text:p/></draw:path><draw:path draw:style-name="gr186" draw:text-style-name="P29" svg:width="0.0303in" svg:height="0.1165in" svg:x="0.8098in" svg:y="0.1173in" svg:viewBox="0 0 78 297" svg:d="M6 0c-2 0-6 0-6 4 0 1 1 2 2 4 27 23 56 64 56 140 0 62-21 109-53 138-5 5-5 6-5 7s1 4 4 4 32-21 51-57c13-25 23-58 23-91 0-42-13-107-72-149z"><text:p/></draw:path><draw:path draw:style-name="gr187" draw:text-style-name="P29" svg:width="0.1106in" svg:height="0.039in" svg:x="0.9189in" svg:y="0.1134in" svg:viewBox="0 0 282 100" svg:d="M268 17c6 0 14 0 14-9 0-8-8-8-14-8h-254c-6 0-14 0-14 8 0 9 8 9 14 9zM268 100c6 0 14 0 14-9 0-8-8-8-14-8h-254c-6 0-14 0-14 8 0 9 8 9 14 9z"><text:p/></draw:path><draw:path draw:style-name="gr188" draw:text-style-name="P29" svg:width="0.1665in" svg:height="0.1134in" svg:x="1.0913in" svg:y="0.061in" svg:viewBox="0 0 424 289" svg:d="M374 32c4-15 4-19 36-19 10 0 14 0 14-8 0-5-4-5-11-5h-57c-10 0-10 0-16 8l-154 242-34-240c-1-10-2-10-13-10h-57c-9 0-14 0-14 8 0 5 5 5 14 5 4 0 13 0 18 1 6 0 9 2 9 6 0 3-1 4-2 9l-54 216c-4 17-11 30-46 31-1 0-7 0-7 9 0 3 2 4 6 4 13 0 29-1 42-1 14 0 30 1 43 1 3 0 9 0 9-8 0-5-5-5-9-5-24 0-27-8-27-18 0-4 0-6 1-11l57-230 38 263c0 5 1 9 6 9 4 0 7-4 9-7l171-269-60 244c-5 15-5 19-39 19-7 0-12 0-12 9 0 4 5 4 6 4 12 0 41-1 53-1 17 0 36 1 53 1 2 0 8 0 8-8 0-5-3-5-12-5-15 0-27 0-27-7 0-3 0-3 2-11z"><text:p/></draw:path><draw:path draw:style-name="gr189" draw:text-style-name="P29" svg:width="0.0783in" svg:height="0.0059in" svg:x="1.2756in" svg:y="0.0736in" svg:viewBox="0 0 200 16" svg:d="M188 16c5 0 12 0 12-8s-6-8-12-8h-176c-5 0-12 0-12 7 0 9 7 9 12 9z"><text:p/></draw:path><draw:path draw:style-name="gr190" draw:text-style-name="P29" svg:width="0.0425in" svg:height="0.0772in" svg:x="1.3791in" svg:y="0.0283in" svg:viewBox="0 0 109 197" svg:d="M67 8c0-8 0-8-8-8-19 19-47 19-59 19v11c7 0 26 0 43-8v151c0 9 0 13-30 13h-11v11c5 0 42-1 53-1 10 0 47 1 54 1v-11h-12c-30 0-30-4-30-13z"><text:p/></draw:path><draw:path draw:style-name="gr191" draw:text-style-name="P29" svg:width="0.2213in" svg:height="0.2327in" svg:x="1.4965in" svg:y="0.0165in" svg:viewBox="0 0 563 592" svg:d="M511 592l52-136h-11c-17 45-61 73-110 85-9 3-51 14-131 14h-256l216-252c3-4 4-5 4-6 0-2 0-3-4-8l-197-269h232c58 0 96 6 100 8 22 2 58 9 92 31 11 7 40 25 54 60h11l-52-119h-499c-10 0-11 0-12 2 0 3 0 10 0 15l223 306-218 257c-5 5-5 7-5 7 0 5 5 5 12 5z"><text:p/></draw:path><draw:path draw:style-name="gr192" draw:text-style-name="P29" svg:width="0.0354in" svg:height="0.0783in" svg:x="1.4744in" svg:y="0.2957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193" draw:text-style-name="P29" svg:width="0.0642in" svg:height="0.076in" svg:x="1.5283in" svg:y="0.3059in" svg:viewBox="0 0 164 194" svg:d="M152 104c5 0 12 0 12-7s-7-7-12-7h-138c5-43 41-76 88-76h50c5 0 12 0 12-7s-7-7-12-7h-51c-55 0-101 43-101 97s46 97 101 97h51c5 0 12 0 12-7s-7-7-12-7h-50c-47 0-83-32-88-76z"><text:p/></draw:path><draw:path draw:style-name="gr194" draw:text-style-name="P29" svg:width="0.124in" svg:height="0.0795in" svg:x="1.6134in" svg:y="0.2937in" svg:viewBox="0 0 316 203" svg:d="M281 24c2-11 3-13 25-13 6 0 10 0 10-6 0-5-4-5-9-5h-41c-8 0-8 0-12 6l-115 169-29-167c-1-8-1-8-10-8h-42c-6 0-10 0-10 6 0 5 4 5 10 5 4 0 6 0 12 0 4 1 6 1 6 5 0 0 0 2-2 6l-37 150c-2 9-7 19-31 20-2 0-6 0-6 7 0 0 0 4 5 4 8 0 20-1 30-1 7 0 25 1 32 1 1 0 6 0 6-6 0-5-5-5-7-5-19 0-19-8-19-12 0-1 0-2 1-7l40-159 32 180c1 6 1 9 6 9 4 0 6-4 8-6l125-186v1l-42 168c-2 10-2 12-26 12-5 0-9 0-9 7 0 0 0 4 5 4 6 0 12-1 18-1s13 0 19 0c9 0 29 1 38 1 2 0 6 0 6-6 0-5-4-5-10-5 0 0-6 0-11 0-7-1-7-2-7-5 0-2 1-5 1-7z"><text:p/></draw:path><draw:path draw:style-name="gr195" draw:text-style-name="P29" svg:width="0.0437in" svg:height="0.1992in" svg:x="1.7972in" svg:y="0.0331in" svg:viewBox="0 0 112 507" svg:d="M112 503c0-2-2-2-3-4-19-21-48-55-66-124-9-39-13-82-13-122 0-110 26-188 78-243 4-4 4-5 4-5 0-5-4-5-6-5-6 0-29 25-35 31-43 52-71 127-71 222 0 60 11 146 66 216 5 6 32 38 40 38 2 0 6 0 6-4z"><text:p/></draw:path><draw:path draw:style-name="gr196" draw:text-style-name="P29" svg:width="0.1209in" svg:height="0.1134in" svg:x="1.8539in" svg:y="0.061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3-1 12 0 43 1 55 1 2 0 7 0 7-8 0-5-3-5-12-5 0 0-8 0-15-1-9 0-11-1-11-6 0-4 3-18 5-27l15-60c3-8 3-9 6-13z"><text:p/></draw:path><draw:path draw:style-name="gr197" draw:text-style-name="P29" svg:width="0.0354in" svg:height="0.0783in" svg:x="1.9496in" svg:y="0.12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198" draw:text-style-name="P29" svg:width="0.1016in" svg:height="0.0067in" svg:x="2.0504in" svg:y="0.1295in" svg:viewBox="0 0 259 18" svg:d="M244 18c7 0 15 0 15-8 0-10-8-10-15-10h-230c-7 0-14 0-14 10 0 8 7 8 14 8z"><text:p/></draw:path><draw:path draw:style-name="gr199" draw:text-style-name="P29" svg:width="0.1209in" svg:height="0.1134in" svg:x="2.2079in" svg:y="0.061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1-5-1 0-9 0-16-1-9 0-11-1-11-6 0-4 3-18 6-27l14-60c3-8 3-9 6-13z"><text:p/></draw:path><draw:path draw:style-name="gr200" draw:text-style-name="P29" svg:width="0.0512in" svg:height="0.1008in" svg:x="2.298in" svg:y="0.1272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201" draw:text-style-name="P29" svg:width="0.0303in" svg:height="0.1165in" svg:x="2.3724in" svg:y="0.1173in" svg:viewBox="0 0 78 297" svg:d="M72 0c-56 40-72 102-72 148 0 42 12 106 72 149 2 0 6 0 6-4 0-2-1-2-4-5-39-36-54-86-54-139 0-81 32-120 56-142 1-1 2-2 2-3 0-4-4-4-6-4z"><text:p/></draw:path><draw:path draw:style-name="gr202" draw:text-style-name="P29" svg:width="0.0354in" svg:height="0.0783in" svg:x="2.4165in" svg:y="0.127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203" draw:text-style-name="P29" svg:width="0.0303in" svg:height="0.1165in" svg:x="2.4661in" svg:y="0.1173in" svg:viewBox="0 0 78 297" svg:d="M6 0c-2 0-6 0-6 4 0 1 1 2 2 4 27 23 56 64 56 140 0 62-21 109-52 138-6 5-6 6-6 7s1 4 4 4 32-21 52-57c12-25 22-58 22-91 0-42-13-107-72-149z"><text:p/></draw:path><draw:path draw:style-name="gr204" draw:text-style-name="P29" svg:width="0.0437in" svg:height="0.1992in" svg:x="2.526in" svg:y="0.0331in" svg:viewBox="0 0 112 507" svg:d="M112 253c0-60-11-144-68-216-3-5-31-37-39-37-3 0-5 1-5 5 0 1 1 2 2 3 21 22 48 57 66 124 10 38 14 82 14 121 0 44-4 87-15 128-17 58-42 93-63 116-4 4-4 5-4 6 0 4 2 4 5 4 7 0 30-26 35-32 44-51 72-127 72-222z"><text:p/></draw:path></draw:g></text:span><text:span text:style-name="T15">, </text:span><text:span text:style-name="T20">and the Average Treatment Effect as follows</text:span><text:span text:style-name="T15"> </text:span><text:span text:style-name="T15"><draw:g text:anchor-type="as-char" svg:y="-0.1681in" draw:z-index="24" draw:style-name="gr1"><svg:title>TexMaths</svg:title><svg:desc>12§display§ATT_{l(NNM)} = M^{-1}\sum_{i \in M}\left(Y_i - Y_{j(i)}\right)§svg§600§FALSE§</svg:desc><draw:polygon draw:style-name="gr205" draw:text-style-name="P29" svg:width="2.6004in" svg:height="0.3815in" svg:x="0.0807in" svg:y="0in" svg:viewBox="0 0 6606 970" draw:points="3303,970 0,970 0,0 6606,0 6606,970"><text:p/></draw:polygon><draw:path draw:style-name="gr206" draw:text-style-name="P29" svg:width="0.1138in" svg:height="0.1193in" svg:x="-0.0004in" svg:y="0.0555in" svg:viewBox="0 0 290 304" svg:d="M61 254c-17 29-33 35-53 37-4 0-8 0-8 8 0 2 2 5 6 5 11 0 24-1 36-1 14 0 29 1 42 1 2 0 8 0 8-9 0-4-3-4-7-4-9-2-19-5-19-16 0-5 2-10 6-16l31-54h107c1 10 7 67 7 71 0 13-23 15-31 15-6 0-10 0-10 8 0 5 5 5 6 5 17 0 35-1 53-1 11 0 37 1 48 1 3 0 7 0 7-9 0-4-3-4-9-4-27 0-27-4-28-16l-25-265c-1-9-1-10-8-10-8 0-9 2-11 7zM112 192l84-139 13 139z"><text:p/></draw:path><draw:path draw:style-name="gr207" draw:text-style-name="P29" svg:width="0.113in" svg:height="0.1126in" svg:x="0.122in" svg:y="0.0618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2c-12-1-15-2-15-8 0-1 0-4 1-10z"><text:p/></draw:path><draw:path draw:style-name="gr208" draw:text-style-name="P29" svg:width="0.113in" svg:height="0.1126in" svg:x="0.2417in" svg:y="0.0618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2c-12-1-15-2-15-8 0-1 0-4 1-10z"><text:p/></draw:path><draw:path draw:style-name="gr209" draw:text-style-name="P29" svg:width="0.026in" svg:height="0.0819in" svg:x="0.3417in" svg:y="0.124in" svg:viewBox="0 0 67 209" svg:d="M66 8c0 0 1-3 1-4 0-2-1-4-5-4-6 0-31 2-38 2-2 2-6 2-6 8 0 4 4 4 7 4 15 0 15 2 15 4s0 5-2 7l-37 147c-1 2-1 6-1 9 0 19 17 28 31 28 7 0 17-3 24-16 7-11 11-29 11-30 0-3-4-3-5-3-3 0-5 2-6 7-3 14-9 33-23 33-7 0-9-7-9-14 0-4 1-8 1-12z"><text:p/></draw:path><draw:path draw:style-name="gr210" draw:text-style-name="P29" svg:width="0.0303in" svg:height="0.1165in" svg:x="0.3906in" svg:y="0.1173in" svg:viewBox="0 0 78 297" svg:d="M72 0c-56 40-72 102-72 148 0 42 12 106 72 149 2 0 6 0 6-4 0-2-1-2-4-5-39-36-54-86-54-139 0-81 32-120 56-142 1-1 2-2 2-3 0-4-4-4-6-4z"><text:p/></draw:path><draw:path draw:style-name="gr211" draw:text-style-name="P29" svg:width="0.1035in" svg:height="0.0795in" svg:x="0.4366in" svg:y="0.1248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212" draw:text-style-name="P29" svg:width="0.1035in" svg:height="0.0795in" svg:x="0.5539in" svg:y="0.1248in" svg:viewBox="0 0 264 203" svg:d="M227 32c3-10 7-21 31-21 1 0 6 0 6-7 0-2-1-4-5-4-9 0-20 1-30 1-7 0-25-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213" draw:text-style-name="P29" svg:width="0.124in" svg:height="0.0795in" svg:x="0.672in" svg:y="0.1248in" svg:viewBox="0 0 316 203" svg:d="M281 24c2-11 3-13 25-13 6 0 10 0 10-6 0-5-4-5-9-5h-41c-8 0-8 0-12 6l-115 169-29-167c-1-8-1-8-10-8h-42c-6 0-10 0-10 6 0 5 4 5 10 5 4 0 6 0 12 0 4 1 6 1 6 5 0 0 0 2-2 6l-37 150c-2 9-7 19-31 20-2 0-6 0-6 7 0 0 0 4 5 4 8 0 20-1 30-1 7 0 25 1 32 1 1 0 6 0 6-6 0-5-5-5-7-5-19 0-19-8-19-12 0-1 0-2 1-7l40-159 32 180c1 6 1 9 6 9 4 0 6-4 8-6l125-186v1l-42 168c-2 10-2 12-26 12-5 0-9 0-9 7 0 0 0 4 5 4 6 0 12-1 18-1s13 0 19 0c9 0 29 1 38 1 2 0 6 0 6-6 0-5-4-5-10-5 0 0-6 0-11 0-7-1-7-2-7-5 0-2 1-5 1-7z"><text:p/></draw:path><draw:path draw:style-name="gr214" draw:text-style-name="P29" svg:width="0.0303in" svg:height="0.1165in" svg:x="0.8098in" svg:y="0.1173in" svg:viewBox="0 0 78 297" svg:d="M6 0c-2 0-6 0-6 4 0 1 1 2 2 4 27 23 56 64 56 140 0 62-21 109-53 138-5 5-5 6-5 7s1 4 4 4 32-21 51-57c13-25 23-58 23-91 0-42-13-107-72-149z"><text:p/></draw:path><draw:path draw:style-name="gr215" draw:text-style-name="P29" svg:width="0.1106in" svg:height="0.039in" svg:x="0.9189in" svg:y="0.1134in" svg:viewBox="0 0 282 100" svg:d="M268 17c6 0 14 0 14-9 0-8-8-8-14-8h-254c-6 0-14 0-14 8 0 9 8 9 14 9zM268 100c6 0 14 0 14-9 0-8-8-8-14-8h-254c-6 0-14 0-14 8 0 9 8 9 14 9z"><text:p/></draw:path><draw:path draw:style-name="gr216" draw:text-style-name="P29" svg:width="0.1665in" svg:height="0.1134in" svg:x="1.0913in" svg:y="0.061in" svg:viewBox="0 0 424 289" svg:d="M374 32c4-15 4-19 36-19 10 0 14 0 14-8 0-5-4-5-11-5h-57c-10 0-10 0-16 8l-154 242-34-240c-1-10-2-10-13-10h-57c-9 0-14 0-14 8 0 5 5 5 14 5 4 0 13 0 18 1 6 0 9 2 9 6 0 3-1 4-2 9l-54 216c-4 17-11 30-46 31-1 0-7 0-7 9 0 3 2 4 6 4 13 0 29-1 42-1 14 0 30 1 43 1 3 0 9 0 9-8 0-5-5-5-9-5-24 0-27-8-27-18 0-4 0-6 1-11l57-230 38 263c0 5 1 9 6 9 4 0 7-4 9-7l171-269-60 244c-5 15-5 19-39 19-7 0-12 0-12 9 0 4 5 4 6 4 12 0 41-1 53-1 17 0 36 1 53 1 2 0 8 0 8-8 0-5-3-5-12-5-15 0-27 0-27-7 0-3 0-3 2-11z"><text:p/></draw:path><draw:path draw:style-name="gr217" draw:text-style-name="P29" svg:width="0.0783in" svg:height="0.0059in" svg:x="1.2756in" svg:y="0.0736in" svg:viewBox="0 0 200 16" svg:d="M188 16c5 0 12 0 12-8s-6-8-12-8h-176c-5 0-12 0-12 7 0 9 7 9 12 9z"><text:p/></draw:path><draw:path draw:style-name="gr218" draw:text-style-name="P29" svg:width="0.0425in" svg:height="0.0772in" svg:x="1.3791in" svg:y="0.0283in" svg:viewBox="0 0 109 197" svg:d="M67 8c0-8 0-8-8-8-19 19-47 19-59 19v11c7 0 26 0 43-8v151c0 9 0 13-30 13h-11v11c5 0 42-1 53-1 10 0 47 1 54 1v-11h-12c-30 0-30-4-30-13z"><text:p/></draw:path><draw:path draw:style-name="gr219" draw:text-style-name="P29" svg:width="0.2213in" svg:height="0.2327in" svg:x="1.4965in" svg:y="0.0165in" svg:viewBox="0 0 563 592" svg:d="M511 592l52-136h-11c-17 45-61 73-110 85-9 3-51 14-131 14h-256l216-252c3-4 4-5 4-6 0-2 0-3-4-8l-197-269h232c58 0 96 6 100 8 22 2 58 9 92 31 11 7 40 25 54 60h11l-52-119h-499c-10 0-11 0-12 2 0 3 0 10 0 15l223 306-218 257c-5 5-5 7-5 7 0 5 5 5 12 5z"><text:p/></draw:path><draw:path draw:style-name="gr220" draw:text-style-name="P29" svg:width="0.0354in" svg:height="0.0783in" svg:x="1.4744in" svg:y="0.2957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221" draw:text-style-name="P29" svg:width="0.0642in" svg:height="0.076in" svg:x="1.5283in" svg:y="0.3059in" svg:viewBox="0 0 164 194" svg:d="M152 104c5 0 12 0 12-7s-7-7-12-7h-138c5-43 41-76 88-76h50c5 0 12 0 12-7s-7-7-12-7h-51c-55 0-101 43-101 97s46 97 101 97h51c5 0 12 0 12-7s-7-7-12-7h-50c-47 0-83-32-88-76z"><text:p/></draw:path><draw:path draw:style-name="gr222" draw:text-style-name="P29" svg:width="0.124in" svg:height="0.0795in" svg:x="1.6134in" svg:y="0.2937in" svg:viewBox="0 0 316 203" svg:d="M281 24c2-11 3-13 25-13 6 0 10 0 10-6 0-5-4-5-9-5h-41c-8 0-8 0-12 6l-115 169-29-167c-1-8-1-8-10-8h-42c-6 0-10 0-10 6 0 5 4 5 10 5 4 0 6 0 12 0 4 1 6 1 6 5 0 0 0 2-2 6l-37 150c-2 9-7 19-31 20-2 0-6 0-6 7 0 0 0 4 5 4 8 0 20-1 30-1 7 0 25 1 32 1 1 0 6 0 6-6 0-5-5-5-7-5-19 0-19-8-19-12 0-1 0-2 1-7l40-159 32 180c1 6 1 9 6 9 4 0 6-4 8-6l125-186v1l-42 168c-2 10-2 12-26 12-5 0-9 0-9 7 0 0 0 4 5 4 6 0 12-1 18-1s13 0 19 0c9 0 29 1 38 1 2 0 6 0 6-6 0-5-4-5-10-5 0 0-6 0-11 0-7-1-7-2-7-5 0-2 1-5 1-7z"><text:p/></draw:path><draw:path draw:style-name="gr223" draw:text-style-name="P29" svg:width="0.0437in" svg:height="0.1992in" svg:x="1.7972in" svg:y="0.0331in" svg:viewBox="0 0 112 507" svg:d="M112 503c0-2-2-2-3-4-19-21-48-55-66-124-9-39-13-82-13-122 0-110 26-188 78-243 4-4 4-5 4-5 0-5-4-5-6-5-6 0-29 25-35 31-43 52-71 127-71 222 0 60 11 146 66 216 5 6 32 38 40 38 2 0 6 0 6-4z"><text:p/></draw:path><draw:path draw:style-name="gr224" draw:text-style-name="P29" svg:width="0.1209in" svg:height="0.1134in" svg:x="1.8539in" svg:y="0.061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3-1 12 0 43 1 55 1 2 0 7 0 7-8 0-5-3-5-12-5 0 0-8 0-15-1-9 0-11-1-11-6 0-4 3-18 5-27l15-60c3-8 3-9 6-13z"><text:p/></draw:path><draw:path draw:style-name="gr225" draw:text-style-name="P29" svg:width="0.0354in" svg:height="0.0783in" svg:x="1.9496in" svg:y="0.12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226" draw:text-style-name="P29" svg:width="0.1016in" svg:height="0.0067in" svg:x="2.0504in" svg:y="0.1295in" svg:viewBox="0 0 259 18" svg:d="M244 18c7 0 15 0 15-8 0-10-8-10-15-10h-230c-7 0-14 0-14 10 0 8 7 8 14 8z"><text:p/></draw:path><draw:path draw:style-name="gr227" draw:text-style-name="P29" svg:width="0.1209in" svg:height="0.1134in" svg:x="2.2079in" svg:y="0.061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1-5-1 0-9 0-16-1-9 0-11-1-11-6 0-4 3-18 6-27l14-60c3-8 3-9 6-13z"><text:p/></draw:path><draw:path draw:style-name="gr228" draw:text-style-name="P29" svg:width="0.0512in" svg:height="0.1008in" svg:x="2.298in" svg:y="0.1272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229" draw:text-style-name="P29" svg:width="0.0303in" svg:height="0.1165in" svg:x="2.3724in" svg:y="0.1173in" svg:viewBox="0 0 78 297" svg:d="M72 0c-56 40-72 102-72 148 0 42 12 106 72 149 2 0 6 0 6-4 0-2-1-2-4-5-39-36-54-86-54-139 0-81 32-120 56-142 1-1 2-2 2-3 0-4-4-4-6-4z"><text:p/></draw:path><draw:path draw:style-name="gr230" draw:text-style-name="P29" svg:width="0.0354in" svg:height="0.0783in" svg:x="2.4165in" svg:y="0.127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231" draw:text-style-name="P29" svg:width="0.0303in" svg:height="0.1165in" svg:x="2.4661in" svg:y="0.1173in" svg:viewBox="0 0 78 297" svg:d="M6 0c-2 0-6 0-6 4 0 1 1 2 2 4 27 23 56 64 56 140 0 62-21 109-52 138-6 5-6 6-6 7s1 4 4 4 32-21 52-57c12-25 22-58 22-91 0-42-13-107-72-149z"><text:p/></draw:path><draw:path draw:style-name="gr232" draw:text-style-name="P29" svg:width="0.0437in" svg:height="0.1992in" svg:x="2.526in" svg:y="0.0331in" svg:viewBox="0 0 112 507" svg:d="M112 253c0-60-11-144-68-216-3-5-31-37-39-37-3 0-5 1-5 5 0 1 1 2 2 3 21 22 48 57 66 124 10 38 14 82 14 121 0 44-4 87-15 128-17 58-42 93-63 116-4 4-4 5-4 6 0 4 2 4 5 4 7 0 30-26 35-32 44-51 72-127 72-222z"><text:p/></draw:path></draw:g></text:span></text:p>
        </text:list-item>
      </text:list>
      <text:p text:style-name="P18"><text:span text:style-name="T15">The IPW can be estimated as follows</text:span></text:p>
      <text:list xml:id="list1107035665626592175" text:style-name="L3">
        <text:list-item>
          <text:p text:style-name="P19"><text:span text:style-name="T15">Just like in Aral et al., compute the propensity score </text:span><text:span text:style-name="T15"><draw:g text:anchor-type="as-char" svg:y="-0.0736in" draw:z-index="22" draw:style-name="gr1"><svg:title>TexMaths</svg:title><svg:desc>12§display§p_{ilt}§svg§600§FALSE§</svg:desc><draw:polygon draw:style-name="gr172" draw:text-style-name="P29" svg:width="0.2228in" svg:height="0.1039in" svg:x="0.0051in" svg:y="0.0024in" svg:viewBox="0 0 567 265" draw:points="283,265 0,265 0,0 567,0 567,265"><text:p/></draw:polygon><draw:path draw:style-name="gr173" draw:text-style-name="P29" svg:width="0.0866in" svg:height="0.1063in" svg:x="0in" svg:y="0in" svg:viewBox="0 0 221 271" svg:d="M32 239c-3 15-3 18-22 18-5 0-10 0-10 8 0 3 2 6 6 6 11 0 23-3 35-3 14 0 29 3 42 3 2 0 8 0 8-10 0-4-5-4-11-4-21 0-21-3-21-7 0-5 18-74 21-85 5 13 17 28 39 28 49 0 102-63 102-126 0-39-24-67-57-67-20 0-40 16-55 31-3-23-23-31-38-31-19 0-28 17-31 24-8 14-14 40-14 41 0 5 5 5 6 5 4 0 4 0 8-10 7-30 15-50 30-50 7 0 13 3 13 19 0 9-1 14-3 22zM107 55c3-12 14-24 23-30 14-13 26-15 33-15 18 0 28 14 28 39 0 26-14 74-22 91-14 30-35 43-50 43-28 0-34-35-34-37s0-3 1-8z"><text:p/></draw:path><draw:path draw:style-name="gr174" draw:text-style-name="P29" svg:width="0.0354in" svg:height="0.0787in" svg:x="0.0941in" svg:y="0.0213in" svg:viewBox="0 0 91 201" svg:d="M83 11c0-5-4-11-12-11-9 0-17 7-17 17 0 5 4 11 12 11s17-9 17-17zM22 162c-2 4-3 8-3 14 0 13 12 25 29 25 30 0 43-42 43-46 0-5-5-5-5-5-4 0-4 3-6 6-7 23-20 36-32 36-6 0-7-4-7-10 0-8 2-12 5-20s6-15 9-24c3-7 13-33 15-37 1-4 2-7 2-10 0-14-12-25-29-25-30 0-43 41-43 46 0 3 4 4 5 4 5 0 5-2 6-5 7-26 20-36 31-36 5 0 8 2 8 10 0 6-2 11-9 29z"><text:p/></draw:path><draw:path draw:style-name="gr175" draw:text-style-name="P29" svg:width="0.026in" svg:height="0.0819in" svg:x="0.1421in" svg:y="0.0181in" svg:viewBox="0 0 67 209" svg:d="M66 8c0 0 1-3 1-4 0-2-1-4-5-4-6 0-31 2-38 2-2 2-6 2-6 8 0 4 4 4 7 4 15 0 15 2 15 4s0 5-2 7l-37 147c-1 2-1 6-1 10 0 19 17 27 31 27 7 0 17-2 24-15 7-11 11-29 11-30 0-4-4-4-5-4-3 0-5 2-6 7-3 15-9 34-23 34-7 0-9-7-9-15 0-3 1-8 1-12z"><text:p/></draw:path><draw:path draw:style-name="gr176" draw:text-style-name="P29" svg:width="0.0394in" svg:height="0.074in" svg:x="0.1831in" svg:y="0.026in" svg:viewBox="0 0 101 189" svg:d="M61 69h30c6 0 10 0 10-8 0-3-4-3-9-3h-28l10-45c0-1 2-2 2-3 0-6-4-10-10-10-8 0-12 5-14 13-3 7 1-7-12 45h-30c-6 0-10 0-10 6 0 5 4 5 8 5h29l-18 69c-1 9-3 18-3 23 0 17 14 28 31 28 33 0 53-41 53-46 0-3-5-3-5-3-4 0-5 1-7 6-9 18-23 34-40 34-6 0-11-3-11-14 0-2 1-10 3-12z"><text:p/></draw:path></draw:g></text:span><text:span text:style-name="T15"> using a logistic regression,</text:span></text:p>
        </text:list-item>
        <text:list-item>
          <text:p text:style-name="P7"><text:span text:style-name="T18">Then, </text:span><text:span text:style-name="T19">the IPW estimator for the Average Treatment Effect can be computed as follows </text:span><text:span text:style-name="T19"><draw:g text:anchor-type="as-char" svg:y="-0.2874in" draw:z-index="25" draw:style-name="gr1"><svg:title>TexMaths</svg:title><svg:desc>12§display§ATE_{l(IPW)} =\sum_i \left[\frac{W_iY_i}{\hat p_{ilt}}/\sum_i\frac{W_i}{p_{ilt}} - 
 \frac{(1-W_i)Y_i}{\hat (1-p_{ilt})}/\sum_i\frac{(1-W_i)}{(1-p_{ilt})}\right]§svg§600§FALSE§</svg:desc><draw:polygon draw:style-name="gr233" draw:text-style-name="P29" svg:width="4.6539in" svg:height="0.4965in" svg:x="0in" svg:y="0in" svg:viewBox="0 0 11822 1262" draw:points="5911,1262 0,1262 0,0 11822,0 11822,1262"><text:p/></draw:polygon><draw:path draw:style-name="gr234" draw:text-style-name="P29" svg:width="0.1138in" svg:height="0.1193in" svg:x="0.0055in" svg:y="0.172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235" draw:text-style-name="P29" svg:width="0.113in" svg:height="0.1126in" svg:x="0.128in" svg:y="0.178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236" draw:text-style-name="P29" svg:width="0.1205in" svg:height="0.113in" svg:x="0.25in" svg:y="0.178in" svg:viewBox="0 0 307 288" svg:d="M283 190c1-3 3-5 3-6s0-5-5-5c-4 0-5 2-6 5-28 62-43 91-115 91h-62c-6 0-7 0-9 0-5-1-6-1-6-5 0-1 0-2 2-9l29-116h42c36 0 36 9 36 19 0 3 0 9-4 21 0 2-1 4-1 5 0 2 3 5 6 5 4 0 5-3 6-9l24-100c0-2-1-4-5-4-3 0-4 3-6 8-8 32-16 42-55 42h-39l25-102c3-16 3-17 23-17h60c51 0 63 12 63 47 0 11 0 11-1 23 0 2 0 5 0 7s1 5 5 5c5 0 5-3 6-10l8-73c1-12-1-12-12-12h-213c-9 0-12 0-12 8 0 5 3 5 10 5 16 0 28 0 28 7 0 3 0 3-1 11l-57 224c-4 16-4 20-38 20-7 0-12 0-12 8 0 5 4 5 12 5h220c9 0 9 0 13-7z"><text:p/></draw:path><draw:path draw:style-name="gr237" draw:text-style-name="P29" svg:width="0.026in" svg:height="0.0819in" svg:x="0.3732in" svg:y="0.2402in" svg:viewBox="0 0 67 209" svg:d="M66 8c0 0 1-3 1-4 0-2-1-4-5-4-6 0-31 2-38 2-2 2-6 2-6 8 0 4 4 4 7 4 15 0 15 2 15 4s0 5-2 7l-37 147c-1 2-1 6-1 9 0 20 17 28 31 28 7 0 17-2 24-16 7-10 11-29 11-30 0-3-4-3-5-3-3 0-5 2-6 7-3 14-9 34-23 34-7 0-9-8-9-15 0-3 1-8 1-12z"><text:p/></draw:path><draw:path draw:style-name="gr238" draw:text-style-name="P29" svg:width="0.0303in" svg:height="0.1165in" svg:x="0.422in" svg:y="0.2339in" svg:viewBox="0 0 78 297" svg:d="M72 0c-58 40-72 102-72 148 0 42 12 107 72 149 2 0 6 0 6-4 0-2-1-2-4-5-39-36-54-86-54-139 0-81 32-120 56-142 1-1 2-2 2-3 0-4-4-4-6-4z"><text:p/></draw:path><draw:path draw:style-name="gr239" draw:text-style-name="P29" svg:width="0.0547in" svg:height="0.0795in" svg:x="0.4677in" svg:y="0.2409in" svg:viewBox="0 0 140 203" svg:d="M104 24c3-11 3-13 26-13 7 0 10 0 10-6 0-4-2-5-4-5-6 0-14 1-20 1-7 0-14 0-20 0h-20c-8 0-15-1-22-1-1 0-6 0-6 6 0 5 4 5 10 5 1 0 7 0 12 0 6 1 8 1 8 5 0 1-1 3-1 6l-41 157c-1 11-2 13-25 13-9 0-11 0-11 7 0 0 0 4 5 4 8 0 31-1 39-1h22c6 0 13 1 20 1 2 0 6 0 6-6 0-5-3-5-9-5-1 0-7 0-13 0-6-1-6-2-6-5 0 0 0-2 1-7z"><text:p/></draw:path><draw:path draw:style-name="gr240" draw:text-style-name="P29" svg:width="0.089in" svg:height="0.0795in" svg:x="0.5362in" svg:y="0.2409in" svg:viewBox="0 0 227 203" svg:d="M80 110h54c50 0 93-31 93-63 0-25-25-47-65-47h-104c-6 0-10 0-10 6 0 5 4 5 10 5 4 0 6 0 12 0 6 1 6 1 6 5 0 0 0 2-2 6l-39 157c-3 11-3 13-27 13-4 0-8 0-8 7 0 0 0 4 5 4 8 0 30-1 38-1 5 0 16 0 21 0 6 1 13 1 19 1 2 0 6 0 6-6 0-5-4-5-10-5 0 0-6 0-11 0-7-1-7-2-7-5 0 0 0-2 1-7zM102 20c2-8 2-9 14-9h35c28 0 45 8 45 29 0 9-3 33-18 46-11 10-28 15-50 15h-46z"><text:p/></draw:path><draw:path draw:style-name="gr241" draw:text-style-name="P29" svg:width="0.1272in" svg:height="0.0819in" svg:x="0.6386in" svg:y="0.2409in" svg:viewBox="0 0 324 209" svg:d="M284 35l5-7c6-9 13-16 28-17 3 0 7-1 7-7 0-2-2-4-5-4-6 0-14 1-21 1-11 0-24-1-34-1-1 0-6 0-6 6 0 5 5 5 6 5 6 0 16 2 16 11 0 2-4 8-5 9l-83 138-17-150c0-8 18-8 21-8 4 0 8 0 8-7 0 0 0-4-5-4-6 0-13 0-18 1-6 0-14 0-20 0s-24-1-31-1c-2 0-6 0-6 6 0 5 4 5 8 5 12 0 14 2 14 5 2 2 2 10 3 19l-82 134-15-145c0-1 0-5 0-5 0-8 18-8 20-8 4 0 8 0 8-7 0-2-1-4-4-4-9 0-30 1-39 1s-23-1-31-1c-4 0-6 1-6 6s4 5 8 5c15 0 15 1 15 9l20 181c0 6 1 8 6 8s7-2 9-6l92-153 17 152c1 6 2 7 6 7 6 0 7-2 9-6z"><text:p/></draw:path><draw:path draw:style-name="gr242" draw:text-style-name="P29" svg:width="0.0303in" svg:height="0.1165in" svg:x="0.7803in" svg:y="0.2339in" svg:viewBox="0 0 78 297" svg:d="M6 0c-2 0-6 0-6 4 0 1 1 2 2 4 27 23 56 64 56 140 0 62-21 109-52 138-6 5-6 6-6 7s1 4 4 4 32-21 51-57c13-25 23-57 23-91 0-42-13-107-72-149z"><text:p/></draw:path><draw:path draw:style-name="gr243" draw:text-style-name="P29" svg:width="0.1106in" svg:height="0.039in" svg:x="0.889in" svg:y="0.2295in" svg:viewBox="0 0 282 100" svg:d="M268 17c6 0 14 0 14-9 0-8-8-8-14-8h-254c-6 0-14 0-14 8 0 9 8 9 14 9zM268 100c6 0 14 0 14-9 0-8-8-8-14-8h-254c-6 0-14 0-14 8 0 9 8 9 14 9z"><text:p/></draw:path><draw:path draw:style-name="gr244" draw:text-style-name="P29" svg:width="0.2213in" svg:height="0.2327in" svg:x="1.0638in" svg:y="0.1327in" svg:viewBox="0 0 563 592" svg:d="M511 592l52-136h-11c-17 45-61 73-110 86-9 2-51 13-131 13h-256l216-252c3-4 4-5 4-6 0-2 0-3-4-8l-197-269h232c58 0 96 6 100 8 22 2 58 9 92 31 11 7 40 25 54 60h11l-52-119h-499c-10 0-11 0-12 2 0 3 0 10 0 15l223 306-218 257c-5 5-5 7-5 7 0 5 5 5 12 5z"><text:p/></draw:path><draw:path draw:style-name="gr245" draw:text-style-name="P29" svg:width="0.0354in" svg:height="0.0787in" svg:x="1.1567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246" draw:text-style-name="P29" svg:width="0.0492in" svg:height="0.4984in" svg:x="1.3677in" svg:y="0in" svg:viewBox="0 0 126 1267" draw:points="0,1267 126,1267 126,1240 26,1240 26,26 126,26 126,0 0,0"><text:p/></draw:polygon><draw:path draw:style-name="gr247" draw:text-style-name="P29" svg:width="0.165in" svg:height="0.1173in" svg:x="1.448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248" draw:text-style-name="P29" svg:width="0.0354in" svg:height="0.0787in" svg:x="1.6008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249" draw:text-style-name="P29" svg:width="0.1205in" svg:height="0.1134in" svg:x="1.6563in" svg:y="0.0646in" svg:viewBox="0 0 307 289" svg:d="M238 48l6-6c13-12 26-26 55-29 5 0 8 0 8-8 0-4-1-5-5-5-10 0-22 1-34 1-15 0-29-1-42-1-3 0-9 0-9 8 0 5 5 5 6 5 4 0 16 1 16 10 0 7-10 18-12 20l-97 113-47-126c-3-6-3-6-3-7 0-10 21-10 24-10 6 0 11 0 11-8 0-5-5-5-6-5-12 0-42 1-54 1-11 0-36-1-47-1-2 0-8 0-8 8 0 5 5 5 10 5 25 0 27 4 31 15l51 139c2 1 3 6 3 7s-17 70-19 77c-6 24-6 25-40 25-8 0-12 0-12 9 0 4 5 4 6 4 12 0 42-1 53-1 12 0 43 1 55 1 2 0 7 0 7-8 0-5-3-5-12-5 0 0-8 0-15-1-9 0-11-1-11-6 0-4 3-18 5-26l15-60c3-9 3-10 6-14z"><text:p/></draw:path><draw:path draw:style-name="gr250" draw:text-style-name="P29" svg:width="0.0354in" svg:height="0.0787in" svg:x="1.75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251" draw:text-style-name="P29" svg:width="0.3638in" svg:height="0.0067in" svg:x="1.439in" svg:y="0.2457in" svg:viewBox="0 0 925 18" draw:points="462,18 0,18 0,0 925,0 925,18"><text:p/></draw:polygon><draw:polygon draw:style-name="gr252" draw:text-style-name="P29" svg:width="0.0445in" svg:height="0.0256in" svg:x="1.5382in" svg:y="0.2898in" svg:viewBox="0 0 114 66" draw:points="58,0 0,59 7,66 58,23 106,66 114,59"><text:p/></draw:polygon><draw:path draw:style-name="gr253" draw:text-style-name="P29" svg:width="0.0866in" svg:height="0.1059in" svg:x="1.4996in" svg:y="0.3311in" svg:viewBox="0 0 221 270" svg:d="M32 239c-3 14-3 18-22 18-5 0-10 0-10 7 0 4 2 6 6 6 11 0 23-2 35-2 14 0 29 2 42 2 2 0 8 0 8-9 0-4-5-4-11-4-21 0-21-4-21-7 0-5 18-75 21-86 5 14 17 28 39 28 49 0 102-62 102-125 0-39-24-67-57-67-20 0-40 16-55 31-3-23-23-31-38-31-19 0-28 17-31 24-8 14-14 40-14 41 0 5 5 5 5 5 5 0 5 0 9-10 7-30 15-50 30-50 7 0 13 3 13 19 0 9-1 14-3 21zM107 55c3-12 14-24 23-30 14-13 26-15 33-15 18 0 28 14 28 39s-15 73-22 90c-14 30-35 44-50 44-28 0-34-35-34-38 0-1 0-2 1-7z"><text:p/></draw:path><draw:path draw:style-name="gr254" draw:text-style-name="P29" svg:width="0.0354in" svg:height="0.0787in" svg:x="1.5937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255" draw:text-style-name="P29" svg:width="0.026in" svg:height="0.0819in" svg:x="1.6421in" svg:y="0.3488in" svg:viewBox="0 0 67 209" svg:d="M66 8c0 0 1-3 1-4 0-2-1-4-5-4-6 0-31 2-38 2-2 2-6 2-6 8 0 4 4 4 7 4 15 0 15 2 15 4s0 5-2 7l-37 147c-1 2-1 6-1 9 0 20 17 28 31 28 7 0 17-2 24-16 7-10 11-29 11-30 0-3-4-3-5-3-3 0-5 2-6 7-3 14-9 34-23 34-7 0-9-8-9-15 0-3 1-8 1-12z"><text:p/></draw:path><draw:path draw:style-name="gr256" draw:text-style-name="P29" svg:width="0.0394in" svg:height="0.074in" svg:x="1.6823in" svg:y="0.3571in" svg:viewBox="0 0 101 189" svg:d="M61 68h30c6 0 10 0 10-6 0-4-4-4-9-4h-28l10-45c2-1 2-2 2-3 0-6-4-10-10-10-8 0-12 5-14 13-3 7 1-7-12 45h-30c-6 0-10 0-10 6 0 4 4 4 8 4h29l-18 70c-1 8-3 18-3 23 0 17 14 28 31 28 33 0 53-41 53-46 0-4-5-4-5-4-4 0-5 1-7 6-9 18-23 35-40 35-6 0-11-4-11-14 0-3 1-10 3-12z"><text:p/></draw:path><draw:path draw:style-name="gr257" draw:text-style-name="P29" svg:width="0.065in" svg:height="0.1661in" svg:x="1.8315in" svg:y="0.1661in" svg:viewBox="0 0 166 423" svg:d="M163 16c3-5 3-8 3-8 0-4-4-8-9-8-3 0-6 1-7 4l-148 403c-2 6-2 7-2 7 0 5 4 9 8 9 6 0 8-3 10-10z"><text:p/></draw:path><draw:path draw:style-name="gr258" draw:text-style-name="P29" svg:width="0.2213in" svg:height="0.2327in" svg:x="1.9421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259" draw:text-style-name="P29" svg:width="0.0354in" svg:height="0.0787in" svg:x="2.0346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260" draw:text-style-name="P29" svg:width="0.165in" svg:height="0.1173in" svg:x="2.2394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261" draw:text-style-name="P29" svg:width="0.0354in" svg:height="0.0787in" svg:x="2.3921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262" draw:text-style-name="P29" svg:width="0.2315in" svg:height="0.0067in" svg:x="2.2205in" svg:y="0.2457in" svg:viewBox="0 0 589 18" draw:points="295,18 0,18 0,0 589,0 589,18"><text:p/></draw:polygon><draw:path draw:style-name="gr263" draw:text-style-name="P29" svg:width="0.0866in" svg:height="0.1059in" svg:x="2.2154in" svg:y="0.3311in" svg:viewBox="0 0 221 270" svg:d="M32 239c-3 14-3 18-22 18-5 0-10 0-10 7 0 4 2 6 6 6 11 0 23-2 35-2 14 0 29 2 42 2 2 0 8 0 8-9 0-4-5-4-11-4-21 0-21-4-21-7 0-5 18-75 21-86 5 14 17 28 39 28 49 0 102-62 102-125 0-39-24-67-57-67-20 0-40 16-55 31-3-23-23-31-38-31-19 0-28 17-31 24-8 14-14 40-14 41 0 5 5 5 5 5 5 0 5 0 9-10 7-30 15-50 30-50 7 0 13 3 13 19 0 9-1 14-3 21zM107 55c3-12 14-24 23-30 14-13 26-15 33-15 18 0 28 14 28 39s-15 73-22 90c-14 30-35 44-50 44-28 0-34-35-34-38 0-1 0-2 1-7z"><text:p/></draw:path><draw:path draw:style-name="gr264" draw:text-style-name="P29" svg:width="0.0354in" svg:height="0.0787in" svg:x="2.3094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265" draw:text-style-name="P29" svg:width="0.026in" svg:height="0.0819in" svg:x="2.3575in" svg:y="0.3488in" svg:viewBox="0 0 67 209" svg:d="M66 8c0 0 1-3 1-4 0-2-1-4-5-4-6 0-31 2-38 2-2 2-6 2-6 8 0 4 4 4 7 4 15 0 15 2 15 4s0 5-2 7l-37 147c-1 2-1 6-1 9 0 20 17 28 31 28 7 0 17-2 24-16 7-10 11-29 11-30 0-3-4-3-5-3-3 0-5 2-6 7-3 14-9 34-23 34-7 0-9-8-9-15 0-3 1-8 1-12z"><text:p/></draw:path><draw:path draw:style-name="gr266" draw:text-style-name="P29" svg:width="0.0394in" svg:height="0.074in" svg:x="2.3976in" svg:y="0.3571in" svg:viewBox="0 0 101 189" svg:d="M61 68h30c6 0 10 0 10-6 0-4-4-4-9-4h-28l10-45c2-1 2-2 2-3 0-6-4-10-10-10-8 0-12 5-14 13-3 7 1-7-12 45h-30c-6 0-10 0-10 6 0 4 4 4 8 4h29l-18 70c-1 8-3 18-3 23 0 17 14 28 31 28 33 0 53-41 53-46 0-4-5-4-5-4-4 0-5 1-7 6-9 18-23 35-40 35-6 0-11-4-11-14 0-3 1-10 3-12z"><text:p/></draw:path><draw:path draw:style-name="gr267" draw:text-style-name="P29" svg:width="0.1016in" svg:height="0.0067in" svg:x="2.5228in" svg:y="0.2457in" svg:viewBox="0 0 259 18" svg:d="M244 18c7 0 15 0 15-8 0-10-8-10-15-10h-230c-7 0-14 0-14 10 0 8 7 8 14 8z"><text:p/></draw:path><draw:path draw:style-name="gr268" draw:text-style-name="P29" svg:width="0.039in" svg:height="0.1661in" svg:x="2.711in" svg:y="0.0543in" svg:viewBox="0 0 100 423" svg:d="M100 419c0-1 0-2-9-10-53-52-66-133-66-198 0-73 16-146 69-199 6-6 6-6 6-7 0-4-3-5-5-5-5 0-43 29-69 83-21 47-26 93-26 128 0 34 5 84 28 132 26 53 62 80 67 80 2 0 5-2 5-4z"><text:p/></draw:path><draw:path draw:style-name="gr269" draw:text-style-name="P29" svg:width="0.0547in" svg:height="0.1106in" svg:x="2.7736in" svg:y="0.0673in" svg:viewBox="0 0 140 282" svg:d="M88 11c0-10 0-11-10-11-26 28-65 28-78 28v13c8 0 34 0 55-12v220c0 15-1 20-39 20h-14v13c16-1 52-1 70-1 17 0 54 0 68 1v-13h-13c-38 0-39-5-39-20z"><text:p/></draw:path><draw:path draw:style-name="gr270" draw:text-style-name="P29" svg:width="0.1016in" svg:height="0.0067in" svg:x="2.8921in" svg:y="0.1335in" svg:viewBox="0 0 259 18" svg:d="M244 18c7 0 15 0 15-8 0-10-8-10-15-10h-230c-7 0-14 0-14 10 0 8 7 8 14 8z"><text:p/></draw:path><draw:path draw:style-name="gr271" draw:text-style-name="P29" svg:width="0.165in" svg:height="0.1173in" svg:x="3.0528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272" draw:text-style-name="P29" svg:width="0.0354in" svg:height="0.0787in" svg:x="3.2055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273" draw:text-style-name="P29" svg:width="0.039in" svg:height="0.1661in" svg:x="3.265in" svg:y="0.0543in" svg:viewBox="0 0 100 423" svg:d="M100 211c0-32-5-84-29-132-25-51-63-79-66-79-4 0-5 1-5 5 0 1 0 1 8 9 42 42 66 110 66 197 0 74-15 148-68 201-6 5-6 6-6 7 0 2 1 4 5 4 3 0 42-29 67-82 22-47 28-94 28-130z"><text:p/></draw:path><draw:path draw:style-name="gr274" draw:text-style-name="P29" svg:width="0.1209in" svg:height="0.1134in" svg:x="3.3256in" svg:y="0.0646in" svg:viewBox="0 0 308 289" svg:d="M238 48l6-6c13-12 26-26 55-29 5 0 9 0 9-8 0-4-2-5-6-5-10 0-22 1-34 1-15 0-29-1-42-1-3 0-9 0-9 8 0 5 5 5 6 5 4 0 16 1 16 10 0 7-10 18-12 20l-97 113-47-126c-3-6-3-6-3-7 0-10 21-10 24-10 6 0 11 0 11-8 0-5-5-5-6-5-12 0-42 1-54 1-11 0-36-1-47-1-2 0-8 0-8 8 0 5 5 5 10 5 25 0 27 4 31 15l51 139c2 1 3 6 3 7s-17 70-19 77c-6 24-6 25-40 25-8 0-12 0-12 9 0 4 5 4 6 4 12 0 42-1 53-1 12 0 43 1 55 1 2 0 7 0 7-8 0-5-3-5-12-5 0 0-8 0-15-1-9 0-11-1-11-6 0-4 3-18 5-26l15-60c3-9 3-10 6-14z"><text:p/></draw:path><draw:path draw:style-name="gr275" draw:text-style-name="P29" svg:width="0.0354in" svg:height="0.0787in" svg:x="3.4213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276" draw:text-style-name="P29" svg:width="0.7791in" svg:height="0.0067in" svg:x="2.6945in" svg:y="0.2457in" svg:viewBox="0 0 1980 18" draw:points="990,18 0,18 0,0 1980,0 1980,18"><text:p/></draw:polygon><draw:polygon draw:style-name="gr277" draw:text-style-name="P29" svg:width="0.0445in" svg:height="0.0256in" svg:x="2.7705in" svg:y="0.272in" svg:viewBox="0 0 114 66" draw:points="58,0 0,59 7,66 58,23 106,66 114,59"><text:p/></draw:polygon><draw:path draw:style-name="gr278" draw:text-style-name="P29" svg:width="0.039in" svg:height="0.1661in" svg:x="2.7772in" svg:y="0.3165in" svg:viewBox="0 0 100 423" svg:d="M100 419c0-1 0-2-9-10-53-52-66-133-66-198 0-73 16-146 69-199 6-6 6-6 6-7 0-4-3-5-5-5-5 0-43 29-69 83-21 47-26 93-26 128 0 34 5 84 28 132 26 53 62 80 67 80 2 0 5-2 5-4z"><text:p/></draw:path><draw:path draw:style-name="gr279" draw:text-style-name="P29" svg:width="0.0547in" svg:height="0.1106in" svg:x="2.8398in" svg:y="0.3307in" svg:viewBox="0 0 140 282" svg:d="M88 11c0-10 0-11-10-11-26 28-65 28-78 28v13c8 0 34 0 55-12v220c0 15-1 20-39 20h-14v13c16-1 52-1 70-1 17 0 54 0 68 1v-13h-13c-38 0-39-5-39-20z"><text:p/></draw:path><draw:path draw:style-name="gr280" draw:text-style-name="P29" svg:width="0.1016in" svg:height="0.0067in" svg:x="2.9583in" svg:y="0.3961in" svg:viewBox="0 0 259 18" svg:d="M244 18c7 0 15 0 15-8 0-10-8-10-15-10h-230c-7 0-14 0-14 10 0 8 7 8 14 8z"><text:p/></draw:path><draw:path draw:style-name="gr281" draw:text-style-name="P29" svg:width="0.0866in" svg:height="0.1059in" svg:x="3.1047in" svg:y="0.3673in" svg:viewBox="0 0 221 270" svg:d="M32 239c-3 14-3 18-22 18-5 0-10 0-10 7 0 4 2 6 6 6 11 0 23-2 35-2 14 0 29 2 42 2 2 0 8 0 8-9 0-4-5-4-11-4-21 0-21-4-21-7 0-5 18-75 21-86 5 14 17 28 39 28 49 0 102-62 102-125 0-39-24-67-57-67-20 0-40 16-55 31-3-23-23-31-38-31-19 0-28 17-31 24-8 14-14 40-14 41 0 5 5 5 5 5 5 0 5 0 9-10 7-30 15-50 30-50 7 0 13 3 13 19 0 9-1 14-3 21zM107 55c3-12 14-24 23-30 14-13 26-15 33-15 18 0 28 14 28 39s-15 73-22 90c-14 30-35 44-50 44-28 0-34-35-34-38 0-1 0-2 1-7z"><text:p/></draw:path><draw:path draw:style-name="gr282" draw:text-style-name="P29" svg:width="0.0354in" svg:height="0.0787in" svg:x="3.1988in" svg:y="0.388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283" draw:text-style-name="P29" svg:width="0.026in" svg:height="0.0819in" svg:x="3.2476in" svg:y="0.385in" svg:viewBox="0 0 67 209" svg:d="M66 8c0 0 1-3 1-4 0-2-1-4-5-4-6 0-31 2-38 2-2 2-6 2-6 8 0 4 4 4 7 4 15 0 15 2 15 4s0 5-2 7l-37 147c-1 2-1 6-1 9 0 20 17 28 31 28 7 0 17-2 24-16 7-10 11-29 11-30 0-3-4-3-5-3-3 0-5 2-6 7-3 14-9 34-23 34-7 0-9-8-9-15 0-3 1-8 1-12z"><text:p/></draw:path><draw:path draw:style-name="gr284" draw:text-style-name="P29" svg:width="0.0394in" svg:height="0.074in" svg:x="3.2878in" svg:y="0.3933in" svg:viewBox="0 0 101 189" svg:d="M61 68h30c6 0 10 0 10-6 0-4-4-4-9-4h-28l10-45c0-1 2-2 2-3 0-6-4-10-10-10-8 0-12 5-14 13-3 7 1-7-12 45h-30c-6 0-10 0-10 6 0 4 4 4 8 4h29l-18 70c-1 8-3 18-3 23 0 17 14 28 31 28 33 0 53-41 53-46 0-4-5-4-5-4-4 0-5 1-7 6-9 18-23 35-40 35-6 0-11-4-11-14 0-3 1-10 3-12z"><text:p/></draw:path><draw:path draw:style-name="gr285" draw:text-style-name="P29" svg:width="0.039in" svg:height="0.1661in" svg:x="3.3512in" svg:y="0.3165in" svg:viewBox="0 0 100 423" svg:d="M100 211c0-32-5-84-29-132-25-51-63-79-66-79-4 0-5 1-5 5 0 1 0 1 8 9 42 42 66 110 66 197 0 74-15 148-68 201-6 5-6 6-6 7 0 2 1 4 5 4 3 0 42-29 67-82 22-47 28-94 28-130z"><text:p/></draw:path><draw:path draw:style-name="gr286" draw:text-style-name="P29" svg:width="0.065in" svg:height="0.1661in" svg:x="3.5024in" svg:y="0.1661in" svg:viewBox="0 0 166 423" svg:d="M163 16c3-5 3-8 3-8 0-4-4-8-9-8-3 0-6 1-7 4l-148 403c-2 6-2 7-2 7 0 5 4 9 8 9 6 0 8-3 10-10z"><text:p/></draw:path><draw:path draw:style-name="gr287" draw:text-style-name="P29" svg:width="0.2213in" svg:height="0.2327in" svg:x="3.6126in" svg:y="0.1327in" svg:viewBox="0 0 563 592" svg:d="M511 592l52-136h-11c-17 45-61 73-110 86-9 2-51 13-131 13h-256l216-252c3-4 4-5 4-6 0-2 0-3-4-8l-197-269h232c58 0 96 6 100 8 22 2 58 9 92 31 11 7 40 25 54 60h11l-52-119h-499c-10 0-11 0-12 2 0 3 0 10 0 15l223 306-218 257c-5 5-5 7-5 7 0 5 5 5 12 5z"><text:p/></draw:path><draw:path draw:style-name="gr288" draw:text-style-name="P29" svg:width="0.0354in" svg:height="0.0787in" svg:x="3.7055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289" draw:text-style-name="P29" svg:width="0.039in" svg:height="0.1661in" svg:x="3.9173in" svg:y="0.0543in" svg:viewBox="0 0 100 423" svg:d="M100 419c0-1 0-2-9-10-53-52-66-133-66-198 0-73 16-146 69-199 6-6 6-6 6-7 0-4-3-5-5-5-5 0-43 29-69 83-21 47-26 93-26 128 0 34 5 84 28 132 26 53 62 80 67 80 2 0 5-2 5-4z"><text:p/></draw:path><draw:path draw:style-name="gr290" draw:text-style-name="P29" svg:width="0.0547in" svg:height="0.1106in" svg:x="3.9799in" svg:y="0.0673in" svg:viewBox="0 0 140 282" svg:d="M88 11c0-10 0-11-10-11-26 28-65 28-78 28v13c8 0 34 0 55-12v220c0 15-1 20-39 20h-14v13c16-1 52-1 70-1 17 0 54 0 68 1v-13h-13c-38 0-39-5-39-20z"><text:p/></draw:path><draw:path draw:style-name="gr291" draw:text-style-name="P29" svg:width="0.1016in" svg:height="0.0067in" svg:x="4.0984in" svg:y="0.1335in" svg:viewBox="0 0 259 18" svg:d="M244 18c7 0 15 0 15-8 0-10-8-10-15-10h-230c-7 0-14 0-14 10 0 8 7 8 14 8z"><text:p/></draw:path><draw:path draw:style-name="gr292" draw:text-style-name="P29" svg:width="0.165in" svg:height="0.1173in" svg:x="4.2594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293" draw:text-style-name="P29" svg:width="0.0354in" svg:height="0.0787in" svg:x="4.4122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294" draw:text-style-name="P29" svg:width="0.039in" svg:height="0.1661in" svg:x="4.4713in" svg:y="0.0543in" svg:viewBox="0 0 100 423" svg:d="M100 211c0-32-5-84-29-132-25-51-63-79-66-79-4 0-5 1-5 5 0 1 0 1 8 9 42 42 66 110 66 197 0 74-15 148-68 201-6 5-6 6-6 7 0 2 1 4 5 4 3 0 42-29 67-82 22-47 28-94 28-130z"><text:p/></draw:path><draw:polygon draw:style-name="gr295" draw:text-style-name="P29" svg:width="0.6469in" svg:height="0.0067in" svg:x="3.8909in" svg:y="0.2457in" svg:viewBox="0 0 1644 18" draw:points="822,18 0,18 0,0 1644,0 1644,18"><text:p/></draw:polygon><draw:path draw:style-name="gr296" draw:text-style-name="P29" svg:width="0.039in" svg:height="0.1661in" svg:x="3.9075in" svg:y="0.2799in" svg:viewBox="0 0 100 423" svg:d="M100 419c0-1 0-2-9-10-53-52-66-133-66-198 0-73 16-146 69-199 6-6 6-6 6-7 0-4-3-5-5-5-5 0-43 29-69 83-21 47-26 93-26 128 0 34 5 84 28 132 26 53 62 80 67 80 2 0 5-2 5-4z"><text:p/></draw:path><draw:path draw:style-name="gr297" draw:text-style-name="P29" svg:width="0.0547in" svg:height="0.1106in" svg:x="3.9701in" svg:y="0.2941in" svg:viewBox="0 0 140 282" svg:d="M88 11c0-10 0-11-10-11-26 28-65 28-78 28v13c8 0 34 0 55-12v220c0 15-1 20-39 20h-14v13c16-1 52-1 70-1 17 0 54 0 68 1v-13h-13c-38 0-39-5-39-20z"><text:p/></draw:path><draw:path draw:style-name="gr298" draw:text-style-name="P29" svg:width="0.1016in" svg:height="0.0067in" svg:x="4.089in" svg:y="0.3598in" svg:viewBox="0 0 259 18" svg:d="M244 18c7 0 15 0 15-8 0-10-8-10-15-10h-230c-7 0-14 0-14 10 0 8 7 8 14 8z"><text:p/></draw:path><draw:path draw:style-name="gr299" draw:text-style-name="P29" svg:width="0.0866in" svg:height="0.1059in" svg:x="4.2354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9-30 17-50 32-50 7 0 13 3 13 19 0 9-1 14-3 21zM107 55c3-12 14-24 23-30 14-13 26-15 33-15 18 0 28 14 28 39s-15 73-22 90c-14 30-35 44-50 44-28 0-34-35-34-38 0-1 0-2 1-7z"><text:p/></draw:path><draw:path draw:style-name="gr300" draw:text-style-name="P29" svg:width="0.0354in" svg:height="0.0787in" svg:x="4.3295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01" draw:text-style-name="P29" svg:width="0.026in" svg:height="0.0819in" svg:x="4.3776in" svg:y="0.3488in" svg:viewBox="0 0 67 209" svg:d="M66 8c0 0 1-3 1-4 0-2-1-4-5-4-6 0-31 2-38 2-2 2-6 2-6 8 0 4 4 4 7 4 15 0 15 2 15 4s0 5-2 7l-37 147c-1 2-1 6-1 9 0 20 17 28 31 28 7 0 17-2 24-16 7-10 11-29 11-30 0-3-4-3-5-3-3 0-5 2-6 7-3 14-9 34-23 34-7 0-9-8-9-15 0-3 1-8 1-12z"><text:p/></draw:path><draw:path draw:style-name="gr302" draw:text-style-name="P29" svg:width="0.0394in" svg:height="0.074in" svg:x="4.4177in" svg:y="0.3571in" svg:viewBox="0 0 101 189" svg:d="M61 68h30c6 0 10 0 10-6 0-4-4-4-9-4h-28l10-45c0-1 2-2 2-3 0-6-4-10-10-10-8 0-12 5-14 13-3 7 1-7-12 45h-30c-6 0-10 0-10 6 0 4 4 4 8 4h29l-18 70c-1 8-3 18-3 23 0 17 14 28 31 28 33 0 53-41 53-46 0-4-5-4-5-4-4 0-5 1-7 6-9 18-23 35-40 35-6 0-11-4-11-14 0-3 1-10 3-12z"><text:p/></draw:path><draw:path draw:style-name="gr303" draw:text-style-name="P29" svg:width="0.039in" svg:height="0.1661in" svg:x="4.4811in" svg:y="0.2799in" svg:viewBox="0 0 100 423" svg:d="M100 211c0-32-5-84-29-132-25-51-63-79-66-79-4 0-5 1-5 5 0 1 0 1 8 9 42 42 66 110 66 197 0 74-15 148-68 201-6 5-6 6-6 7 0 2 1 4 5 4 3 0 42-29 67-82 22-47 28-94 28-130z"><text:p/></draw:path><draw:polygon draw:style-name="gr304" draw:text-style-name="P29" svg:width="0.0492in" svg:height="0.4984in" svg:x="4.5594in" svg:y="0in" svg:viewBox="0 0 126 1267" draw:points="100,1240 0,1240 0,1267 126,1267 126,0 0,0 0,26 100,26"><text:p/></draw:polygon></draw:g></text:span><text:span text:style-name="T19">, </text:span><text:span text:style-name="T21">furthermore, following </text:span><text:reference-mark-start text:name="ADDIN CSL_CITATION {&quot;mendeley&quot;: {&quot;plainTextFormattedCitation&quot;: &quot;(Li, Racine and Wooldridge, 2009)&quot;, &quot;formattedCitation&quot;: &quot;(Li, Racine and Wooldridge, 2009)&quot;}, &quot;schema&quot;: &quot;https://github.com/citation-style-language/schema/raw/master/csl-citation.json&quot;, &quot;citationItems&quot;: [{&quot;uris&quot;: [&quot;http://www.mendeley.com/documents/?uuid=d99eb35a-e694-4775-9ba7-3dac22c51dcc&quot;], &quot;itemData&quot;: {&quot;abstract&quot;: &quot;In this article, we consider the nonparametric estimation of average treatment effects when there exist mixed categorical and continuous covariates. One distinguishing feature of the approach presented herein is the use of kernel smoothing for both the continuous and the discrete covariates. This approach, together with the cross-validation method. which we use for selecting the smoothing parameters, has the ability to automatically remove irrelevant covariates. We establish the asymptotic distribution of the proposed average treatment effects estimator with data-driven smoothing parameters. Simulation results show that the proposed method is capable of performing much better than the conventional kernel approach whereby one splits the sample into subsamples corresponding to discrete cells. An empirical application to a controversial study that examines the efficacy of right heart catheterization on medical outcomes reveals that our proposed nonparametric estimator overturns the controversial findings of Connors et al. (1996), suggesting that their findings may be an artifact of an incorrectly specified parametric model.&quot;, &quot;title&quot;: &quot;Efficient Estimation of Average Treatment Effects with Mixed Categorical and Continuous Data&quot;, &quot;volume&quot;: &quot;27&quot;, &quot;issue&quot;: &quot;2&quot;, &quot;type&quot;: &quot;article-journal&quot;, &quot;DOI&quot;: &quot;10.1198/jbes.2009.0015&quot;, &quot;issued&quot;: {&quot;date-parts&quot;: [[&quot;2009&quot;]]}, &quot;page&quot;: &quot;206-223&quot;, &quot;author&quot;: [{&quot;given&quot;: &quot;Qi&quot;, &quot;parse-names&quot;: false, &quot;suffix&quot;: &quot;&quot;, &quot;dropping-particle&quot;: &quot;&quot;, &quot;family&quot;: &quot;Li&quot;, &quot;non-dropping-particle&quot;: &quot;&quot;}, {&quot;given&quot;: &quot;Jeffrey S.&quot;, &quot;parse-names&quot;: false, &quot;suffix&quot;: &quot;&quot;, &quot;dropping-particle&quot;: &quot;&quot;, &quot;family&quot;: &quot;Racine&quot;, &quot;non-dropping-particle&quot;: &quot;&quot;}, {&quot;given&quot;: &quot;Jeffrey M.&quot;, &quot;parse-names&quot;: false, &quot;suffix&quot;: &quot;&quot;, &quot;dropping-particle&quot;: &quot;&quot;, &quot;family&quot;: &quot;Wooldridge&quot;, &quot;non-dropping-particle&quot;: &quot;&quot;}], &quot;ISSN&quot;: &quot;0735-0015&quot;, &quot;container-title&quot;: &quot;Journal of Business and Economic Statistics&quot;, &quot;id&quot;: &quot;ITEM-1&quot;}, &quot;id&quot;: &quot;ITEM-1&quot;}], &quot;properties&quot;: {&quot;noteIndex&quot;: 0}} RNDOvv5NwJLUH"/><text:span text:style-name="T10">(Li, Racine and Wooldridge, 2009)</text:span><text:reference-mark-end text:name="ADDIN CSL_CITATION {&quot;mendeley&quot;: {&quot;plainTextFormattedCitation&quot;: &quot;(Li, Racine and Wooldridge, 2009)&quot;, &quot;formattedCitation&quot;: &quot;(Li, Racine and Wooldridge, 2009)&quot;}, &quot;schema&quot;: &quot;https://github.com/citation-style-language/schema/raw/master/csl-citation.json&quot;, &quot;citationItems&quot;: [{&quot;uris&quot;: [&quot;http://www.mendeley.com/documents/?uuid=d99eb35a-e694-4775-9ba7-3dac22c51dcc&quot;], &quot;itemData&quot;: {&quot;abstract&quot;: &quot;In this article, we consider the nonparametric estimation of average treatment effects when there exist mixed categorical and continuous covariates. One distinguishing feature of the approach presented herein is the use of kernel smoothing for both the continuous and the discrete covariates. This approach, together with the cross-validation method. which we use for selecting the smoothing parameters, has the ability to automatically remove irrelevant covariates. We establish the asymptotic distribution of the proposed average treatment effects estimator with data-driven smoothing parameters. Simulation results show that the proposed method is capable of performing much better than the conventional kernel approach whereby one splits the sample into subsamples corresponding to discrete cells. An empirical application to a controversial study that examines the efficacy of right heart catheterization on medical outcomes reveals that our proposed nonparametric estimator overturns the controversial findings of Connors et al. (1996), suggesting that their findings may be an artifact of an incorrectly specified parametric model.&quot;, &quot;title&quot;: &quot;Efficient Estimation of Average Treatment Effects with Mixed Categorical and Continuous Data&quot;, &quot;volume&quot;: &quot;27&quot;, &quot;issue&quot;: &quot;2&quot;, &quot;type&quot;: &quot;article-journal&quot;, &quot;DOI&quot;: &quot;10.1198/jbes.2009.0015&quot;, &quot;issued&quot;: {&quot;date-parts&quot;: [[&quot;2009&quot;]]}, &quot;page&quot;: &quot;206-223&quot;, &quot;author&quot;: [{&quot;given&quot;: &quot;Qi&quot;, &quot;parse-names&quot;: false, &quot;suffix&quot;: &quot;&quot;, &quot;dropping-particle&quot;: &quot;&quot;, &quot;family&quot;: &quot;Li&quot;, &quot;non-dropping-particle&quot;: &quot;&quot;}, {&quot;given&quot;: &quot;Jeffrey S.&quot;, &quot;parse-names&quot;: false, &quot;suffix&quot;: &quot;&quot;, &quot;dropping-particle&quot;: &quot;&quot;, &quot;family&quot;: &quot;Racine&quot;, &quot;non-dropping-particle&quot;: &quot;&quot;}, {&quot;given&quot;: &quot;Jeffrey M.&quot;, &quot;parse-names&quot;: false, &quot;suffix&quot;: &quot;&quot;, &quot;dropping-particle&quot;: &quot;&quot;, &quot;family&quot;: &quot;Wooldridge&quot;, &quot;non-dropping-particle&quot;: &quot;&quot;}], &quot;ISSN&quot;: &quot;0735-0015&quot;, &quot;container-title&quot;: &quot;Journal of Business and Economic Statistics&quot;, &quot;id&quot;: &quot;ITEM-1&quot;}, &quot;id&quot;: &quot;ITEM-1&quot;}], &quot;properties&quot;: {&quot;noteIndex&quot;: 0}} RNDOvv5NwJLUH"/>, <text:span text:style-name="T23">we can </text:span><text:soft-page-break/><text:span text:style-name="T23">estimate the ATT as follows </text:span><text:span text:style-name="T23"><draw:g text:anchor-type="as-char" svg:y="-0.2874in" draw:z-index="26" draw:style-name="gr1"><svg:title>TexMaths</svg:title><svg:desc>12§display§ATT_{l(IPW)} =\sum_i \frac{\hat p_{ilt}}{\sum_j p_{jlt}}\left[\frac{W_iY_i}{\hat p_{ilt}}/\sum_i\frac{W_i}{p_{ilt}} - 
 \frac{(1-W_i)Y_i}{\hat (1-p_{ilt})}/\sum_i\frac{(1-W_i)}{(1-p_{ilt})}\right]§svg§600§FALSE§</svg:desc><draw:polygon draw:style-name="gr305" draw:text-style-name="P29" svg:width="5.2161in" svg:height="0.4965in" svg:x="0.1563in" svg:y="0in" svg:viewBox="0 0 13250 1262" draw:points="6624,1262 0,1262 0,0 13250,0 13250,1262"><text:p/></draw:polygon><draw:path draw:style-name="gr306" draw:text-style-name="P29" svg:width="0.1138in" svg:height="0.1193in" svg:x="0in" svg:y="0.172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07" draw:text-style-name="P29" svg:width="0.113in" svg:height="0.1126in" svg:x="0.1224in" svg:y="0.178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08" draw:text-style-name="P29" svg:width="0.113in" svg:height="0.1126in" svg:x="0.2417in" svg:y="0.178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09" draw:text-style-name="P29" svg:width="0.026in" svg:height="0.0819in" svg:x="0.3421in" svg:y="0.2402in" svg:viewBox="0 0 67 209" svg:d="M66 8c0 0 1-3 1-4 0-2-1-4-5-4-6 0-31 2-38 2-2 2-6 2-6 8 0 4 4 4 7 4 15 0 15 2 15 4s0 5-2 7l-37 147c-1 2-1 6-1 9 0 20 17 28 31 28 7 0 17-2 24-16 7-10 11-29 11-30 0-3-4-3-5-3-3 0-5 2-6 7-3 14-9 34-23 34-7 0-9-8-9-15 0-3 1-8 1-12z"><text:p/></draw:path><draw:path draw:style-name="gr310" draw:text-style-name="P29" svg:width="0.0303in" svg:height="0.1165in" svg:x="0.3906in" svg:y="0.2339in" svg:viewBox="0 0 78 297" svg:d="M72 0c-56 40-72 102-72 148 0 42 12 107 72 149 2 0 6 0 6-4 0-2-1-2-4-5-39-36-54-86-54-139 0-81 32-120 56-142 1-1 2-2 2-3 0-4-4-4-6-4z"><text:p/></draw:path><draw:path draw:style-name="gr311" draw:text-style-name="P29" svg:width="0.0547in" svg:height="0.0795in" svg:x="0.4366in" svg:y="0.2409in" svg:viewBox="0 0 140 203" svg:d="M104 24c3-11 3-13 26-13 7 0 10 0 10-6 0-4-2-5-4-5-6 0-14 1-20 1-7 0-14 0-20 0h-20c-8 0-15-1-22-1-1 0-6 0-6 6 0 5 4 5 10 5 1 0 7 0 12 0 6 1 8 1 8 5 0 1-1 3-1 6l-40 157c-2 11-3 13-26 13-9 0-11 0-11 7 0 0 0 4 5 4 8 0 31-1 39-1h22c6 0 13 1 20 1 2 0 6 0 6-6 0-5-3-5-9-5-1 0-7 0-13 0-6-1-6-2-6-5 0 0 0-2 1-7z"><text:p/></draw:path><draw:path draw:style-name="gr312" draw:text-style-name="P29" svg:width="0.089in" svg:height="0.0795in" svg:x="0.5051in" svg:y="0.2409in" svg:viewBox="0 0 227 203" svg:d="M80 110h54c50 0 93-31 93-63 0-25-25-47-65-47h-104c-6 0-10 0-10 6 0 5 4 5 10 5 4 0 6 0 12 0 6 1 6 1 6 5 0 0 0 2-2 6l-39 157c-3 11-3 13-27 13-4 0-8 0-8 7 0 0 0 4 5 4 8 0 30-1 38-1 5 0 16 0 21 0 6 1 13 1 19 1 1 0 6 0 6-6 0-5-4-5-10-5 0 0-6 0-11 0-7-1-7-2-7-5 0 0 0-2 1-7zM102 20c2-8 2-9 14-9h35c28 0 45 8 45 29 0 9-3 33-18 46-11 10-28 15-50 15h-46z"><text:p/></draw:path><draw:path draw:style-name="gr313" draw:text-style-name="P29" svg:width="0.1272in" svg:height="0.0819in" svg:x="0.6079in" svg:y="0.2409in" svg:viewBox="0 0 324 209" svg:d="M284 35l5-7c6-9 13-16 28-17 3 0 7-1 7-7 0-2-2-4-5-4-6 0-14 1-21 1-11 0-24-1-34-1-1 0-6 0-6 6 0 5 5 5 6 5 6 0 16 2 16 11 0 2-4 8-5 9l-83 138-17-150c0-8 18-8 21-8 4 0 8 0 8-7 0 0 0-4-5-4-6 0-13 0-18 1-6 0-14 0-20 0s-24-1-31-1c-2 0-6 0-6 6 0 5 4 5 8 5 12 0 14 2 14 5 2 2 2 10 3 19l-82 134-15-145c0-1 0-5 0-5 0-8 18-8 20-8 4 0 8 0 8-7 0-2-1-4-4-4-9 0-30 1-39 1s-23-1-31-1c-4 0-6 1-6 6s4 5 8 5c15 0 15 1 15 9l20 181c0 6 1 8 6 8s7-2 9-6l92-153 17 152c1 6 2 7 6 7 6 0 7-2 9-6z"><text:p/></draw:path><draw:path draw:style-name="gr314" draw:text-style-name="P29" svg:width="0.0303in" svg:height="0.1165in" svg:x="0.7492in" svg:y="0.2339in" svg:viewBox="0 0 78 297" svg:d="M6 0c-2 0-6 0-6 4 0 1 1 2 2 4 27 23 56 64 56 140 0 62-21 109-52 138-6 5-6 6-6 7s1 4 4 4 32-21 52-57c12-25 22-57 22-91 0-42-13-107-72-149z"><text:p/></draw:path><draw:path draw:style-name="gr315" draw:text-style-name="P29" svg:width="0.1106in" svg:height="0.039in" svg:x="0.8579in" svg:y="0.2295in" svg:viewBox="0 0 282 100" svg:d="M268 17c6 0 14 0 14-9 0-8-8-8-14-8h-254c-6 0-14 0-14 8 0 9 8 9 14 9zM268 100c6 0 14 0 14-9 0-8-8-8-14-8h-254c-6 0-14 0-14 8 0 9 8 9 14 9z"><text:p/></draw:path><draw:path draw:style-name="gr316" draw:text-style-name="P29" svg:width="0.2213in" svg:height="0.2327in" svg:x="1.0327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17" draw:text-style-name="P29" svg:width="0.0354in" svg:height="0.0787in" svg:x="1.1252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18" draw:text-style-name="P29" svg:width="0.0445in" svg:height="0.0256in" svg:x="1.4882in" svg:y="0.063in" svg:viewBox="0 0 114 66" draw:points="58,0 0,59 7,66 58,23 106,66 114,59"><text:p/></draw:polygon><draw:path draw:style-name="gr319" draw:text-style-name="P29" svg:width="0.0866in" svg:height="0.1059in" svg:x="1.4496in" svg:y="0.1047in" svg:viewBox="0 0 221 270" svg:d="M32 239c-3 14-3 18-22 18-5 0-10 0-10 7 0 4 2 6 6 6 11 0 23-2 35-2 14 0 29 2 42 2 2 0 8 0 8-9 0-4-5-4-11-4-21 0-21-4-21-7 0-5 18-75 21-86 5 14 17 28 39 28 49 0 102-62 102-125 0-39-24-67-57-67-20 0-40 16-55 31-3-23-23-31-38-31-19 0-28 17-31 24-8 14-14 40-14 41 0 5 5 5 5 5 5 0 5 0 7-10 9-30 17-50 32-50 7 0 13 3 13 19 0 9-1 14-3 21zM107 55c3-12 14-24 23-30 14-13 26-15 33-15 18 0 28 14 28 39s-15 73-22 90c-14 30-35 44-50 44-28 0-34-35-34-38 0-1 0-2 1-7z"><text:p/></draw:path><draw:path draw:style-name="gr320" draw:text-style-name="P29" svg:width="0.0354in" svg:height="0.0787in" svg:x="1.5433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21" draw:text-style-name="P29" svg:width="0.026in" svg:height="0.0819in" svg:x="1.5921in" svg:y="0.1224in" svg:viewBox="0 0 67 209" svg:d="M66 8c0 0 1-3 1-4 0-2-1-4-5-4-6 0-31 2-38 2-2 2-6 2-6 8 0 4 4 4 7 4 15 0 15 2 15 4s0 5-2 7l-37 147c-1 2-1 6-1 9 0 20 17 28 31 28 7 0 17-2 24-16 7-10 11-29 11-30 0-3-4-3-5-3-3 0-5 2-6 7-3 14-9 34-23 34-7 0-9-8-9-15 0-3 1-8 1-12z"><text:p/></draw:path><draw:path draw:style-name="gr322" draw:text-style-name="P29" svg:width="0.0394in" svg:height="0.074in" svg:x="1.6323in" svg:y="0.1307in" svg:viewBox="0 0 101 189" svg:d="M61 68h30c6 0 10 0 10-7 0-3-4-3-9-3h-28l10-45c0-1 2-2 2-3 0-6-5-10-10-10-8 0-12 5-14 13-3 7 1-7-12 45h-30c-6 0-10 0-10 6 0 4 4 4 8 4h29l-18 70c-1 8-3 18-3 23 0 17 14 28 31 28 33 0 53-41 53-46 0-4-5-4-5-4-4 0-5 1-7 6-9 18-23 35-40 35-6 0-11-4-11-14 0-3 1-10 3-12z"><text:p/></draw:path><draw:polygon draw:style-name="gr323" draw:text-style-name="P29" svg:width="0.5193in" svg:height="0.0067in" svg:x="1.311in" svg:y="0.2457in" svg:viewBox="0 0 1320 18" draw:points="660,18 0,18 0,0 1320,0 1320,18"><text:p/></draw:polygon><draw:path draw:style-name="gr324" draw:text-style-name="P29" svg:width="0.1563in" svg:height="0.1661in" svg:x="1.3205in" svg:y="0.2799in" svg:viewBox="0 0 398 423" svg:d="M155 226l-150 186c-4 3-5 5-5 7 0 4 5 4 12 4h350l36-105h-9c-11 31-40 58-76 70-6 2-36 12-98 12h-179l146-181c3-4 4-5 4-8 0-1 0-2-2-6l-138-188h168c48 0 145 3 175 81h9l-36-98h-350c-12 0-12 0-12 13z"><text:p/></draw:path><draw:path draw:style-name="gr325" draw:text-style-name="P29" svg:width="0.0512in" svg:height="0.1008in" svg:x="1.4862in" svg:y="0.3772in" svg:viewBox="0 0 131 257" svg:d="M131 11c0-5-4-11-12-11-9 0-17 8-17 17 0 5 4 11 12 11s17-8 17-17zM67 211c-5 21-20 38-38 38-4 0-7 0-11-2 8-3 11-10 11-15 0-7-6-11-12-11-10 0-17 8-17 18 0 11 12 18 30 18 17 0 53-11 61-47l28-106c0-3 1-6 1-10 0-16-14-28-32-28-33 0-52 41-52 46 0 3 4 3 5 3 3 0 3-1 6-6 7-17 23-35 39-35 9 0 11 5 11 15 0 3-1 7-1 8z"><text:p/></draw:path><draw:path draw:style-name="gr326" draw:text-style-name="P29" svg:width="0.0866in" svg:height="0.1059in" svg:x="1.5783in" svg:y="0.3311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27" draw:text-style-name="P29" svg:width="0.0512in" svg:height="0.1008in" svg:x="1.6673in" svg:y="0.3524in" svg:viewBox="0 0 131 257" svg:d="M131 11c0-5-4-11-12-11-9 0-17 8-17 17 0 5 4 11 12 11s17-8 17-17zM67 211c-5 21-20 38-38 38-4 0-7 0-11-2 8-3 11-10 11-15 0-7-6-11-12-11-10 0-17 8-17 18 0 11 12 18 30 18 17 0 53-11 61-47l28-106c0-3 1-6 1-10 0-16-14-28-32-28-33 0-52 41-52 46 0 3 4 3 5 3 3 0 3-1 6-6 7-17 23-35 39-35 9 0 11 5 11 15 0 3-1 7-1 8z"><text:p/></draw:path><draw:path draw:style-name="gr328" draw:text-style-name="P29" svg:width="0.026in" svg:height="0.0819in" svg:x="1.7358in" svg:y="0.3488in" svg:viewBox="0 0 67 209" svg:d="M66 8c0 0 1-3 1-4 0-2-1-4-5-4-6 0-31 2-38 2-2 2-6 2-6 8 0 4 4 4 7 4 15 0 15 2 15 4s0 5-2 7l-37 147c-1 2-1 6-1 9 0 20 17 28 31 28 7 0 17-2 24-16 7-10 11-29 11-30 0-3-4-3-5-3-3 0-5 2-6 7-3 14-9 34-23 34-7 0-9-8-9-15 0-3 1-8 1-12z"><text:p/></draw:path><draw:path draw:style-name="gr329" draw:text-style-name="P29" svg:width="0.0394in" svg:height="0.074in" svg:x="1.776in" svg:y="0.3571in" svg:viewBox="0 0 101 189" svg:d="M61 68h30c6 0 10 0 10-6 0-4-4-4-9-4h-28l10-45c0-1 2-2 2-3 0-6-5-10-10-10-8 0-12 5-14 13-3 7 1-7-12 45h-30c-6 0-10 0-10 6 0 4 4 4 8 4h29l-18 70c-1 8-3 18-3 23 0 17 14 28 31 28 33 0 53-41 53-46 0-4-5-4-5-4-4 0-5 1-7 6-9 18-23 35-40 35-6 0-11-4-11-14 0-3 1-10 3-12z"><text:p/></draw:path><draw:polygon draw:style-name="gr330" draw:text-style-name="P29" svg:width="0.0492in" svg:height="0.4984in" svg:x="1.9232in" svg:y="0in" svg:viewBox="0 0 126 1267" draw:points="0,1267 126,1267 126,1240 26,1240 26,26 126,26 126,0 0,0"><text:p/></draw:polygon><draw:path draw:style-name="gr331" draw:text-style-name="P29" svg:width="0.165in" svg:height="0.1173in" svg:x="2.003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32" draw:text-style-name="P29" svg:width="0.0354in" svg:height="0.0787in" svg:x="2.1563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33" draw:text-style-name="P29" svg:width="0.1209in" svg:height="0.1134in" svg:x="2.2118in" svg:y="0.064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1-5-1 0-9 0-16-1-9 0-11-1-11-6 0-4 3-18 5-26l15-60c3-9 3-10 6-14z"><text:p/></draw:path><draw:path draw:style-name="gr334" draw:text-style-name="P29" svg:width="0.0354in" svg:height="0.0787in" svg:x="2.3075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35" draw:text-style-name="P29" svg:width="0.3638in" svg:height="0.0067in" svg:x="1.9945in" svg:y="0.2457in" svg:viewBox="0 0 925 18" draw:points="462,18 0,18 0,0 925,0 925,18"><text:p/></draw:polygon><draw:polygon draw:style-name="gr336" draw:text-style-name="P29" svg:width="0.0445in" svg:height="0.0256in" svg:x="2.0937in" svg:y="0.2898in" svg:viewBox="0 0 114 66" draw:points="58,0 0,59 7,66 58,23 106,66 114,59"><text:p/></draw:polygon><draw:path draw:style-name="gr337" draw:text-style-name="P29" svg:width="0.0866in" svg:height="0.1059in" svg:x="2.0551in" svg:y="0.3311in" svg:viewBox="0 0 221 270" svg:d="M32 239c-3 14-3 18-22 18-5 0-10 0-10 7 0 4 2 6 6 6 11 0 23-2 35-2 14 0 29 2 42 2 2 0 8 0 8-9 0-4-5-4-11-4-21 0-21-4-21-7 0-5 18-75 21-86 5 14 17 28 39 28 49 0 102-62 102-125 0-39-24-67-57-67-20 0-40 16-55 31-3-23-23-31-38-31-19 0-28 17-31 24-8 14-14 40-14 41 0 5 5 5 5 5 5 0 5 0 9-10 7-30 15-50 30-50 7 0 13 3 13 19 0 9-1 14-3 21zM107 55c3-12 14-24 23-30 14-13 26-15 33-15 18 0 28 14 28 39s-15 73-22 90c-14 30-35 44-50 44-28 0-34-35-34-38 0-1 0-2 1-7z"><text:p/></draw:path><draw:path draw:style-name="gr338" draw:text-style-name="P29" svg:width="0.0354in" svg:height="0.0787in" svg:x="2.1492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39" draw:text-style-name="P29" svg:width="0.026in" svg:height="0.0819in" svg:x="2.1976in" svg:y="0.3488in" svg:viewBox="0 0 67 209" svg:d="M66 8c0 0 1-3 1-4 0-2-1-4-5-4-6 0-31 2-38 2-2 2-6 2-6 8 0 4 4 4 7 4 15 0 15 2 15 4s0 5-2 7l-37 147c-1 2-1 6-1 9 0 20 17 28 31 28 7 0 17-2 24-16 7-10 11-29 11-30 0-3-4-3-5-3-3 0-5 2-6 7-3 14-9 34-23 34-7 0-9-8-9-15 0-3 1-8 1-12z"><text:p/></draw:path><draw:path draw:style-name="gr340" draw:text-style-name="P29" svg:width="0.0394in" svg:height="0.074in" svg:x="2.2378in" svg:y="0.3571in" svg:viewBox="0 0 101 189" svg:d="M61 68h30c6 0 10 0 10-6 0-4-4-4-9-4h-28l10-45c2-1 2-2 2-3 0-6-4-10-10-10-8 0-12 5-14 13-3 7 1-7-12 45h-30c-6 0-10 0-10 6 0 4 4 4 8 4h29l-18 70c-1 8-3 18-3 23 0 17 14 28 31 28 33 0 53-41 53-46 0-4-5-4-5-4-4 0-5 1-7 6-9 18-23 35-40 35-6 0-11-4-11-14 0-3 1-10 3-12z"><text:p/></draw:path><draw:path draw:style-name="gr341" draw:text-style-name="P29" svg:width="0.065in" svg:height="0.1661in" svg:x="2.3874in" svg:y="0.1661in" svg:viewBox="0 0 166 423" svg:d="M163 16c3-5 3-8 3-8 0-4-4-8-9-8-3 0-6 1-7 4l-148 403c-2 6-2 7-2 7 0 5 4 9 8 9 6 0 8-3 10-10z"><text:p/></draw:path><draw:path draw:style-name="gr342" draw:text-style-name="P29" svg:width="0.2213in" svg:height="0.2327in" svg:x="2.4976in" svg:y="0.1327in" svg:viewBox="0 0 563 592" svg:d="M511 592l52-136h-11c-17 45-61 73-110 86-9 2-51 13-131 13h-256l216-252c3-4 4-5 4-6 0-2 0-3-4-8l-197-269h232c58 0 96 6 100 8 22 2 58 9 92 31 11 7 40 25 54 60h11l-52-119h-499c-10 0-11 0-12 2 0 3 0 10 0 15l223 306-218 257c-5 5-5 7-5 7 0 5 5 5 12 5z"><text:p/></draw:path><draw:path draw:style-name="gr343" draw:text-style-name="P29" svg:width="0.0354in" svg:height="0.0787in" svg:x="2.5906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44" draw:text-style-name="P29" svg:width="0.165in" svg:height="0.1173in" svg:x="2.7949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45" draw:text-style-name="P29" svg:width="0.0354in" svg:height="0.0787in" svg:x="2.9476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46" draw:text-style-name="P29" svg:width="0.2315in" svg:height="0.0067in" svg:x="2.776in" svg:y="0.2457in" svg:viewBox="0 0 589 18" draw:points="295,18 0,18 0,0 589,0 589,18"><text:p/></draw:polygon><draw:path draw:style-name="gr347" draw:text-style-name="P29" svg:width="0.0866in" svg:height="0.1059in" svg:x="2.7709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9-30 17-50 32-50 7 0 13 3 13 19 0 9-1 14-3 21zM107 55c3-12 14-24 23-30 14-13 26-15 33-15 18 0 28 14 28 39s-15 73-22 90c-14 30-35 44-50 44-28 0-34-35-34-38 0-1 0-2 1-7z"><text:p/></draw:path><draw:path draw:style-name="gr348" draw:text-style-name="P29" svg:width="0.0354in" svg:height="0.0787in" svg:x="2.865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49" draw:text-style-name="P29" svg:width="0.026in" svg:height="0.0819in" svg:x="2.9134in" svg:y="0.3488in" svg:viewBox="0 0 67 209" svg:d="M66 8c0 0 1-3 1-4 0-2-1-4-5-4-6 0-31 2-38 2-2 2-6 2-6 8 0 4 4 4 7 4 15 0 15 2 15 4s0 5-2 7l-37 147c-1 2-1 6-1 9 0 20 17 28 31 28 7 0 17-2 24-16 7-10 11-29 11-30 0-3-4-3-5-3-3 0-5 2-6 7-3 14-9 34-23 34-7 0-9-8-9-15 0-3 1-8 1-12z"><text:p/></draw:path><draw:path draw:style-name="gr350" draw:text-style-name="P29" svg:width="0.0394in" svg:height="0.074in" svg:x="2.9535in" svg:y="0.3571in" svg:viewBox="0 0 101 189" svg:d="M61 68h30c6 0 10 0 10-6 0-4-4-4-9-4h-28l10-45c0-1 2-2 2-3 0-6-4-10-10-10-8 0-12 5-14 13-3 7 1-7-12 45h-30c-6 0-10 0-10 6 0 4 4 4 8 4h29l-18 70c-1 8-3 18-3 23 0 17 14 28 31 28 33 0 53-41 53-46 0-4-5-4-5-4-4 0-5 1-7 6-9 18-23 35-40 35-6 0-11-4-11-14 0-3 1-10 3-12z"><text:p/></draw:path><draw:path draw:style-name="gr351" draw:text-style-name="P29" svg:width="0.1016in" svg:height="0.0067in" svg:x="3.0783in" svg:y="0.2457in" svg:viewBox="0 0 259 18" svg:d="M244 18c7 0 15 0 15-8 0-10-8-10-15-10h-230c-7 0-14 0-14 10 0 8 7 8 14 8z"><text:p/></draw:path><draw:path draw:style-name="gr352" draw:text-style-name="P29" svg:width="0.039in" svg:height="0.1661in" svg:x="3.2665in" svg:y="0.0543in" svg:viewBox="0 0 100 423" svg:d="M100 419c0-1 0-2-9-10-53-52-66-133-66-198 0-73 16-146 69-199 6-6 6-6 6-7 0-4-3-5-5-5-5 0-43 29-69 83-21 47-26 93-26 128 0 34 5 84 28 132 26 53 62 80 67 80 2 0 5-2 5-4z"><text:p/></draw:path><draw:path draw:style-name="gr353" draw:text-style-name="P29" svg:width="0.0547in" svg:height="0.1106in" svg:x="3.3291in" svg:y="0.0673in" svg:viewBox="0 0 140 282" svg:d="M88 11c0-10 0-11-10-11-26 28-65 28-78 28v13c8 0 34 0 55-12v220c0 15-1 20-39 20h-14v13c16-1 52-1 70-1 17 0 54 0 68 1v-13h-13c-38 0-39-5-39-20z"><text:p/></draw:path><draw:path draw:style-name="gr354" draw:text-style-name="P29" svg:width="0.1016in" svg:height="0.0067in" svg:x="3.448in" svg:y="0.1335in" svg:viewBox="0 0 259 18" svg:d="M244 18c7 0 15 0 15-8 0-10-8-10-15-10h-230c-7 0-14 0-14 10 0 8 7 8 14 8z"><text:p/></draw:path><draw:path draw:style-name="gr355" draw:text-style-name="P29" svg:width="0.165in" svg:height="0.1173in" svg:x="3.6087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56" draw:text-style-name="P29" svg:width="0.0354in" svg:height="0.0787in" svg:x="3.761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57" draw:text-style-name="P29" svg:width="0.039in" svg:height="0.1661in" svg:x="3.8209in" svg:y="0.0543in" svg:viewBox="0 0 100 423" svg:d="M100 211c0-32-5-84-29-132-25-51-63-79-66-79-4 0-5 1-5 5 0 1 0 1 8 9 42 42 66 110 66 197 0 74-15 148-68 201-6 5-6 6-6 7 0 2 1 4 5 4 3 0 42-29 67-82 22-47 28-94 28-130z"><text:p/></draw:path><draw:path draw:style-name="gr358" draw:text-style-name="P29" svg:width="0.1209in" svg:height="0.1134in" svg:x="3.8811in" svg:y="0.064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1-5-1 0-9 0-16-1-9 0-11-1-11-6 0-4 3-18 6-26l14-60c3-9 3-10 6-14z"><text:p/></draw:path><draw:path draw:style-name="gr359" draw:text-style-name="P29" svg:width="0.0354in" svg:height="0.0787in" svg:x="3.9772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60" draw:text-style-name="P29" svg:width="0.7791in" svg:height="0.0067in" svg:x="3.25in" svg:y="0.2457in" svg:viewBox="0 0 1980 18" draw:points="990,18 0,18 0,0 1980,0 1980,18"><text:p/></draw:polygon><draw:polygon draw:style-name="gr361" draw:text-style-name="P29" svg:width="0.0445in" svg:height="0.0256in" svg:x="3.326in" svg:y="0.272in" svg:viewBox="0 0 114 66" draw:points="58,0 0,59 7,66 58,23 106,66 114,59"><text:p/></draw:polygon><draw:path draw:style-name="gr362" draw:text-style-name="P29" svg:width="0.039in" svg:height="0.1661in" svg:x="3.3327in" svg:y="0.3165in" svg:viewBox="0 0 100 423" svg:d="M100 419c0-1 0-2-9-10-53-52-66-133-66-198 0-73 16-146 69-199 6-6 6-6 6-7 0-4-3-5-5-5-5 0-43 29-69 83-21 47-26 93-26 128 0 34 5 84 28 132 26 53 62 80 67 80 2 0 5-2 5-4z"><text:p/></draw:path><draw:path draw:style-name="gr363" draw:text-style-name="P29" svg:width="0.0547in" svg:height="0.1106in" svg:x="3.3957in" svg:y="0.3307in" svg:viewBox="0 0 140 282" svg:d="M88 11c0-10 0-11-10-11-26 28-65 28-78 28v13c8 0 34 0 55-12v220c0 15-1 20-39 20h-14v13c16-1 52-1 70-1 17 0 54 0 68 1v-13h-13c-38 0-39-5-39-20z"><text:p/></draw:path><draw:path draw:style-name="gr364" draw:text-style-name="P29" svg:width="0.1016in" svg:height="0.0067in" svg:x="3.5142in" svg:y="0.3961in" svg:viewBox="0 0 259 18" svg:d="M244 18c7 0 15 0 15-8 0-10-8-10-15-10h-230c-7 0-14 0-14 10 0 8 7 8 14 8z"><text:p/></draw:path><draw:path draw:style-name="gr365" draw:text-style-name="P29" svg:width="0.0866in" svg:height="0.1059in" svg:x="3.6606in" svg:y="0.3673in" svg:viewBox="0 0 221 270" svg:d="M32 239c-3 14-3 18-22 18-5 0-10 0-10 7 0 4 2 6 6 6 11 0 23-2 35-2 14 0 29 2 42 2 2 0 8 0 8-9 0-4-5-4-11-4-21 0-21-4-21-7 0-5 18-75 21-86 5 14 17 28 39 28 49 0 102-62 102-125 0-39-24-67-57-67-20 0-40 16-55 31-3-23-23-31-38-31-19 0-28 17-31 24-8 14-14 40-14 41 0 5 5 5 5 5 5 0 5 0 7-10 9-30 17-50 32-50 7 0 13 3 13 19 0 9-1 14-3 21zM107 55c3-12 14-24 23-30 14-13 26-15 33-15 18 0 28 14 28 39s-15 73-22 90c-14 30-35 44-50 44-28 0-34-35-34-38 0-1 0-2 1-7z"><text:p/></draw:path><draw:path draw:style-name="gr366" draw:text-style-name="P29" svg:width="0.0354in" svg:height="0.0787in" svg:x="3.7547in" svg:y="0.388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67" draw:text-style-name="P29" svg:width="0.026in" svg:height="0.0819in" svg:x="3.8031in" svg:y="0.385in" svg:viewBox="0 0 67 209" svg:d="M66 8c0 0 1-3 1-4 0-2-1-4-5-4-6 0-31 2-38 2-2 2-6 2-6 8 0 4 4 4 7 4 15 0 15 2 15 4s0 5-2 7l-37 147c-1 2-1 6-1 9 0 20 17 28 31 28 7 0 17-2 24-16 7-10 11-29 11-30 0-3-4-3-5-3-3 0-5 2-6 7-3 14-9 34-23 34-7 0-9-8-9-15 0-3 1-8 1-12z"><text:p/></draw:path><draw:path draw:style-name="gr368" draw:text-style-name="P29" svg:width="0.0394in" svg:height="0.074in" svg:x="3.8433in" svg:y="0.3933in" svg:viewBox="0 0 101 189" svg:d="M61 68h30c6 0 10 0 10-6 0-4-4-4-9-4h-28l10-45c0-1 2-2 2-3 0-6-4-10-10-10-8 0-12 5-14 13-3 7 1-7-12 45h-30c-6 0-10 0-10 6 0 4 4 4 8 4h29l-18 70c-1 8-3 18-3 23 0 17 14 28 31 28 33 0 53-41 53-46 0-4-5-4-5-4-4 0-5 1-7 6-9 18-23 35-40 35-6 0-11-4-11-14 0-3 1-10 3-12z"><text:p/></draw:path><draw:path draw:style-name="gr369" draw:text-style-name="P29" svg:width="0.039in" svg:height="0.1661in" svg:x="3.9067in" svg:y="0.3165in" svg:viewBox="0 0 100 423" svg:d="M100 211c0-32-5-84-29-132-25-51-63-79-66-79-4 0-5 1-5 5 0 1 0 1 8 9 42 42 66 110 66 197 0 74-15 148-68 201-6 5-6 6-6 7 0 2 1 4 5 4 3 0 42-29 67-82 22-47 28-94 28-130z"><text:p/></draw:path><draw:path draw:style-name="gr370" draw:text-style-name="P29" svg:width="0.065in" svg:height="0.1661in" svg:x="4.0579in" svg:y="0.1661in" svg:viewBox="0 0 166 423" svg:d="M163 16c3-5 3-8 3-8 0-4-4-8-9-8-3 0-6 1-7 4l-148 403c-2 6-2 7-2 7 0 5 4 9 8 9 6 0 8-3 10-10z"><text:p/></draw:path><draw:path draw:style-name="gr371" draw:text-style-name="P29" svg:width="0.2213in" svg:height="0.2327in" svg:x="4.1685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72" draw:text-style-name="P29" svg:width="0.0354in" svg:height="0.0787in" svg:x="4.261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73" draw:text-style-name="P29" svg:width="0.039in" svg:height="0.1661in" svg:x="4.4732in" svg:y="0.0543in" svg:viewBox="0 0 100 423" svg:d="M100 419c0-1 0-2-9-10-53-52-66-133-66-198 0-73 16-146 69-199 6-6 6-6 6-7 0-4-3-5-5-5-5 0-43 29-69 83-21 47-26 93-26 128 0 34 5 84 28 132 26 53 62 80 67 80 2 0 5-2 5-4z"><text:p/></draw:path><draw:path draw:style-name="gr374" draw:text-style-name="P29" svg:width="0.0547in" svg:height="0.1106in" svg:x="4.5354in" svg:y="0.0673in" svg:viewBox="0 0 140 282" svg:d="M88 11c0-10 0-11-10-11-26 28-65 28-78 28v13c8 0 34 0 55-12v220c0 15-1 20-39 20h-14v13c16-1 52-1 70-1 17 0 54 0 68 1v-13h-13c-38 0-39-5-39-20z"><text:p/></draw:path><draw:path draw:style-name="gr375" draw:text-style-name="P29" svg:width="0.1016in" svg:height="0.0067in" svg:x="4.6539in" svg:y="0.1335in" svg:viewBox="0 0 259 18" svg:d="M244 18c7 0 15 0 15-8 0-10-8-10-15-10h-230c-7 0-14 0-14 10 0 8 7 8 14 8z"><text:p/></draw:path><draw:path draw:style-name="gr376" draw:text-style-name="P29" svg:width="0.165in" svg:height="0.1173in" svg:x="4.8154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77" draw:text-style-name="P29" svg:width="0.0354in" svg:height="0.0787in" svg:x="4.9677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78" draw:text-style-name="P29" svg:width="0.039in" svg:height="0.1661in" svg:x="5.0268in" svg:y="0.0543in" svg:viewBox="0 0 100 423" svg:d="M100 211c0-32-5-84-29-132-25-51-63-79-66-79-4 0-5 1-5 5 0 1 0 1 8 9 42 42 66 110 66 197 0 74-15 148-68 201-6 5-6 6-6 7 0 2 1 4 5 4 3 0 42-29 67-82 22-47 28-94 28-130z"><text:p/></draw:path><draw:polygon draw:style-name="gr379" draw:text-style-name="P29" svg:width="0.6469in" svg:height="0.0067in" svg:x="4.4469in" svg:y="0.2457in" svg:viewBox="0 0 1644 18" draw:points="822,18 0,18 0,0 1644,0 1644,18"><text:p/></draw:polygon><draw:path draw:style-name="gr380" draw:text-style-name="P29" svg:width="0.039in" svg:height="0.1661in" svg:x="4.4634in" svg:y="0.2799in" svg:viewBox="0 0 100 423" svg:d="M100 419c0-1 0-2-9-10-53-52-66-133-66-198 0-73 16-146 69-199 6-6 6-6 6-7 0-4-3-5-5-5-5 0-43 29-69 83-21 47-26 93-26 128 0 34 5 84 28 132 26 53 62 80 67 80 2 0 5-2 5-4z"><text:p/></draw:path><draw:path draw:style-name="gr381" draw:text-style-name="P29" svg:width="0.0547in" svg:height="0.1106in" svg:x="4.526in" svg:y="0.2941in" svg:viewBox="0 0 140 282" svg:d="M88 11c0-10 0-11-10-11-26 28-65 28-78 28v13c8 0 34 0 55-12v220c0 15-1 20-39 20h-14v13c16-1 52-1 70-1 17 0 54 0 68 1v-13h-13c-38 0-39-5-39-20z"><text:p/></draw:path><draw:path draw:style-name="gr382" draw:text-style-name="P29" svg:width="0.1016in" svg:height="0.0067in" svg:x="4.6445in" svg:y="0.3598in" svg:viewBox="0 0 259 18" svg:d="M244 18c7 0 15 0 15-8 0-10-8-10-15-10h-230c-7 0-14 0-14 10 0 8 7 8 14 8z"><text:p/></draw:path><draw:path draw:style-name="gr383" draw:text-style-name="P29" svg:width="0.0866in" svg:height="0.1059in" svg:x="4.7909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9-30 17-50 32-50 7 0 13 3 13 19 0 9-1 14-3 21zM107 55c3-12 14-24 23-30 14-13 26-15 33-15 18 0 28 14 28 39s-15 73-22 90c-14 30-35 44-50 44-28 0-34-35-34-38 0-1 0-2 1-7z"><text:p/></draw:path><draw:path draw:style-name="gr384" draw:text-style-name="P29" svg:width="0.0354in" svg:height="0.0787in" svg:x="4.885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85" draw:text-style-name="P29" svg:width="0.026in" svg:height="0.0819in" svg:x="4.9335in" svg:y="0.3488in" svg:viewBox="0 0 67 209" svg:d="M66 8c0 0 1-3 1-4 0-2-1-4-5-4-6 0-31 2-38 2-2 2-6 2-6 8 0 4 4 4 7 4 15 0 15 2 15 4s0 5-2 7l-37 147c-1 2-1 6-1 9 0 20 17 28 31 28 7 0 17-2 24-16 7-10 11-29 11-30 0-3-4-3-5-3-3 0-5 2-6 7-3 14-9 34-23 34-7 0-9-8-9-15 0-3 1-8 1-12z"><text:p/></draw:path><draw:path draw:style-name="gr386" draw:text-style-name="P29" svg:width="0.0394in" svg:height="0.074in" svg:x="4.9736in" svg:y="0.3571in" svg:viewBox="0 0 101 189" svg:d="M61 68h30c6 0 10 0 10-6 0-4-4-4-9-4h-28l10-45c0-1 2-2 2-3 0-6-5-10-10-10-8 0-12 5-14 13-3 7 1-7-12 45h-30c-6 0-10 0-10 6 0 4 4 4 8 4h29l-18 70c-1 8-3 18-3 23 0 17 14 28 31 28 33 0 53-41 53-46 0-4-5-4-5-4-4 0-5 1-7 6-9 18-23 35-40 35-6 0-11-4-11-14 0-3 1-10 3-12z"><text:p/></draw:path><draw:path draw:style-name="gr387" draw:text-style-name="P29" svg:width="0.039in" svg:height="0.1661in" svg:x="5.0374in" svg:y="0.2799in" svg:viewBox="0 0 100 423" svg:d="M100 211c0-32-5-84-29-132-25-51-63-79-66-79-4 0-5 1-5 5 0 1 0 1 8 9 42 42 66 110 66 197 0 74-15 148-68 201-6 5-6 6-6 7 0 2 1 4 5 4 3 0 42-29 67-82 22-47 28-94 28-130z"><text:p/></draw:path><draw:polygon draw:style-name="gr388" draw:text-style-name="P29" svg:width="0.0492in" svg:height="0.4984in" svg:x="5.1154in" svg:y="0in" svg:viewBox="0 0 126 1267" draw:points="100,1240 0,1240 0,1267 126,1267 126,0 0,0 0,26 100,26"><text:p/></draw:polygon></draw:g></text:span></text:p>
        </text:list-item>
        <text:list-item>
          <text:p text:style-name="P7"><text:span text:style-name="T23">Va</text:span>riables</text:p>
        </text:list-item>
      </text:list>
      <text:list xml:id="list1506543841196998739" text:style-name="WWNum1004">
        <text:list-item>
          <text:p text:style-name="P21">Internal factors. These can be either policy or office motivatedm in general we observe the following:</text:p>
        </text:list-item>
      </text:list>
      <text:list xml:id="list9177624259661911137" text:style-name="WWNum1005">
        <text:list-item>
          <text:list>
            <text:list-item>
              <text:p text:style-name="P22">Popularity level: (+) Higher popularity gives more space for implementing new policies.</text:p>
            </text:list-item>
            <text:list-item>
              <text:p text:style-name="P22">% of population on tobacco industries: (-) More population on that industry means less jobs, so is unpopular.</text:p>
            </text:list-item>
            <text:list-item>
              <text:p text:style-name="P22">Tobacco induestires investment on communities: (-)</text:p>
            </text:list-item>
            <text:list-item>
              <text:p text:style-name="P22">% of deaths related to tobacco consumption: (+) Public health problem.</text:p>
            </text:list-item>
            <text:list-item>
              <text:p text:style-name="P22">Country income: (+) More income means more resources to implement this policies.</text:p>
            </text:list-item>
            <text:list-item>
              <text:p text:style-name="P22">Shift in preferences (party in the office): (-) The new party may have different priorities.</text:p>
            </text:list-item>
            <text:list-item>
              <text:p text:style-name="P22">Investments on programs against tobacco: (+) More influence</text:p>
            </text:list-item>
            <text:list-item>
              <text:p text:style-name="P22">Government spending on anti-tobacco: (+)</text:p>
            </text:list-item>
            <text:list-item>
              <text:p text:style-name="P22">Culture = Individualism, Western countries, etc.: (?)</text:p>
            </text:list-item>
          </text:list>
        </text:list-item>
      </text:list>
      <text:list xml:id="list165859019247729" text:continue-list="list1506543841196998739" text:style-name="WWNum1004">
        <text:list-item>
          <text:p text:style-name="P21">External factors:</text:p>
        </text:list-item>
      </text:list>
      <text:list xml:id="list7705892279793174833" text:style-name="WWNum1006">
        <text:list-item>
          <text:list>
            <text:list-item>
              <text:p text:style-name="P23">Bilateral or multilateral agreements on trading: (-) Protection of foreign industries because of agreements. e.g. not been able to raise tax levels.</text:p>
            </text:list-item>
            <text:list-item>
              <text:p text:style-name="P23">Cigarette smuggling network: (?) There can be contagion effects (see Yurekli et al. (2000), Joossens and Raw (1998), Stoklosa and Ross (Tobacco Control 2013) and Joossens et al (2010) for data on tobacco smuggling)</text:p>
            </text:list-item>
            <text:list-item>
              <text:p text:style-name="P23">Trade networks: (?) Rather than positive or negative, we expect to see contagion effects between countries. Reinforcement of behavior. Commencial treaties may reflect deeper interactions between countries.</text:p>
            </text:list-item>
            <text:list-item>
              <text:p text:style-name="P23"><text:soft-page-break/>Well behave for help: It is not as easy as just following internal needs since eventually that may close more doors when asking for international cooperation such as loans.</text:p>
            </text:list-item>
          </text:list>
        </text:list-item>
      </text:list>
      <text:h text:style-name="Heading_20_1" text:outline-level="1"><text:bookmark text:name="other-papers-to-review"/>Other papers to review</text:h>
      <text:list xml:id="list8170737999664737963" text:style-name="WWNum1007">
        <text:list-item>
          <text:p text:style-name="P24"><text:reference-mark-start text:name="ADDIN CSL_CITATION {&quot;mendeley&quot;: {&quot;previouslyFormattedCitation&quot;: &quot;(Aral, Muchnik and Sundararajan, 2009)&quot;, &quot;plainTextFormattedCitation&quot;: &quot;(Aral, Muchnik and Sundararajan, 2009)&quot;, &quot;formattedCitation&quot;: &quot;(Aral, Muchnik and Sundararajan, 2009)&quot;}, &quot;schema&quot;: &quot;https://github.com/citation-style-language/schema/raw/master/csl-citation.json&quot;, &quot;citationItems&quot;: [{&quot;uris&quot;: [&quot;http://www.mendeley.com/documents/?uuid=31e8514e-de07-48ef-ae83-9603fa8b9ff6&quot;], &quot;itemData&quot;: {&quot;PMID&quot;: &quot;20007780&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title&quot;: &quot;Distinguishing influence-based contagion from homophily-driven diffusion in dynamic networks.&quot;, &quot;volume&quot;: &quot;106&quot;, &quot;issue&quot;: &quot;51&quot;, &quot;type&quot;: &quot;article-journal&quot;, &quot;DOI&quot;: &quot;10.1073/pnas.0908800106&quot;, &quot;issued&quot;: {&quot;date-parts&quot;: [[&quot;2009&quot;]]}, &quot;page&quot;: &quot;21544-21549&quot;, &quot;author&quot;: [{&quot;given&quot;: &quot;Sinan&quot;, &quot;parse-names&quot;: false, &quot;suffix&quot;: &quot;&quot;, &quot;dropping-particle&quot;: &quot;&quot;, &quot;family&quot;: &quot;Aral&quot;, &quot;non-dropping-particle&quot;: &quot;&quot;}, {&quot;given&quot;: &quot;Lev&quot;, &quot;parse-names&quot;: false, &quot;suffix&quot;: &quot;&quot;, &quot;dropping-particle&quot;: &quot;&quot;, &quot;family&quot;: &quot;Muchnik&quot;, &quot;non-dropping-particle&quot;: &quot;&quot;}, {&quot;given&quot;: &quot;Arun&quot;, &quot;parse-names&quot;: false, &quot;suffix&quot;: &quot;&quot;, &quot;dropping-particle&quot;: &quot;&quot;, &quot;family&quot;: &quot;Sundararajan&quot;, &quot;non-dropping-particle&quot;: &quot;&quot;}], &quot;ISSN&quot;: &quot;0027-8424&quot;, &quot;container-title&quot;: &quot;Proceedings of the National Academy of Sciences of the United States of America&quot;, &quot;ISBN&quot;: &quot;00278424&quot;, &quot;id&quot;: &quot;ITEM-1&quot;}, &quot;id&quot;: &quot;ITEM-1&quot;}], &quot;properties&quot;: {&quot;noteIndex&quot;: 0}} RNDbwAdnXUe42"/><text:span text:style-name="T5">(Aral, Muchnik and Sundararajan, 2009)</text:span><text:reference-mark-end text:name="ADDIN CSL_CITATION {&quot;mendeley&quot;: {&quot;previouslyFormattedCitation&quot;: &quot;(Aral, Muchnik and Sundararajan, 2009)&quot;, &quot;plainTextFormattedCitation&quot;: &quot;(Aral, Muchnik and Sundararajan, 2009)&quot;, &quot;formattedCitation&quot;: &quot;(Aral, Muchnik and Sundararajan, 2009)&quot;}, &quot;schema&quot;: &quot;https://github.com/citation-style-language/schema/raw/master/csl-citation.json&quot;, &quot;citationItems&quot;: [{&quot;uris&quot;: [&quot;http://www.mendeley.com/documents/?uuid=31e8514e-de07-48ef-ae83-9603fa8b9ff6&quot;], &quot;itemData&quot;: {&quot;PMID&quot;: &quot;20007780&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title&quot;: &quot;Distinguishing influence-based contagion from homophily-driven diffusion in dynamic networks.&quot;, &quot;volume&quot;: &quot;106&quot;, &quot;issue&quot;: &quot;51&quot;, &quot;type&quot;: &quot;article-journal&quot;, &quot;DOI&quot;: &quot;10.1073/pnas.0908800106&quot;, &quot;issued&quot;: {&quot;date-parts&quot;: [[&quot;2009&quot;]]}, &quot;page&quot;: &quot;21544-21549&quot;, &quot;author&quot;: [{&quot;given&quot;: &quot;Sinan&quot;, &quot;parse-names&quot;: false, &quot;suffix&quot;: &quot;&quot;, &quot;dropping-particle&quot;: &quot;&quot;, &quot;family&quot;: &quot;Aral&quot;, &quot;non-dropping-particle&quot;: &quot;&quot;}, {&quot;given&quot;: &quot;Lev&quot;, &quot;parse-names&quot;: false, &quot;suffix&quot;: &quot;&quot;, &quot;dropping-particle&quot;: &quot;&quot;, &quot;family&quot;: &quot;Muchnik&quot;, &quot;non-dropping-particle&quot;: &quot;&quot;}, {&quot;given&quot;: &quot;Arun&quot;, &quot;parse-names&quot;: false, &quot;suffix&quot;: &quot;&quot;, &quot;dropping-particle&quot;: &quot;&quot;, &quot;family&quot;: &quot;Sundararajan&quot;, &quot;non-dropping-particle&quot;: &quot;&quot;}], &quot;ISSN&quot;: &quot;0027-8424&quot;, &quot;container-title&quot;: &quot;Proceedings of the National Academy of Sciences of the United States of America&quot;, &quot;ISBN&quot;: &quot;00278424&quot;, &quot;id&quot;: &quot;ITEM-1&quot;}, &quot;id&quot;: &quot;ITEM-1&quot;}], &quot;properties&quot;: {&quot;noteIndex&quot;: 0}} RNDbwAdnXUe42"/>⁠ matching</text:p>
        </text:list-item>
        <text:list-item>
          <text:p text:style-name="P24"><text:reference-mark-start text:name="ADDIN CSL_CITATION {&quot;mendeley&quot;: {&quot;previouslyFormattedCitation&quot;: &quot;(Bakshy &lt;i&gt;et al.&lt;/i&gt;, 2012)&quot;, &quot;plainTextFormattedCitation&quot;: &quot;(Bakshy et al., 2012)&quot;, &quot;formattedCitation&quot;: &quot;(Bakshy &lt;i&gt;et al.&lt;/i&gt;, 2012)&quot;}, &quot;schema&quot;: &quot;https://github.com/citation-style-language/schema/raw/master/csl-citation.json&quot;, &quot;citationItems&quot;: [{&quot;uris&quot;: [&quot;http://www.mendeley.com/documents/?uuid=712f4a3f-ce8f-4f1b-b8ae-3e63645fe062&quot;], &quot;itemData&quot;: {&quot;id&quot;: &quot;ITEM-1&quot;, &quot;issued&quot;: {&quot;date-parts&quot;: [[&quot;2012&quot;]]}, &quot;type&quot;: &quot;article-journal&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page&quot;: &quot;519\u2013528&quot;, &quot;title&quot;: &quot;The role of social networks in information diffusion&quot;, &quot;author&quot;: [{&quot;given&quot;: &quot;Eytan&quot;, &quot;parse-names&quot;: false, &quot;suffix&quot;: &quot;&quot;, &quot;dropping-particle&quot;: &quot;&quot;, &quot;family&quot;: &quot;Bakshy&quot;, &quot;non-dropping-particle&quot;: &quot;&quot;}, {&quot;given&quot;: &quot;Itamar&quot;, &quot;parse-names&quot;: false, &quot;suffix&quot;: &quot;&quot;, &quot;dropping-particle&quot;: &quot;&quot;, &quot;family&quot;: &quot;Rosenn&quot;, &quot;non-dropping-particle&quot;: &quot;&quot;}, {&quot;given&quot;: &quot;Cameron&quot;, &quot;parse-names&quot;: false, &quot;suffix&quot;: &quot;&quot;, &quot;dropping-particle&quot;: &quot;&quot;, &quot;family&quot;: &quot;Marlow&quot;, &quot;non-dropping-particle&quot;: &quot;&quot;}, {&quot;given&quot;: &quot;Lada&quot;, &quot;parse-names&quot;: false, &quot;suffix&quot;: &quot;&quot;, &quot;dropping-particle&quot;: &quot;&quot;, &quot;family&quot;: &quot;Adamic&quot;, &quot;non-dropping-particle&quot;: &quot;&quot;}], &quot;ISSN&quot;: &quot;1450312292&quot;, &quot;container-title&quot;: &quot;WWW 2012 - Session: Information Diffusion in Social Networks April 16-20, 2012, Lyon, France&quot;, &quot;ISBN&quot;: &quot;9781450312295&quot;, &quot;DOI&quot;: &quot;10.1145/2187836.2187907&quot;}, &quot;id&quot;: &quot;ITEM-1&quot;}], &quot;properties&quot;: {&quot;noteIndex&quot;: 0}} RNDhjP1LvcLvW"/><text:span text:style-name="T5">(Bakshy </text:span><text:span text:style-name="T8">et al.</text:span><text:span text:style-name="T5">, 2012)</text:span><text:reference-mark-end text:name="ADDIN CSL_CITATION {&quot;mendeley&quot;: {&quot;previouslyFormattedCitation&quot;: &quot;(Bakshy &lt;i&gt;et al.&lt;/i&gt;, 2012)&quot;, &quot;plainTextFormattedCitation&quot;: &quot;(Bakshy et al., 2012)&quot;, &quot;formattedCitation&quot;: &quot;(Bakshy &lt;i&gt;et al.&lt;/i&gt;, 2012)&quot;}, &quot;schema&quot;: &quot;https://github.com/citation-style-language/schema/raw/master/csl-citation.json&quot;, &quot;citationItems&quot;: [{&quot;uris&quot;: [&quot;http://www.mendeley.com/documents/?uuid=712f4a3f-ce8f-4f1b-b8ae-3e63645fe062&quot;], &quot;itemData&quot;: {&quot;id&quot;: &quot;ITEM-1&quot;, &quot;issued&quot;: {&quot;date-parts&quot;: [[&quot;2012&quot;]]}, &quot;type&quot;: &quot;article-journal&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page&quot;: &quot;519\u2013528&quot;, &quot;title&quot;: &quot;The role of social networks in information diffusion&quot;, &quot;author&quot;: [{&quot;given&quot;: &quot;Eytan&quot;, &quot;parse-names&quot;: false, &quot;suffix&quot;: &quot;&quot;, &quot;dropping-particle&quot;: &quot;&quot;, &quot;family&quot;: &quot;Bakshy&quot;, &quot;non-dropping-particle&quot;: &quot;&quot;}, {&quot;given&quot;: &quot;Itamar&quot;, &quot;parse-names&quot;: false, &quot;suffix&quot;: &quot;&quot;, &quot;dropping-particle&quot;: &quot;&quot;, &quot;family&quot;: &quot;Rosenn&quot;, &quot;non-dropping-particle&quot;: &quot;&quot;}, {&quot;given&quot;: &quot;Cameron&quot;, &quot;parse-names&quot;: false, &quot;suffix&quot;: &quot;&quot;, &quot;dropping-particle&quot;: &quot;&quot;, &quot;family&quot;: &quot;Marlow&quot;, &quot;non-dropping-particle&quot;: &quot;&quot;}, {&quot;given&quot;: &quot;Lada&quot;, &quot;parse-names&quot;: false, &quot;suffix&quot;: &quot;&quot;, &quot;dropping-particle&quot;: &quot;&quot;, &quot;family&quot;: &quot;Adamic&quot;, &quot;non-dropping-particle&quot;: &quot;&quot;}], &quot;ISSN&quot;: &quot;1450312292&quot;, &quot;container-title&quot;: &quot;WWW 2012 - Session: Information Diffusion in Social Networks April 16-20, 2012, Lyon, France&quot;, &quot;ISBN&quot;: &quot;9781450312295&quot;, &quot;DOI&quot;: &quot;10.1145/2187836.2187907&quot;}, &quot;id&quot;: &quot;ITEM-1&quot;}], &quot;properties&quot;: {&quot;noteIndex&quot;: 0}} RNDhjP1LvcLvW"/>⁠</text:p>
        </text:list-item>
      </text:list>
      <text:p text:style-name="Compact"/>
      <text:section text:style-name="Sect1" text:name="ADDIN Mendeley Bibliography CSL_BIBLIOGRAPHY  RNDqWNUWN47hn">
        <text:p text:style-name="P6">Aral, S., Muchnik, L. and Sundararajan, A. (2009) ‘Distinguishing influence-based contagion from homophily-driven diffusion in dynamic networks.’, <text:span text:style-name="T2">Proceedings of the National Academy of Sciences of the United States of America</text:span>, 106(51), pp. 21544–21549. doi: 10.1073/pnas.0908800106.</text:p>
        <text:p text:style-name="P6">Bakshy, E., Rosenn, I., Marlow, C. and Adamic, L. (2012) ‘The role of social networks in information diffusion’, <text:span text:style-name="T2">WWW 2012 - Session: Information Diffusion in Social Networks April 16-20, 2012, Lyon, France</text:span>, pp. 519–528. doi: 10.1145/2187836.2187907.</text:p>
        <text:p text:style-name="P6">Downs, A. (1957) <text:span text:style-name="T2">An Economic Theory of Democracy</text:span>. Boston.</text:p>
        <text:p text:style-name="P6">Grieco, J. M., Gelpi, C. F. and Warren, T. C. (2009) ‘When Preferences and Commitments Collide: The Effect of Relative Partisan Shifts on International Treaty Compliance’, <text:span text:style-name="T2">International Organization</text:span>, 63(2), p. 341. doi: 10.1017/S0020818309090110.</text:p>
        <text:p text:style-name="P6">Imbens, G. W. and Wooldridge, J. M. (2009) ‘Recent Developments in the Econometrics of Program Evaluation’, <text:span text:style-name="T2">Journal of Economic Literature</text:span>, 47(1), pp. 5–86. doi: 10.1257/jel.47.1.5.</text:p>
        <text:p text:style-name="P6">Joossens, L., Merriman, D., Ross, H. and Raw, M. (2010) ‘The impact of eliminating the global illicit cigarette trade on health and revenue’, <text:span text:style-name="T2">Addiction</text:span>, 105(9), pp. 1640–1649. doi: 10.1111/j.1360-0443.2010.03018.x.</text:p>
        <text:p text:style-name="P6">Joossens, L. and Raw, M. (1998) ‘Cigarette smuggling in Europe: who really benefits?’, <text:span text:style-name="T2">Tobacco control</text:span>, 7(1), pp. 66–71. doi: 10.1136/tc.7.1.66.</text:p>
        <text:p text:style-name="P6">King, G. and Nielsen, R. (2015) <text:span text:style-name="T2">Why Propensity Scores Should Not Be Used for</text:span>.</text:p>
        <text:p text:style-name="P6"><text:soft-page-break/>LeSage, J. P. (2008) ‘An Introduction to Spatial Econometrics’, <text:span text:style-name="T2">Revue d’économie industrielle</text:span>, 123(123), pp. 19–44. doi: 10.4000/rei.3887.</text:p>
        <text:p text:style-name="P6">Li, Q., Racine, J. S. and Wooldridge, J. M. (2009) ‘Efficient Estimation of Average Treatment Effects with Mixed Categorical and Continuous Data’, <text:span text:style-name="T2">Journal of Business and Economic Statistics</text:span>, 27(2), pp. 206–223. doi: 10.1198/jbes.2009.0015.</text:p>
        <text:p text:style-name="P6">Putnam, R. D. (2016) ‘International Organization Foundation Diplomacy and Domestic Politics : The Logic of Two-Level Games Author ( s ): Robert D . Putnam Published by : The MIT Press Stable URL : http://www.jstor.org/stable/2706785 Accessed : 08-07-2016 21 : 06 UTC Your use o’, 42(3), pp. 427–460.</text:p>
        <text:p text:style-name="P6">Sapienza, P., Zingales, L. and Guiso, L. (2006) ‘Does culture affect economic outcomes?’, 20(2), pp. 23–48. Available at: http://www.nber.org/papers/w11999.</text:p>
        <text:p text:style-name="P6">Sekhon, J. S. (2008) ‘The Neyman-Rubin Model of Causal Inference and Estimation Via Matching Methods’, <text:span text:style-name="T2">The Oxford Handbook of Political Methodology</text:span>. doi: 10.1093/oxfordhb/9780199286546.003.0011.</text:p>
        <text:p text:style-name="P6">Shalizi, C. R. and Thomas, A. C. (2011) ‘Homophily and Contagion Are Generically Confounded in Observational Social Network Studies.’, <text:span text:style-name="T2">Sociological methods &amp; research</text:span>, 40(2), pp. 211–239. doi: 10.1177/0049124111404820.</text:p>
        <text:p text:style-name="P6">Simmons, B. (2000) ‘International Law and State Behavior: Commitment and Compliance in International Monetary Affairs Author ( s ): Beth A . Simmons Source : The American Political Science Review , Vol . 94 , No . 4 ( Dec ., 2000 ), pp . 819-835 Published by : American Polit’, <text:span text:style-name="T2">American Political Science Review</text:span>, 94(4), pp. 819–835.</text:p>
        <text:p text:style-name="P6">Snijders, T. A. B., van de Bunt, G. G. and Steglich, C. E. G. (2010) ‘Introduction to stochastic actor-based models for network dynamics’, <text:span text:style-name="T2">Social Networks</text:span>, 32(1), pp. 44–60. doi: 10.1016/j.socnet.2009.02.004.</text:p>
        <text:p text:style-name="P6">Stoklosa, M. and Ross, H. (2014) ‘Contrasting academic and tobacco industry estimates of illicit cigarette trade: evidence from Warsaw, Poland.’, <text:span text:style-name="T2">Tobacco control</text:span>, 23(e1), pp. e30-4. doi: 10.1136/tobaccocontrol-2013-051099.</text:p>
        <text:p text:style-name="P6"><text:soft-page-break/>Yurekli, A. A. and Zhang, P. (2000) ‘The impact of clean indoor-air laws and cigarette smuggling on demand for cigarettes: An empirical model’, <text:span text:style-name="T2">Health Economics</text:span>, 9(2), pp. 159–170. doi: 10.1002/(SICI)1099-1050(200003)9:2&lt;159::AID-HEC499&gt;3.0.CO;2-T.</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margin-top="0in" fo:margin-bottom="0.139in" style: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paragraph-properties fo:margin-top="0.3335in" fo:margin-bottom="0.1665in"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style:contextual-spacing="false" fo:text-indent="0in" style:auto-text-indent="false"/>
      <style:text-properties style:font-name="Calibri" fo:font-family="Calibri" style:font-family-generic="roman" style:font-pitch="variable" fo:font-size="10pt"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style:font-name="Calibri" fo:font-family="Calibri" style:font-family-generic="roman" style:font-pitch="variable" fo:font-weight="normal"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1-21T16:58:57.371578329</dc:date>
    <meta:generator>LibreOffice/4.2.8.2$Linux_X86_64 LibreOffice_project/420m0$Build-2</meta:generator>
    <meta:editing-duration>PT4H34M45S</meta:editing-duration>
    <dc:creator>George Gerald Vega Yon</dc:creator>
    <meta:editing-cycles>9</meta:editing-cycles>
    <meta:document-statistic meta:table-count="0" meta:image-count="1" meta:object-count="4" meta:page-count="10" meta:paragraph-count="86" meta:word-count="2313" meta:character-count="15098" meta:non-whitespace-character-count="129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ec40eb84-5259-32a8-a034-8b5dc83652e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X</mi>
    <annotation encoding="StarMath 5.0">X</annotation>
  </semantics>
</math>
</file>

<file path=Object 3/content.xml><?xml version="1.0" encoding="utf-8"?>
<math xmlns="http://www.w3.org/1998/Math/MathML" display="block">
  <semantics>
    <msub>
      <mi>W</mi>
      <mn>1</mn>
    </msub>
    <annotation encoding="StarMath 5.0">{W} rsub {1}</annotation>
  </semantics>
</math>
</file>

<file path=Object 6/content.xml><?xml version="1.0" encoding="utf-8"?>
<math xmlns="http://www.w3.org/1998/Math/MathML" display="block">
  <semantics>
    <msub>
      <mi>W</mi>
      <mn>2</mn>
    </msub>
    <annotation encoding="StarMath 5.0">{W} rsub {2}</annotation>
  </semantics>
</math>
</file>

<file path=Object 8/content.xml><?xml version="1.0" encoding="utf-8"?>
<math xmlns="http://www.w3.org/1998/Math/MathML" display="block">
  <semantics>
    <msub>
      <mi>W</mi>
      <mn>3</mn>
    </msub>
    <annotation encoding="StarMath 5.0">{W} rsub {3}</annotation>
  </semantics>
</math>
</file>